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52000001DEE3D91236.png"/>
  <manifest:file-entry manifest:media-type="image/png" manifest:full-path="Pictures/1000000000000252000001DEB7C3AF3A.png"/>
  <manifest:file-entry manifest:media-type="image/png" manifest:full-path="Pictures/100000000000025600000082AF3D3DFC.png"/>
  <manifest:file-entry manifest:media-type="image/png" manifest:full-path="Pictures/1000000000000252000001DEBAFD35AB.png"/>
  <manifest:file-entry manifest:media-type="image/png" manifest:full-path="Pictures/10000000000001EC00000083EC54259B.png"/>
  <manifest:file-entry manifest:media-type="image/png" manifest:full-path="Pictures/100000000000001B0000001AF04C4F65.png"/>
  <manifest:file-entry manifest:media-type="image/png" manifest:full-path="Pictures/100000000000001E0000001879479F74.png"/>
  <manifest:file-entry manifest:media-type="image/png" manifest:full-path="Pictures/10000000000002B600000068A0CFAF1C.png"/>
  <manifest:file-entry manifest:media-type="image/png" manifest:full-path="Pictures/100000000000005C00000043AC9B4969.png"/>
  <manifest:file-entry manifest:media-type="image/png" manifest:full-path="Pictures/10000201000001D900000143B77CEA41.png"/>
  <manifest:file-entry manifest:media-type="image/png" manifest:full-path="Pictures/10000201000000500000004A5CA4FE42.png"/>
  <manifest:file-entry manifest:media-type="image/png" manifest:full-path="Pictures/1000000000000238000000C5B937AC0B.png"/>
  <manifest:file-entry manifest:media-type="image/png" manifest:full-path="Pictures/10000000000000180000001A9B86BBFF.png"/>
  <manifest:file-entry manifest:media-type="image/png" manifest:full-path="Pictures/10000201000000F30000006D0DAAC90A.png"/>
  <manifest:file-entry manifest:media-type="image/png" manifest:full-path="Pictures/10000000000002BD00000198E12128DA.png"/>
  <manifest:file-entry manifest:media-type="image/png" manifest:full-path="Pictures/1000000000000252000001DE2787AD3C.png"/>
  <manifest:file-entry manifest:media-type="image/png" manifest:full-path="Pictures/10000000000003A6000002CFF437D62A.png"/>
  <manifest:file-entry manifest:media-type="image/png" manifest:full-path="Pictures/10000201000001790000006E61C67F33.png"/>
  <manifest:file-entry manifest:media-type="image/png" manifest:full-path="Pictures/10000000000001080000005F68A7535D.png"/>
  <manifest:file-entry manifest:media-type="image/png" manifest:full-path="Pictures/100000000000001E00000018AB5E2C0C.png"/>
  <manifest:file-entry manifest:media-type="image/png" manifest:full-path="Pictures/1000000000000049000000184807D251.png"/>
  <manifest:file-entry manifest:media-type="image/png" manifest:full-path="Pictures/100000000000001E0000001863F41D8D.png"/>
  <manifest:file-entry manifest:media-type="image/png" manifest:full-path="Pictures/10000201000000A40000014192F44D7A.png"/>
  <manifest:file-entry manifest:media-type="image/png" manifest:full-path="Pictures/100000000000021E000000F038FC465B.png"/>
  <manifest:file-entry manifest:media-type="image/jpeg" manifest:full-path="Pictures/10000000000000340000007A815E9255.jpg"/>
  <manifest:file-entry manifest:media-type="image/png" manifest:full-path="Pictures/10000000000002BD000000DA713E298A.png"/>
  <manifest:file-entry manifest:media-type="image/png" manifest:full-path="Pictures/10000000000002440000018A654BCACF.png"/>
  <manifest:file-entry manifest:media-type="image/png" manifest:full-path="Pictures/10000000000002B400000178F65736B4.png"/>
  <manifest:file-entry manifest:media-type="image/png" manifest:full-path="Pictures/100000000000001E000000183BF23057.png"/>
  <manifest:file-entry manifest:media-type="image/png" manifest:full-path="Pictures/100000000000001E00000018E9E0B9EB.png"/>
  <manifest:file-entry manifest:media-type="image/png" manifest:full-path="Pictures/100002010000013F0000005B66F78D07.png"/>
  <manifest:file-entry manifest:media-type="image/png" manifest:full-path="Pictures/10000000000002060000007D31C6CDB1.png"/>
  <manifest:file-entry manifest:media-type="image/png" manifest:full-path="Pictures/10000201000001BD00000058EC0AB64A.png"/>
  <manifest:file-entry manifest:media-type="image/png" manifest:full-path="Pictures/100000000000004F00000014166FF235.png"/>
  <manifest:file-entry manifest:media-type="image/png" manifest:full-path="Pictures/10000000000001D20000007315BA80A8.png"/>
  <manifest:file-entry manifest:media-type="image/png" manifest:full-path="Pictures/10000000000001B3000000CB36C045EB.png"/>
  <manifest:file-entry manifest:media-type="image/png" manifest:full-path="Pictures/10000201000000C70000012F06AC9B1D.png"/>
  <manifest:file-entry manifest:media-type="image/png" manifest:full-path="Pictures/100002010000031100000209C5E0A268.png"/>
  <manifest:file-entry manifest:media-type="image/png" manifest:full-path="Pictures/100000000000014B000001858B35DE18.png"/>
  <manifest:file-entry manifest:media-type="image/png" manifest:full-path="Pictures/10000000000001680000011A2B307730.png"/>
  <manifest:file-entry manifest:media-type="image/png" manifest:full-path="Pictures/100000000000001E00000018A47405AB.png"/>
  <manifest:file-entry manifest:media-type="image/png" manifest:full-path="Pictures/10000000000002DE000001A381132538.png"/>
  <manifest:file-entry manifest:media-type="image/png" manifest:full-path="Pictures/10000000000000F30000012542BBBA14.png"/>
  <manifest:file-entry manifest:media-type="image/png" manifest:full-path="Pictures/10000201000000DD000000EBB5008064.png"/>
  <manifest:file-entry manifest:media-type="image/png" manifest:full-path="Pictures/10000201000000B800000027D6E95E45.png"/>
  <manifest:file-entry manifest:media-type="image/png" manifest:full-path="Pictures/100000000000029D00000091F977F489.png"/>
  <manifest:file-entry manifest:media-type="image/png" manifest:full-path="Pictures/10000000000002840000011A19B86461.png"/>
  <manifest:file-entry manifest:media-type="image/png" manifest:full-path="Pictures/1000020100000184000001045AEFA345.png"/>
  <manifest:file-entry manifest:media-type="image/png" manifest:full-path="Pictures/100000000000023B000000A92281264E.png"/>
  <manifest:file-entry manifest:media-type="image/png" manifest:full-path="Pictures/100000000000005C000000436AA08389.png"/>
  <manifest:file-entry manifest:media-type="image/png" manifest:full-path="Pictures/100002010000010800000040FBF937EE.png"/>
  <manifest:file-entry manifest:media-type="image/png" manifest:full-path="Pictures/10000000000002CF0000017A1D44C6AD.png"/>
  <manifest:file-entry manifest:media-type="image/png" manifest:full-path="Pictures/10000000000002EA000001E872726D8A.png"/>
  <manifest:file-entry manifest:media-type="image/png" manifest:full-path="Pictures/1000020100000296000001BB297A4573.png"/>
  <manifest:file-entry manifest:media-type="image/png" manifest:full-path="Pictures/100000000000001E000000189A141281.png"/>
  <manifest:file-entry manifest:media-type="image/png" manifest:full-path="Pictures/1000020100000161000000C97B812797.png"/>
  <manifest:file-entry manifest:media-type="image/png" manifest:full-path="Pictures/10000201000001C9000000DE43070619.png"/>
  <manifest:file-entry manifest:media-type="image/png" manifest:full-path="Pictures/10000000000002120000010EB0574D87.png"/>
  <manifest:file-entry manifest:media-type="image/png" manifest:full-path="Pictures/100002010000021700000056405FEE75.png"/>
  <manifest:file-entry manifest:media-type="image/png" manifest:full-path="Pictures/100000000000024F0000011497558289.png"/>
  <manifest:file-entry manifest:media-type="image/png" manifest:full-path="Pictures/100000000000011D00000064980580D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49" style:family="table">
      <style:table-properties style:width="6.6931in" fo:margin-left="0in" fo:margin-right="0in" fo:margin-top="0.0826in" fo:margin-bottom="0.2007in" table:align="margins" style:may-break-between-rows="false"/>
    </style:style>
    <style:style style:name="Table49.A" style:family="table-column">
      <style:table-column-properties style:column-width="1.0889in" style:rel-column-width="10662*"/>
    </style:style>
    <style:style style:name="Table49.B" style:family="table-column">
      <style:table-column-properties style:column-width="5.6042in" style:rel-column-width="54873*"/>
    </style:style>
    <style:style style:name="Table4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0" style:family="table">
      <style:table-properties style:width="6.6931in" fo:margin-left="0in" fo:margin-right="0in" fo:margin-top="0.0833in" fo:margin-bottom="0.0833in" table:align="margins" style:may-break-between-rows="false"/>
    </style:style>
    <style:style style:name="Table50.A" style:family="table-column">
      <style:table-column-properties style:column-width="1.0889in" style:rel-column-width="10662*"/>
    </style:style>
    <style:style style:name="Table50.B" style:family="table-column">
      <style:table-column-properties style:column-width="5.6042in" style:rel-column-width="54873*"/>
    </style:style>
    <style:style style:name="Table5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1" style:family="table">
      <style:table-properties style:width="6.6931in" fo:margin-left="0in" fo:margin-right="0in" fo:margin-top="0.0826in" fo:margin-bottom="0.1611in" table:align="margins" style:may-break-between-rows="false"/>
    </style:style>
    <style:style style:name="Table51.A" style:family="table-column">
      <style:table-column-properties style:column-width="1.0889in" style:rel-column-width="10662*"/>
    </style:style>
    <style:style style:name="Table51.B" style:family="table-column">
      <style:table-column-properties style:column-width="5.6042in" style:rel-column-width="54873*"/>
    </style:style>
    <style:style style:name="Table5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2" style:family="table">
      <style:table-properties style:width="6.6931in" fo:margin-left="0in" fo:margin-right="0in" fo:margin-top="0.0431in" fo:margin-bottom="0.1965in" table:align="margins" style:may-break-between-rows="false"/>
    </style:style>
    <style:style style:name="Table52.A" style:family="table-column">
      <style:table-column-properties style:column-width="1.0889in" style:rel-column-width="10662*"/>
    </style:style>
    <style:style style:name="Table52.B" style:family="table-column">
      <style:table-column-properties style:column-width="5.6042in" style:rel-column-width="54873*"/>
    </style:style>
    <style:style style:name="Table5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5" style:family="table">
      <style:table-properties style:width="6.6931in" fo:margin-left="0in" fo:margin-right="0in" fo:margin-top="0.0431in" fo:margin-bottom="0.1965in" table:align="margins" style:may-break-between-rows="false"/>
    </style:style>
    <style:style style:name="Table45.A" style:family="table-column">
      <style:table-column-properties style:column-width="1.0889in" style:rel-column-width="10662*"/>
    </style:style>
    <style:style style:name="Table45.B" style:family="table-column">
      <style:table-column-properties style:column-width="5.6042in" style:rel-column-width="54873*"/>
    </style:style>
    <style:style style:name="Table4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3" style:family="table">
      <style:table-properties style:width="6.6931in" fo:margin-left="0in" fo:margin-right="0in" fo:margin-top="0.0833in" fo:margin-bottom="0.1667in" table:align="margins" style:may-break-between-rows="false"/>
    </style:style>
    <style:style style:name="Table53.A" style:family="table-column">
      <style:table-column-properties style:column-width="1.1014in" style:rel-column-width="10787*"/>
    </style:style>
    <style:style style:name="Table53.B" style:family="table-column">
      <style:table-column-properties style:column-width="5.5917in" style:rel-column-width="54748*"/>
    </style:style>
    <style:style style:name="Table5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5" style:family="table">
      <style:table-properties style:width="6.6931in" fo:margin-left="0in" fo:margin-right="0in" fo:margin-top="0.0833in" fo:margin-bottom="0.0833in" table:align="margins" style:may-break-between-rows="false"/>
    </style:style>
    <style:style style:name="Table55.A" style:family="table-column">
      <style:table-column-properties style:column-width="1.0889in" style:rel-column-width="10662*"/>
    </style:style>
    <style:style style:name="Table55.B" style:family="table-column">
      <style:table-column-properties style:column-width="5.6042in" style:rel-column-width="54873*"/>
    </style:style>
    <style:style style:name="Table5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6" style:family="table">
      <style:table-properties style:width="6.6931in" fo:margin-left="0in" fo:margin-right="0in" fo:margin-top="0.0826in" fo:margin-bottom="0.1611in" table:align="margins" style:may-break-between-rows="false"/>
    </style:style>
    <style:style style:name="Table56.A" style:family="table-column">
      <style:table-column-properties style:column-width="1.0889in" style:rel-column-width="10662*"/>
    </style:style>
    <style:style style:name="Table56.B" style:family="table-column">
      <style:table-column-properties style:column-width="5.6042in" style:rel-column-width="54873*"/>
    </style:style>
    <style:style style:name="Table5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7" style:family="table">
      <style:table-properties style:width="6.6931in" fo:margin-left="0in" fo:margin-right="0in" fo:margin-top="0.0826in" fo:margin-bottom="0.1222in" table:align="margins" style:may-break-between-rows="false"/>
    </style:style>
    <style:style style:name="Table57.A" style:family="table-column">
      <style:table-column-properties style:column-width="1.0889in" style:rel-column-width="10662*"/>
    </style:style>
    <style:style style:name="Table57.B" style:family="table-column">
      <style:table-column-properties style:column-width="5.6042in" style:rel-column-width="54873*"/>
    </style:style>
    <style:style style:name="Table5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8" style:family="table">
      <style:table-properties style:width="6.6931in" fo:margin-left="0in" fo:margin-right="0in" fo:margin-top="0.0431in" fo:margin-bottom="0.1611in" table:align="margins" style:may-break-between-rows="false"/>
    </style:style>
    <style:style style:name="Table58.A" style:family="table-column">
      <style:table-column-properties style:column-width="1.0889in" style:rel-column-width="10662*"/>
    </style:style>
    <style:style style:name="Table58.B" style:family="table-column">
      <style:table-column-properties style:column-width="5.6042in" style:rel-column-width="54873*"/>
    </style:style>
    <style:style style:name="Table5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9" style:family="table">
      <style:table-properties style:width="6.6931in" fo:margin-left="0in" fo:margin-right="0in" fo:margin-top="0.0833in" fo:margin-bottom="0.1667in" table:align="margins" style:may-break-between-rows="false"/>
    </style:style>
    <style:style style:name="Table59.A" style:family="table-column">
      <style:table-column-properties style:column-width="1.1014in" style:rel-column-width="10787*"/>
    </style:style>
    <style:style style:name="Table59.B" style:family="table-column">
      <style:table-column-properties style:column-width="5.5917in" style:rel-column-width="54748*"/>
    </style:style>
    <style:style style:name="Table5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0" style:family="table">
      <style:table-properties style:width="6.6931in" fo:margin-left="0in" fo:margin-right="0in" fo:margin-top="0.0833in" fo:margin-bottom="0.0833in" table:align="margins" style:may-break-between-rows="false"/>
    </style:style>
    <style:style style:name="Table60.A" style:family="table-column">
      <style:table-column-properties style:column-width="1.0889in" style:rel-column-width="10662*"/>
    </style:style>
    <style:style style:name="Table60.B" style:family="table-column">
      <style:table-column-properties style:column-width="5.6042in" style:rel-column-width="54873*"/>
    </style:style>
    <style:style style:name="Table6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2" style:family="table">
      <style:table-properties style:width="6.6931in" fo:margin-left="0in" fo:margin-right="0in" fo:margin-top="0.0833in" fo:margin-bottom="0.0833in" table:align="margins" style:may-break-between-rows="false"/>
    </style:style>
    <style:style style:name="Table62.A" style:family="table-column">
      <style:table-column-properties style:column-width="1.0889in" style:rel-column-width="10662*"/>
    </style:style>
    <style:style style:name="Table62.B" style:family="table-column">
      <style:table-column-properties style:column-width="5.6042in" style:rel-column-width="54873*"/>
    </style:style>
    <style:style style:name="Table6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 style:family="table">
      <style:table-properties style:width="6.6931in" fo:margin-left="0in" fo:margin-right="0in" fo:margin-top="0.0833in" fo:margin-bottom="0.0833in" table:align="margins" style:may-break-between-rows="false"/>
    </style:style>
    <style:style style:name="Table1.A" style:family="table-column">
      <style:table-column-properties style:column-width="1.0889in" style:rel-column-width="10662*"/>
    </style:style>
    <style:style style:name="Table1.B" style:family="table-column">
      <style:table-column-properties style:column-width="5.6042in" style:rel-column-width="54873*"/>
    </style:style>
    <style:style style:name="Table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3" style:family="table">
      <style:table-properties style:width="6.6931in" fo:margin-left="0in" fo:margin-right="0in" fo:margin-top="0.0833in" fo:margin-bottom="0.1667in" table:align="margins" style:may-break-between-rows="false"/>
    </style:style>
    <style:style style:name="Table63.A" style:family="table-column">
      <style:table-column-properties style:column-width="1.0889in" style:rel-column-width="10662*"/>
    </style:style>
    <style:style style:name="Table63.B" style:family="table-column">
      <style:table-column-properties style:column-width="5.6042in" style:rel-column-width="54873*"/>
    </style:style>
    <style:style style:name="Table6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4" style:family="table">
      <style:table-properties style:width="6.6931in" fo:margin-left="0in" fo:margin-right="0in" fo:margin-top="0.0826in" fo:margin-bottom="0.1611in" table:align="margins" style:may-break-between-rows="false"/>
    </style:style>
    <style:style style:name="Table64.A" style:family="table-column">
      <style:table-column-properties style:column-width="1.0889in" style:rel-column-width="10662*"/>
    </style:style>
    <style:style style:name="Table64.B" style:family="table-column">
      <style:table-column-properties style:column-width="5.6042in" style:rel-column-width="54873*"/>
    </style:style>
    <style:style style:name="Table6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5" style:family="table">
      <style:table-properties style:width="6.6931in" fo:margin-left="0in" fo:margin-right="0in" fo:margin-top="0.0826in" fo:margin-bottom="0.1611in" table:align="margins" style:may-break-between-rows="false"/>
    </style:style>
    <style:style style:name="Table65.A" style:family="table-column">
      <style:table-column-properties style:column-width="1.0889in" style:rel-column-width="10662*"/>
    </style:style>
    <style:style style:name="Table65.B" style:family="table-column">
      <style:table-column-properties style:column-width="5.6042in" style:rel-column-width="54873*"/>
    </style:style>
    <style:style style:name="Table6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6" style:family="table">
      <style:table-properties style:width="6.6931in" fo:margin-left="0in" fo:margin-right="0in" fo:margin-top="0.0826in" fo:margin-bottom="0.1611in" table:align="margins" style:may-break-between-rows="false"/>
    </style:style>
    <style:style style:name="Table66.A" style:family="table-column">
      <style:table-column-properties style:column-width="1.0889in" style:rel-column-width="10662*"/>
    </style:style>
    <style:style style:name="Table66.B" style:family="table-column">
      <style:table-column-properties style:column-width="5.6042in" style:rel-column-width="54873*"/>
    </style:style>
    <style:style style:name="Table6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7" style:family="table">
      <style:table-properties style:width="6.6931in" fo:margin-left="0in" fo:margin-right="0in" fo:margin-top="0.0826in" fo:margin-bottom="0.1611in" table:align="margins" style:may-break-between-rows="false"/>
    </style:style>
    <style:style style:name="Table67.A" style:family="table-column">
      <style:table-column-properties style:column-width="1.0889in" style:rel-column-width="10662*"/>
    </style:style>
    <style:style style:name="Table67.B" style:family="table-column">
      <style:table-column-properties style:column-width="5.6042in" style:rel-column-width="54873*"/>
    </style:style>
    <style:style style:name="Table6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8" style:family="table">
      <style:table-properties style:width="6.6931in" fo:margin-left="0in" fo:margin-right="0in" fo:margin-top="0in" fo:margin-bottom="0.1576in" table:align="margins"/>
    </style:style>
    <style:style style:name="Table68.A" style:family="table-column">
      <style:table-column-properties style:column-width="1.9882in" style:rel-column-width="19467*"/>
    </style:style>
    <style:style style:name="Table68.B" style:family="table-column">
      <style:table-column-properties style:column-width="1.4236in" style:rel-column-width="13939*"/>
    </style:style>
    <style:style style:name="Table68.C" style:family="table-column">
      <style:table-column-properties style:column-width="1.8708in" style:rel-column-width="18318*"/>
    </style:style>
    <style:style style:name="Table68.D" style:family="table-column">
      <style:table-column-properties style:column-width="1.4104in" style:rel-column-width="13811*"/>
    </style:style>
    <style:style style:name="Table68.1" style:family="table-row">
      <style:table-row-properties style:min-row-height="0.8333in"/>
    </style:style>
    <style:style style:name="Table68.A1" style:family="table-cell">
      <style:table-cell-properties style:vertical-align="middle" fo:padding="0.0382in" fo:border-left="0.0007in solid #c0c0c0" fo:border-right="none" fo:border-top="0.0007in solid #c0c0c0" fo:border-bottom="0.0007in solid #c0c0c0"/>
    </style:style>
    <style:style style:name="Table68.B1" style:family="table-cell">
      <style:table-cell-properties fo:padding="0.0382in" fo:border-left="0.0007in solid #c0c0c0" fo:border-right="none" fo:border-top="0.0007in solid #c0c0c0" fo:border-bottom="0.0007in solid #c0c0c0"/>
    </style:style>
    <style:style style:name="Table68.D1" style:family="table-cell">
      <style:table-cell-properties fo:padding="0.0382in" fo:border="0.0007in solid #c0c0c0"/>
    </style:style>
    <style:style style:name="Table69" style:family="table">
      <style:table-properties style:width="6.6931in" fo:margin-left="0in" fo:margin-right="0in" fo:margin-top="0.0833in" fo:margin-bottom="0.0833in" table:align="margins" style:may-break-between-rows="false"/>
    </style:style>
    <style:style style:name="Table69.A" style:family="table-column">
      <style:table-column-properties style:column-width="1.0889in" style:rel-column-width="10662*"/>
    </style:style>
    <style:style style:name="Table69.B" style:family="table-column">
      <style:table-column-properties style:column-width="5.6042in" style:rel-column-width="54873*"/>
    </style:style>
    <style:style style:name="Table6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38" style:family="table">
      <style:table-properties style:width="6.6931in" fo:margin-left="0in" fo:margin-right="0in" fo:margin-top="0.0833in" fo:margin-bottom="0.0833in" table:align="margins" style:may-break-between-rows="false"/>
    </style:style>
    <style:style style:name="Table238.A" style:family="table-column">
      <style:table-column-properties style:column-width="1.0889in" style:rel-column-width="10662*"/>
    </style:style>
    <style:style style:name="Table238.B" style:family="table-column">
      <style:table-column-properties style:column-width="5.6042in" style:rel-column-width="54873*"/>
    </style:style>
    <style:style style:name="Table23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39" style:family="table">
      <style:table-properties style:width="6.6931in" fo:margin-left="0in" fo:margin-right="0in" fo:margin-top="0.0826in" fo:margin-bottom="0.1417in" table:align="margins" style:may-break-between-rows="false"/>
    </style:style>
    <style:style style:name="Table239.A" style:family="table-column">
      <style:table-column-properties style:column-width="1.0889in" style:rel-column-width="10662*"/>
    </style:style>
    <style:style style:name="Table239.B" style:family="table-column">
      <style:table-column-properties style:column-width="5.6042in" style:rel-column-width="54873*"/>
    </style:style>
    <style:style style:name="Table23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0" style:family="table">
      <style:table-properties style:width="6.6931in" fo:margin-left="0in" fo:margin-right="0in" fo:margin-top="0.0826in" fo:margin-bottom="0.1611in" table:align="margins" style:may-break-between-rows="false"/>
    </style:style>
    <style:style style:name="Table240.A" style:family="table-column">
      <style:table-column-properties style:column-width="1.0889in" style:rel-column-width="10662*"/>
    </style:style>
    <style:style style:name="Table240.B" style:family="table-column">
      <style:table-column-properties style:column-width="5.6042in" style:rel-column-width="54873*"/>
    </style:style>
    <style:style style:name="Table24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extBody">
      <style:text-properties fo:language="en" fo:country="US"/>
    </style:style>
    <style:style style:name="P5" style:family="paragraph" style:parent-style-name="OOoTextBody">
      <style:paragraph-properties fo:orphans="0" fo:widows="0"/>
    </style:style>
    <style:style style:name="P6" style:family="paragraph" style:parent-style-name="OOoTextBody">
      <style:paragraph-properties>
        <style:tab-stops>
          <style:tab-stop style:position="4.3335in"/>
        </style:tab-stops>
      </style:paragraph-properties>
    </style:style>
    <style:style style:name="P7" style:family="paragraph" style:parent-style-name="OOoTextBody">
      <style:paragraph-properties fo:text-align="start" style:justify-single-word="false"/>
    </style:style>
    <style:style style:name="P8" style:family="paragraph" style:parent-style-name="OOoTextBody">
      <style:paragraph-properties fo:text-align="center" style:justify-single-word="false" fo:keep-together="always"/>
    </style:style>
    <style:style style:name="P9" style:family="paragraph" style:parent-style-name="OOoTextBody" style:master-page-name="">
      <style:paragraph-properties style:page-number="auto"/>
    </style:style>
    <style:style style:name="P10" style:family="paragraph" style:parent-style-name="OOoTextBody" style:master-page-name="">
      <style:paragraph-properties fo:keep-together="always" style:page-number="auto"/>
    </style:style>
    <style:style style:name="P11" style:family="paragraph" style:parent-style-name="OOoTextBody" style:master-page-name="">
      <style:paragraph-properties fo:keep-together="always" fo:orphans="0" fo:widows="0" style:page-number="auto"/>
    </style:style>
    <style:style style:name="P12" style:family="paragraph" style:parent-style-name="OOoTextBody_5f_ListIntro" style:master-page-name="">
      <style:paragraph-properties fo:orphans="2" fo:widows="2" style:page-number="auto" fo:keep-with-next="auto"/>
    </style:style>
    <style:style style:name="P13" style:family="paragraph" style:parent-style-name="OOoTextBody_5f_ListIntro" style:master-page-name="">
      <style:paragraph-properties fo:keep-together="always" fo:orphans="0" fo:widows="0" style:page-number="auto" fo:keep-with-next="auto"/>
    </style:style>
    <style:style style:name="P14" style:family="paragraph" style:parent-style-name="OOoTextBody" style:master-page-name="">
      <style:paragraph-properties style:page-number="auto" fo:keep-with-next="auto"/>
    </style:style>
    <style:style style:name="P15" style:family="paragraph" style:parent-style-name="OOoTextBody" style:master-page-name="">
      <style:paragraph-properties style:page-number="auto" fo:keep-with-next="always"/>
    </style:style>
    <style:style style:name="P16" style:family="paragraph" style:parent-style-name="OOoTextBody" style:master-page-name="">
      <style:paragraph-properties style:page-number="auto" fo:keep-with-next="always">
        <style:tab-stops/>
      </style:paragraph-properties>
    </style:style>
    <style:style style:name="P17" style:family="paragraph" style:parent-style-name="OOoDefinitionTerm" style:master-page-name="">
      <style:paragraph-properties style:page-number="auto"/>
    </style:style>
    <style:style style:name="P18" style:family="paragraph" style:parent-style-name="OOoTextBody">
      <style:paragraph-properties loext:contextual-spacing="false" fo:margin-top="0in" fo:margin-bottom="0.1in">
        <style:tab-stops/>
      </style:paragraph-properties>
    </style:style>
    <style:style style:name="P19" style:family="paragraph" style:parent-style-name="OOoFigure">
      <style:paragraph-properties fo:text-align="center" style:justify-single-word="false"/>
    </style:style>
    <style:style style:name="P20" style:family="paragraph" style:parent-style-name="Standard">
      <style:paragraph-properties fo:text-align="center" style:justify-single-word="false"/>
    </style:style>
    <style:style style:name="P21" style:family="paragraph" style:parent-style-name="Figure">
      <style:paragraph-properties fo:text-align="center" style:justify-single-word="false"/>
    </style:style>
    <style:style style:name="P22" style:family="paragraph" style:parent-style-name="Figure">
      <style:paragraph-properties loext:contextual-spacing="false" fo:margin-top="0in" fo:margin-bottom="0.0398in" fo:text-align="start" style:justify-single-word="false"/>
    </style:style>
    <style:style style:name="P23" style:family="paragraph" style:parent-style-name="OOoDefinition">
      <style:paragraph-properties loext:contextual-spacing="false" fo:margin-top="0in" fo:margin-bottom="0in"/>
    </style:style>
    <style:style style:name="P24" style:family="paragraph" style:parent-style-name="OOoDefinition" style:master-page-name="">
      <style:paragraph-properties loext:contextual-spacing="false" fo:margin-top="0in" fo:margin-bottom="0in" style:page-number="auto"/>
    </style:style>
    <style:style style:name="P25" style:family="paragraph" style:parent-style-name="Table_20_Contents">
      <style:text-properties fo:font-size="14pt"/>
    </style:style>
    <style:style style:name="P26" style:family="paragraph" style:parent-style-name="OOoFigure">
      <style:paragraph-properties loext:contextual-spacing="false" fo:margin-top="0.0827in" fo:margin-bottom="0.2008in"/>
    </style:style>
    <style:style style:name="P27" style:family="paragraph" style:parent-style-name="OOoFigure" style:master-page-name="">
      <style:paragraph-properties loext:contextual-spacing="false" fo:margin-top="0.0827in" fo:margin-bottom="0.0827in" fo:text-align="center" style:justify-single-word="false" style:page-number="auto"/>
    </style:style>
    <style:style style:name="P28" style:family="paragraph" style:parent-style-name="OOoFigure">
      <style:paragraph-properties loext:contextual-spacing="false" fo:margin-top="0.0827in" fo:margin-bottom="0.0827in" fo:text-align="center" style:justify-single-word="false"/>
    </style:style>
    <style:style style:name="P29" style:family="paragraph" style:parent-style-name="OOoFigure">
      <style:paragraph-properties loext:contextual-spacing="false" fo:margin-top="0in" fo:margin-bottom="0.0827in"/>
    </style:style>
    <style:style style:name="P30" style:family="paragraph" style:parent-style-name="OOoFigure">
      <style:paragraph-properties loext:contextual-spacing="false" fo:margin-top="0.0429in" fo:margin-bottom="0.0429in"/>
    </style:style>
    <style:style style:name="P31" style:family="paragraph" style:parent-style-name="OOoDefinitionTerm" style:master-page-name="">
      <style:paragraph-properties loext:contextual-spacing="false" fo:margin-top="0.0827in" fo:margin-bottom="0.0398in" style:page-number="auto"/>
    </style:style>
    <style:style style:name="P32" style:family="paragraph" style:parent-style-name="OOoDefinitionTerm">
      <style:paragraph-properties loext:contextual-spacing="false" fo:margin-top="0.0827in" fo:margin-bottom="0.0398in"/>
    </style:style>
    <style:style style:name="P33" style:family="paragraph" style:parent-style-name="OOoFigureCaption">
      <style:paragraph-properties fo:text-align="center" style:justify-single-word="false"/>
    </style:style>
    <style:style style:name="P34" style:family="paragraph" style:parent-style-name="OOoTableText">
      <style:paragraph-properties fo:margin-left="0.0827in" fo:margin-right="0in" fo:text-indent="0in" style:auto-text-indent="false"/>
    </style:style>
    <style:style style:name="P35" style:family="paragraph" style:parent-style-name="OOoTextBody">
      <style:paragraph-properties loext:contextual-spacing="false" fo:margin-top="0in" fo:margin-bottom="0.0429in"/>
    </style:style>
    <style:style style:name="P36" style:family="paragraph" style:parent-style-name="OOoTextBody">
      <style:paragraph-properties loext:contextual-spacing="false" fo:margin-top="0.0783in" fo:margin-bottom="0.0827in"/>
    </style:style>
    <style:style style:name="P37" style:family="paragraph" style:parent-style-name="OOoDefinition">
      <style:text-properties fo:language="en" fo:country="US"/>
    </style:style>
    <style:style style:name="P38" style:family="paragraph" style:parent-style-name="OOoNum_20_123_20_End" style:list-style-name="OOoNum_20_123"/>
    <style:style style:name="P39" style:family="paragraph" style:parent-style-name="OOoHeading_20_3">
      <style:paragraph-properties fo:margin-left="0in" fo:margin-right="0in" fo:text-indent="0in" style:auto-text-indent="false"/>
    </style:style>
    <style:style style:name="P40" style:family="paragraph" style:parent-style-name="OOoHeading_20_2">
      <style:text-properties fo:language="en" fo:country="US"/>
    </style:style>
    <style:style style:name="P41" style:family="paragraph" style:parent-style-name="OOoHeading_20_2" style:master-page-name="">
      <style:paragraph-properties style:page-number="auto"/>
    </style:style>
    <style:style style:name="P42" style:family="paragraph" style:parent-style-name="OOoHeading_20_2" style:master-page-name="">
      <style:paragraph-properties style:page-number="auto" fo:keep-with-next="auto"/>
    </style:style>
    <style:style style:name="P43" style:family="paragraph" style:parent-style-name="OOoHeading_20_2">
      <style:paragraph-properties fo:keep-with-next="always"/>
    </style:style>
    <style:style style:name="P44" style:family="paragraph" style:parent-style-name="OOoNum_20_123_20_Cont." style:list-style-name="OOoNum_20_123"/>
    <style:style style:name="P45" style:family="paragraph" style:parent-style-name="OOoNum_20_123_20_Start" style:list-style-name="OOoNum_20_123"/>
    <style:style style:name="P46" style:family="paragraph" style:parent-style-name="OOoNum_20_123_20_Start" style:master-page-name="">
      <style:paragraph-properties style:page-number="auto" fo:keep-with-next="always"/>
    </style:style>
    <style:style style:name="P47" style:family="paragraph" style:parent-style-name="OOoList_20_1_20_Start">
      <style:text-properties fo:language="en" fo:country="US"/>
    </style:style>
    <style:style style:name="P48" style:family="paragraph" style:parent-style-name="OOoList_20_1_20_Start" style:master-page-name="">
      <style:paragraph-properties style:page-number="auto" fo:keep-with-next="always"/>
    </style:style>
    <style:style style:name="P49" style:family="paragraph" style:parent-style-name="OOoList_20_1_20_End" style:list-style-name="OOoBullets_20_1"/>
    <style:style style:name="P50" style:family="paragraph" style:parent-style-name="OOoList_20_1_20_End">
      <style:text-properties fo:language="en" fo:country="US"/>
    </style:style>
    <style:style style:name="P51" style:family="paragraph" style:parent-style-name="OOoList_20_1_20_End" style:master-page-name="">
      <style:paragraph-properties fo:margin-left="0.5118in" fo:margin-right="-0.0398in" fo:text-indent="-0.2598in" style:auto-text-indent="false" style:page-number="auto">
        <style:tab-stops/>
      </style:paragraph-properties>
    </style:style>
    <style:style style:name="P52" style:family="paragraph" style:parent-style-name="OOoList_20_1_20_Cont." style:list-style-name="OOoBullets_20_1"/>
    <style:style style:name="P53" style:family="paragraph" style:parent-style-name="OOoList_20_1_20_Cont.">
      <style:text-properties fo:language="en" fo:country="US"/>
    </style:style>
    <style:style style:name="P54" style:family="paragraph" style:parent-style-name="OOoHeading_20_0" style:master-page-name="OOoPageStyle">
      <style:paragraph-properties style:page-number="auto"/>
    </style:style>
    <style:style style:name="P55" style:family="paragraph" style:parent-style-name="OOoHeading_20_1">
      <style:text-properties fo:language="en" fo:country="US"/>
    </style:style>
    <style:style style:name="P56" style:family="paragraph" style:parent-style-name="OOoHeading_20_1" style:master-page-name="">
      <style:paragraph-properties style:page-number="auto" fo:keep-with-next="always"/>
    </style:style>
    <style:style style:name="T1" style:family="text">
      <style:text-properties fo:language="en" fo:country="US"/>
    </style:style>
    <style:style style:name="T2" style:family="text">
      <style:text-properties style:use-window-font-color="true" loext:opacity="0%"/>
    </style:style>
    <style:style style:name="T3" style:family="text">
      <style:text-properties style:use-window-font-color="true" fo:font-style="normal" style:font-style-asian="normal" style:font-style-complex="normal" loext:opacity="0%"/>
    </style:style>
    <style:style style:name="T4" style:family="text">
      <style:text-properties style:use-window-font-color="true" style:font-name="Times New Roman1" fo:font-size="12pt" loext:opacity="0%"/>
    </style:style>
    <style:style style:name="T5" style:family="text">
      <style:text-properties fo:font-weight="bold" style:font-weight-asian="bold" style:font-weight-complex="bold"/>
    </style:style>
    <style:style style:name="T6" style:family="text">
      <style:text-properties style:font-name="Times New Roman" fo:language="en" fo:country="US"/>
    </style:style>
    <style:style style:name="T7" style:family="text">
      <style:text-properties style:font-name="Times New Roman1" fo:font-size="12pt"/>
    </style:style>
    <style:style style:name="T8" style:family="text">
      <style:text-properties style:font-name="Times New Roman1" fo:font-size="12pt" style:letter-kerning="true"/>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style:font-style-asian="normal" style:font-style-complex="normal"/>
    </style:style>
    <style:style style:name="T11" style:family="text">
      <style:text-properties fo:font-style="italic"/>
    </style:style>
    <style:style style:name="T12" style:family="text">
      <style:text-properties fo:font-style="italic"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weight="normal" style:font-weight-asian="normal" style:font-weight-complex="normal"/>
    </style:style>
    <style:style style:name="T15" style:family="text">
      <style:text-properties style:font-name="Bitstream Vera Sans1"/>
    </style:style>
    <style:style style:name="T16" style:family="text">
      <style:text-properties style:font-name="Bitstream Vera Sans1" fo:language="en" fo:country="US"/>
    </style:style>
    <style:style style:name="T17" style:family="text">
      <style:text-properties fo:font-size="14pt" style:font-size-asian="14pt" style:font-size-complex="14pt"/>
    </style:style>
    <style:style style:name="T18" style:family="text">
      <style:text-properties fo:font-size="12pt" style:font-size-asian="12pt" style:font-size-complex="12pt"/>
    </style:style>
    <style:style style:name="T19" style:family="text">
      <style:text-properties fo:font-size="12pt" fo:language="en" fo:country="US" style:font-size-asian="12pt" style:font-size-complex="12pt"/>
    </style:style>
    <style:style style:name="T20" style:family="text">
      <style:text-properties style:font-weight-asian="normal" style:font-weight-complex="normal"/>
    </style:style>
    <style:style style:name="T21" style:family="text"/>
    <style:style style:name="fr1" style:family="graphic" style:parent-style-name="Frame">
      <style:graphic-properties fo:margin-left="0in" fo:margin-right="0in" fo:margin-top="0in" fo:margin-bottom="0in" style:wrap="none" style:vertical-pos="from-top" style:horizontal-pos="from-left" style:horizontal-rel="page-content" fo:padding="0in" fo:border="none"/>
    </style:style>
    <style:style style:name="fr2" style:family="graphic" style:parent-style-name="Frame">
      <style:graphic-properties fo:margin-left="0.0516in" fo:margin-right="0.0516in" fo:margin-top="0in" fo:margin-bottom="0.0984in" style:wrap="none" style:vertical-pos="middle" style:vertical-rel="baseline" style:horizontal-pos="from-left" style:horizontal-rel="page-content" fo:padding="0in" fo:border="none"/>
    </style:style>
    <style:style style:name="fr3" style:family="graphic" style:parent-style-name="Frame">
      <style:graphic-properties fo:margin-left="0in" fo:margin-right="0in" fo:margin-top="0in" fo:margin-bottom="0in" style:wrap="none" style:vertical-pos="top" style:vertical-rel="baseline" style:horizontal-pos="from-left" style:horizontal-rel="paragraph" fo:padding="0in" fo:border="none"/>
    </style:style>
    <style:style style:name="fr4" style:family="graphic" style:parent-style-name="Frame">
      <style:graphic-properties style:wrap="none" style:vertical-pos="middle" style:vertical-rel="baseline" style:horizontal-pos="from-left" style:horizontal-rel="paragraph" fo:padding="0in" fo:border="none"/>
    </style:style>
    <style:style style:name="fr5" style:family="graphic" style:parent-style-name="Frame">
      <style:graphic-properties style:wrap="none" style:vertical-pos="top" style:vertical-rel="baseline" style:horizontal-pos="center" style:horizontal-rel="paragraph" fo:padding="0in" fo:border="none"/>
    </style:style>
    <style:style style:name="fr6" style:family="graphic" style:parent-style-name="Frame">
      <style:graphic-properties style:wrap="none" style:vertical-pos="from-top" style:horizontal-pos="center" style:horizontal-rel="paragraph" fo:padding="0in" fo:border="none"/>
    </style:style>
    <style:style style:name="fr7" style:family="graphic" style:parent-style-name="OOoGraphics">
      <style:graphic-properties style:vertical-pos="middle" style:vertical-rel="baseline" style:horizontal-pos="from-left" style:horizontal-rel="page-content"/>
    </style:style>
    <style:style style:name="fr8"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9" style:family="graphic" style:parent-style-name="Frame">
      <style:graphic-properties fo:margin-left="0in" fo:margin-right="0in" fo:margin-top="0in" fo:margin-bottom="0in" style:wrap="none" style:vertical-pos="middle" style:vertical-rel="baseline" style:horizontal-pos="from-left" style:horizontal-rel="page-content" fo:padding="0in" fo:border="none"/>
    </style:style>
    <style:style style:name="fr10" style:family="graphic" style:parent-style-name="OOoGraphics">
      <style:graphic-properties style:wrap="parallel" style:number-wrapped-paragraphs="no-limit" style:vertical-pos="middle" style:vertical-rel="baseline" style:horizontal-pos="from-left" style:horizontal-rel="paragraph" fo:padding="0in" fo:border="none"/>
    </style:style>
    <style:style style:name="fr11" style:family="graphic" style:parent-style-name="Frame">
      <style:graphic-properties fo:margin-left="0in" fo:margin-right="0in" fo:margin-top="0in" fo:margin-bottom="0in" style:wrap="none" style:vertical-pos="middle" style:vertical-rel="baseline" style:horizontal-pos="from-left" style:horizontal-rel="page-content" fo:padding="0in" fo:border="none" style:shadow="none"/>
    </style:style>
    <style:style style:name="fr12" style:family="graphic" style:parent-style-name="Frame">
      <style:graphic-properties fo:margin-left="0in" fo:margin-right="0in" fo:margin-top="0in" fo:margin-bottom="0in" style:wrap="right" style:number-wrapped-paragraphs="no-limit" style:vertical-pos="from-top" style:horizontal-pos="from-left" style:horizontal-rel="paragraph" fo:padding="0in" fo:border="none"/>
    </style:style>
    <style:style style:name="fr13" style:family="graphic" style:parent-style-name="Frame">
      <style:graphic-properties fo:margin-left="0.0516in" fo:margin-right="0.0516in" fo:margin-top="0in" fo:margin-bottom="0.0984in" style:wrap="none" style:vertical-pos="from-top" style:horizontal-pos="from-left" style:horizontal-rel="page-content" fo:padding="0in" fo:border="none"/>
    </style:style>
    <style:style style:name="fr14" style:family="graphic" style:parent-style-name="Frame">
      <style:graphic-properties style:vertical-pos="top" style:vertical-rel="baseline"/>
    </style:style>
    <style:style style:name="fr15" style:family="graphic" style:parent-style-name="Frame">
      <style:graphic-properties fo:margin-left="0.1181in" fo:margin-right="0in" style:wrap="left" style:number-wrapped-paragraphs="no-limit" style:vertical-pos="middle" style:vertical-rel="baseline" style:horizontal-pos="from-left" style:horizontal-rel="paragraph"/>
    </style:style>
    <style:style style:name="fr16" style:family="graphic" style:parent-style-name="Frame">
      <style:graphic-properties style:vertical-pos="from-top"/>
    </style:style>
    <style:style style:name="fr17" style:family="graphic" style:parent-style-name="Frame">
      <style:graphic-properties style:vertical-pos="top" style:vertical-rel="baseline" style:horizontal-pos="center" style:horizontal-rel="paragraph-content"/>
    </style:style>
    <style:style style:name="fr18"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background-color="transparent" style:background-transparency="100%" fo:padding="0in" fo:border="none" style:shadow="none">
        <style:background-image/>
        <style:columns fo:column-count="1" fo:column-gap="0in"/>
      </style:graphic-properties>
    </style:style>
    <style:style style:name="fr19" style:family="graphic" style:parent-style-name="OOoGraphics">
      <style:graphic-properties style:wrap="parallel" style:number-wrapped-paragraphs="no-limit" style:vertical-pos="middle" style:vertical-rel="baseline" style:horizontal-pos="from-left" style:horizontal-rel="paragraph"/>
    </style:style>
    <style:style style:name="fr2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wrap="parallel" style:number-wrapped-paragraphs="no-limit" style:wrap-contour="false" style:vertical-pos="from-top" style:horizontal-pos="from-left" style:horizontal-rel="char" style:shadow="none" style:mirror="none" fo:clip="rect(0in, 0.05in, 0in, 0.3in)" draw:luminance="0%" draw:contrast="0%" draw:red="0%" draw:green="0%" draw:blue="0%" draw:gamma="100%" draw:color-inversion="false" draw:image-opacity="100%" draw:color-mode="standard" style:flow-with-text="false"/>
    </style:style>
    <style:style style:name="fr23"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fo:margin-left="0in" fo:margin-right="0in" fo:margin-top="0in" fo:margin-bottom="0in" style:run-through="foreground" style:wrap="none" style:vertical-pos="from-top"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mirror="none" fo:clip="rect(0.3937in, 0in, 0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0193in, 0.0161in, 0.0193in, 0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top" style:vertical-rel="baseline" style:horizontal-pos="center" style:horizontal-rel="paragraph" style:mirror="none" fo:clip="rect(0in, 0in, 0.0193in, 0.0193in)" draw:luminance="0%" draw:contrast="0%" draw:red="0%" draw:green="0%" draw:blue="0%" draw:gamma="100%" draw:color-inversion="false" draw:image-opacity="100%" draw:color-mode="standard" style:flow-with-text="false"/>
    </style:style>
    <style:style style:name="fr3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1.0236in, 0in)" draw:luminance="0%" draw:contrast="0%" draw:red="0%" draw:green="0%" draw:blue="0%" draw:gamma="100%" draw:color-inversion="false" draw:image-opacity="100%" draw:color-mode="standard" style:flow-with-text="false"/>
    </style:style>
    <style:style style:name="fr3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1965in, 0in, 0in, 0in)" draw:luminance="0%" draw:contrast="0%" draw:red="0%" draw:green="0%" draw:blue="0%" draw:gamma="100%" draw:color-inversion="false" draw:image-opacity="100%" draw:color-mode="standard" style:flow-with-text="false"/>
    </style:style>
    <style:style style:name="fr32" style:family="graphic" style:parent-style-name="Graphics">
      <style:graphic-properties style:vertical-pos="top" style:vertical-rel="baseline" style:mirror="none" fo:clip="rect(1.8898in, 0in, 0.1965in, 0in)" draw:luminance="-8%" draw:contrast="9%" draw:red="0%" draw:green="0%" draw:blue="0%" draw:gamma="100%" draw:color-inversion="false" draw:image-opacity="100%" draw:color-mode="standard" style:flow-with-text="false"/>
    </style:style>
    <style:style style:name="fr33" style:family="graphic" style:parent-style-name="Graphics">
      <style:graphic-properties style:vertical-pos="top" style:vertical-rel="baseline" style:mirror="none" fo:clip="rect(0in, 0in, 0.6138in, 0in)" draw:luminance="0%" draw:contrast="0%" draw:red="0%" draw:green="0%" draw:blue="0%" draw:gamma="100%" draw:color-inversion="false" draw:image-opacity="100%" draw:color-mode="standard" style:flow-with-text="false"/>
    </style:style>
    <style:style style:name="fr34" style:family="graphic" style:parent-style-name="OOo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3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6" style:family="graphic" style:parent-style-name="Graphics">
      <style:graphic-properties style:vertical-pos="from-top" fo:padding="0in" fo:border="0.0008in solid #000000" style:shadow="none" style:mirror="none" fo:clip="rect(0.0783in, 0in, 0.1575in, 0in)" draw:luminance="0%" draw:contrast="0%" draw:red="0%" draw:green="0%" draw:blue="0%" draw:gamma="100%" draw:color-inversion="false" draw:image-opacity="100%" draw:color-mode="standard" style:flow-with-text="false"/>
    </style:style>
    <style:style style:name="fr37" style:family="graphic" style:parent-style-name="Graphics">
      <style:graphic-properties style:vertical-pos="top" style:vertical-rel="baseline" fo:padding="0in" fo:border="0.0008in solid #000000" style:shadow="none" style:mirror="none" fo:clip="rect(0.0398in, 0in, 0.1965in, 0in)" draw:luminance="0%" draw:contrast="0%" draw:red="0%" draw:green="0%" draw:blue="0%" draw:gamma="100%" draw:color-inversion="false" draw:image-opacity="100%" draw:color-mode="standard" style:flow-with-text="false"/>
    </style:style>
    <style:style style:name="fr38" style:family="graphic" style:parent-style-name="Graphics">
      <style:graphic-properties fo:margin-left="0.1665in" fo:margin-right="0in" style:wrap="left" style:number-wrapped-paragraphs="no-limit" style:wrap-contour="false" style:vertical-pos="from-top" style:vertical-rel="paragraph" style:horizontal-pos="from-left" style:horizontal-rel="paragraph" fo:padding="0in" fo:border="0.0008in solid #000000" style:shadow="none" style:mirror="none" fo:clip="rect(0.25in, 0in, 0.028in, 0in)" draw:luminance="0%" draw:contrast="0%" draw:red="0%" draw:green="0%" draw:blue="0%" draw:gamma="100%" draw:color-inversion="false" draw:image-opacity="100%" draw:color-mode="standard" style:flow-with-text="false"/>
    </style:style>
    <style:style style:name="fr3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0" style:family="graphic" style:parent-style-name="Graphics">
      <style:graphic-properties style:vertical-pos="top" style:vertical-rel="baseline" style:horizontal-pos="center" style:horizontal-rel="paragraph" style:mirror="none" fo:clip="rect(0.028in, 0in, 0in, 0in)" draw:luminance="0%" draw:contrast="0%" draw:red="0%" draw:green="0%" draw:blue="0%" draw:gamma="100%" draw:color-inversion="false" draw:image-opacity="100%" draw:color-mode="standard" style:flow-with-text="false"/>
    </style:style>
    <style:style style:name="fr41"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5118in, 0in, 0.9055in, 0in)" draw:luminance="0%" draw:contrast="0%" draw:red="0%" draw:green="0%" draw:blue="0%" draw:gamma="100%" draw:color-inversion="false" draw:image-opacity="100%" draw:color-mode="standard" style:flow-with-text="false"/>
    </style:style>
    <style:style style:name="fr42" style:family="graphic" style:parent-style-name="Graphics">
      <style:graphic-properties fo:margin-left="0.1665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3" style:family="graphic" style:parent-style-name="Graphics">
      <style:graphic-properties style:vertical-pos="top" style:vertical-rel="baseline" style:mirror="none" fo:clip="rect(0in, 0in, 0.3154in, 0in)" draw:luminance="0%" draw:contrast="0%" draw:red="0%" draw:green="0%" draw:blue="0%" draw:gamma="100%" draw:color-inversion="false" draw:image-opacity="100%" draw:color-mode="standard" style:flow-with-text="false"/>
    </style:style>
    <style:style style:name="fr44" style:family="graphic" style:parent-style-name="Graphics">
      <style:graphic-properties style:vertical-pos="top" style:vertical-rel="baseline" style:shadow="none" style:mirror="none" fo:clip="rect(0.5118in, 0in, 0.1965in, 0in)" draw:luminance="0%" draw:contrast="0%" draw:red="0%" draw:green="0%" draw:blue="0%" draw:gamma="100%" draw:color-inversion="false" draw:image-opacity="100%" draw:color-mode="standard" style:flow-with-text="false"/>
    </style:style>
    <style:style style:name="fr45"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flow-with-text="false"/>
    </style:style>
    <style:style style:name="fr46" style:family="graphic" style:parent-style-name="Graphics">
      <style:graphic-properties style:vertical-pos="from-top" style:mirror="none" fo:clip="rect(0in, 0in, 0.7874in, 0in)" draw:luminance="0%" draw:contrast="0%" draw:red="0%" draw:green="0%" draw:blue="0%" draw:gamma="100%" draw:color-inversion="false" draw:image-opacity="100%" draw:color-mode="standard" style:flow-with-text="false"/>
    </style:style>
    <style:style style:name="fr47" style:family="graphic" style:parent-style-name="Graphics">
      <style:graphic-properties style:run-through="foreground" style:wrap="run-through" style:number-wrapped-paragraphs="no-limit"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8" style:family="graphic" style:parent-style-name="Graphics">
      <style:graphic-properties style:run-through="foreground" style:wrap="run-through" style:number-wrapped-paragraphs="no-limit"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9" style:family="graphic" style:parent-style-name="Graphics">
      <style:graphic-properties style:vertical-pos="top" style:vertical-rel="baseline" fo:background-color="transparent" style:background-transparency="100%" style:mirror="none" fo:clip="rect(0.472in, 0in, 1.5752in, 0in)" draw:luminance="0%" draw:contrast="0%" draw:red="0%" draw:green="0%" draw:blue="0%" draw:gamma="100%" draw:color-inversion="false" draw:image-opacity="100%" draw:color-mode="standard" style:flow-with-text="false">
        <style:background-image/>
      </style:graphic-properties>
    </style:style>
    <style:style style:name="fr50" style:family="graphic" style:parent-style-name="Graphics">
      <style:graphic-properties style:vertical-pos="top" style:vertical-rel="baseline" style:mirror="none" fo:clip="rect(0.472in, 0in, 0.9925in, 0in)" draw:luminance="0%" draw:contrast="0%" draw:red="0%" draw:green="0%" draw:blue="0%" draw:gamma="100%" draw:color-inversion="false" draw:image-opacity="100%" draw:color-mode="standard" style:flow-with-text="false"/>
    </style:style>
    <style:style style:name="fr51" style:family="graphic" style:parent-style-name="Graphics">
      <style:graphic-properties style:vertical-pos="top" style:vertical-rel="baseline" style:mirror="none" fo:clip="rect(0in, 0in, 1.2598in, 0in)" draw:luminance="0%" draw:contrast="0%" draw:red="0%" draw:green="0%" draw:blue="0%" draw:gamma="100%" draw:color-inversion="false" draw:image-opacity="100%" draw:color-mode="standard" style:flow-with-text="false"/>
    </style:style>
    <style:style style:name="fr52" style:family="graphic" style:parent-style-name="OOoGraphics">
      <style:graphic-properties style:vertical-pos="from-top" style:horizontal-pos="from-left" style:horizontal-rel="page-content"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4" text:outline-level="1">Chapter <text:span text:style-name="OOoChapterNumber">4 <text:line-break/></text:span>Getting Started with Calc</text:h>
      <text:h text:style-name="OOoHeading_20_1" text:outline-level="2">What Is Calc?</text:h>
      <text:p text:style-name="OOoTextBody">Calc is the spreadsheet component of Apache OpenOffice. You can enter data (usually numerical) in a spreadsheet and then manipulate this data to produce certain results.</text:p>
      <text:p text:style-name="OOoTextBody">Alternatively you can enter data and then use Calc in a ‘What if…’ manner by changing some data and observing the results without having to retype the entire spreadsheet</text:p>
      <text:p text:style-name="OOoTextBody_5f_ListIntro">Other features provided by <text:alphabetical-index-mark-start text:id="IMark69995876" text:key1="features"/>Calc<text:alphabetical-index-mark-end text:id="IMark69995876"/><text:alphabetical-index-mark text:string-value="features" text:key1="Calc"/> include:</text:p>
      <text:list xml:id="list4540991328324612297" text:style-name="OOoBullets_20_1">
        <text:list-item>
          <text:p text:style-name="OOoList_20_1_20_Start">Functions, which can be used to create formulas to perform complex calculations on data</text:p>
        </text:list-item>
        <text:list-item>
          <text:p text:style-name="OOoList_20_1_20_Cont.">Database functions, to arrange, store, and filter data</text:p>
        </text:list-item>
        <text:list-item>
          <text:p text:style-name="OOoList_20_1_20_Cont.">Dynamic charts; a wide range of 2D and 3D charts</text:p>
        </text:list-item>
        <text:list-item>
          <text:p text:style-name="OOoList_20_1_20_Cont.">Macros, for recording and executing repetitive tasks</text:p>
        </text:list-item>
        <text:list-item>
          <text:p text:style-name="OOoList_20_1_20_Cont.">Ability to open, edit, and save Microsoft Excel spreadsheets</text:p>
        </text:list-item>
        <text:list-item>
          <text:p text:style-name="OOoList_20_1_20_End">Import and export of spreadsheets in multiple formats, including HTML, CSV, PDF, and PostScript</text:p>
        </text:list-item>
      </text:list>
      <text:h text:style-name="OOoHeading_20_1" text:outline-level="2">Spreadsheets, Sheets, and Cells</text:h>
      <text:p text:style-name="OOoTextBody"><text:alphabetical-index-mark text:string-value="definition" text:key1="spreadsheets"/>Calc works with documents called <text:span text:style-name="OOoEmphasis">spreadsheets</text:span>. Spreadsheets consist of a number of individual <text:span text:style-name="OOoEmphasis">sheets</text:span>, each sheet containing cells arranged in rows and columns. A particular cell is identified by its row number and column letter.</text:p>
      <text:p text:style-name="OOoTextBody">Cells hold the individual elements—text, numbers, formulas—that make up the data to display and manipulate.</text:p>
      <text:p text:style-name="OOoTextBody">Each spreadsheet can have many sheets, and each sheet can have many individual cells. Each sheet can have a maximum of 1,048,576 rows and 1024 columns.</text:p>
      <text:h text:style-name="P56" text:outline-level="2"><text:soft-page-break/>Parts of the Main Calc Window</text:h>
      <text:p text:style-name="P14">When Calc is started, the main window looks similar to <text:sequence-ref text:reference-format="category-and-value" text:ref-name="refFigure0">Figure 1</text:sequence-ref>.</text:p>
      <text:h text:style-name="P41" text:outline-level="3">Title Bar</text:h>
      <text:p text:style-name="OOoTextBody">The Title bar, located at the top, shows the name of the current spreadsheet. When the spreadsheet is newly created, its name is <text:span text:style-name="OOoEmphasis">Untitled X</text:span>, where <text:span text:style-name="OOoEmphasis">X</text:span> is a number. When you save a spreadsheet for the first time, you are prompted to enter a name of your choice.</text:p>
      <text:h text:style-name="P41" text:outline-level="3">Menu Bar</text:h>
      <text:p text:style-name="OOoTextBody">Under the Title bar is the Menu bar. (On a Mac, the Menu bar is at the top of the screen, above the Title bar, the same location as for other Mac applications.) When you choose one of the menus, a sub menu appears with other options. You can modify the Menu bar, as discussed in Chapter 11 (Setting up and Customizing Apache OpenOffice).</text:p>
      <text:p text:style-name="OOoFigure"><draw:frame draw:style-name="fr1" draw:name="Figure_AOO41GS05_1" text:anchor-type="as-char" svg:y="-1.1728in" svg:width="6.6457in" draw:z-index="0"><draw:text-box fo:min-height="3.9335in"><text:p text:style-name="OOoFigureCaption"><draw:frame draw:style-name="fr20" draw:name="AOO41GS05_001" text:anchor-type="paragraph" svg:width="6.6398in" svg:height="3.8083in" draw:z-index="45"><draw:image xlink:href="Pictures/10000000000002CF0000017A1D44C6AD.png" xlink:type="simple" xlink:show="embed" xlink:actuate="onLoad"/></draw:frame><text:span text:style-name="Caption_20_characters">Figure </text:span><text:span text:style-name="Caption_20_characters"><text:sequence text:ref-name="refFigure0" text:name="Figure" text:formula="ooow:Figure+1" style:num-format="1">1</text:sequence></text:span><text:span text:style-name="Caption_20_characters">:</text:span> Parts of the Calc window</text:p></draw:text-box></draw:frame></text:p>
      <text:h text:style-name="P43" text:outline-level="3">Toolbars</text:h>
      <text:p text:style-name="OOoTextBody">Three toolbars are located under the Menu<text:span text:style-name="T2"> bar by default:</text:span> the Standard tool<text:span text:style-name="T2">bar, the Formatting toolbar, and the Formula Bar.</text:span></text:p>
      <text:p text:style-name="OOoTextBody">The icons (buttons) on these toolbars provide a wide range of common commands and functions. You can also modify these toolbars, as discussed in Chapter 11 (Setting Up and Customizing Apache OpenOffice).</text:p>
      <text:p text:style-name="P9">In the Formatting toolbar, <text:span text:style-name="T2">the three boxes on the left are the </text:span><text:span text:style-name="OOoMenuPath"><text:span text:style-name="T2">Apply Style,</text:span></text:span><text:span text:style-name="T2"> </text:span><text:span text:style-name="OOoMenuPath"><text:span text:style-name="T2">Font Name</text:span></text:span>,<text:span text:style-name="T2"> and </text:span><text:span text:style-name="OOoMenuPath"><text:span text:style-name="T2">Font Size</text:span></text:span><text:span text:style-name="T2"> lists</text:span>. T<text:span text:style-name="T2">hey show the current setting for the selected cell or </text:span><text:span text:style-name="T2">area. (The Apply Style list may not be visible by default.) Click the down-arrow to the right of each box to open the list.</text:span></text:p>
      <text:p text:style-name="P19"><text:soft-page-break/><draw:frame draw:style-name="fr2" draw:name="Figure_AOO41GS05_2" text:anchor-type="as-char" svg:width="5.1717in" draw:z-index="46"><draw:text-box fo:min-height="1.4228in"><text:p text:style-name="OOoFigureCaption"><draw:frame draw:style-name="fr21" draw:name="AOO41GS05_002" text:anchor-type="as-char" svg:width="5.1717in" svg:height="1.2256in" draw:z-index="47"><draw:image xlink:href="Pictures/10000000000001EC00000083EC54259B.png" xlink:type="simple" xlink:show="embed" xlink:actuate="onLoad"/></draw:frame></text:p><text:p text:style-name="OOoFigureCaption">Figure <text:sequence text:ref-name="refFigure1" text:name="Figure" text:formula="ooow:Figure+1" style:num-format="1">2</text:sequence>. Apply Style, Font Name and Font Size lists </text:p></draw:text-box></draw:frame></text:p>
      <text:h text:style-name="OOoHeading_20_2" text:outline-level="3">Formula Bar</text:h>
      <text:p text:style-name="OOoTextBody">On the left-hand side of the<text:span text:style-name="T2"> </text:span><text:alphabetical-index-mark text:string-value="formula bar, Calc"/><text:alphabetical-index-mark text:string-value="formula bar" text:key1="Calc"/><text:span text:style-name="T2">Formula </text:span>bar is a small text box, called the <text:span text:style-name="OOoMenuPath"><text:span text:style-name="T2">Name</text:span></text:span><text:span text:style-name="OOoMenuPath"> Box</text:span>, with a letter and number combination in it, such as <text:span text:style-name="OOoEmphasis">D7</text:span>. This combination, called the cell reference, is the column letter and row number of the selected cell.</text:p>
      <text:p text:style-name="P18">To the right of the Name<text:span text:style-name="T2"> box are the </text:span><text:span text:style-name="OOoMenuPath"><text:span text:style-name="T2">Function Wizard</text:span></text:span>, <text:span text:style-name="OOoMenuPath">Sum</text:span>, a<text:span text:style-name="T2">nd </text:span><text:span text:style-name="OOoMenuPath"><text:span text:style-name="T2">Function</text:span></text:span><text:span text:style-name="T2"> buttons.</text:span></text:p>
      <text:p text:style-name="OOoTextBody"><text:span text:style-name="T2">Clicking the </text:span><text:alphabetical-index-mark-start text:id="IMark381206396" text:key1="Calc"/><text:alphabetical-index-mark text:string-value="Function Wizard, Calc"/><text:span text:style-name="OOoMenuPath"><text:span text:style-name="T2">Function Wizard</text:span></text:span><text:alphabetical-index-mark-end text:id="IMark381206396"/><text:span text:style-name="T2"> button opens a dialog from which you can search through a list of available functions This can be very useful because it also shows how the functions are formatted.</text:span></text:p>
      <text:p text:style-name="OOoFigure"><draw:frame draw:style-name="fr3" draw:name="Figure_AOO41GS05_3" text:anchor-type="as-char" svg:width="4.8398in" draw:z-index="50"><draw:text-box fo:min-height="1.4244in"><text:p text:style-name="OOoFigureCaption"><draw:frame draw:style-name="fr21" draw:name="AOO41GS05_003" text:anchor-type="as-char" svg:width="4.8398in" svg:height="1.189in" draw:z-index="51"><draw:image xlink:href="Pictures/10000000000001D20000007315BA80A8.png" xlink:type="simple" xlink:show="embed" xlink:actuate="onLoad"/></draw:frame></text:p><text:p text:style-name="OOoFigureCaption">Figure <text:sequence text:ref-name="refFigure2" text:name="Figure" text:formula="ooow:Figure+1" style:num-format="1">3</text:sequence>. Formula Bar</text:p></draw:text-box></draw:frame></text:p>
      <text:p text:style-name="OOoTextBody"><text:span text:style-name="T2">In a spreadsheet the term </text:span><text:span text:style-name="OOoEmphasis"><text:span text:style-name="T2">function</text:span></text:span><text:span text:style-name="T2"> covers much more than just mathematical functions. See Chapter 7 in the </text:span><text:span text:style-name="OOoEmphasis"><text:span text:style-name="T2">Calc Guide </text:span></text:span><text:span text:style-name="OOoEmphasis"><text:span text:style-name="T3">for more details</text:span></text:span><text:span text:style-name="T3">.</text:span></text:p>
      <text:p text:style-name="OOoTextBody"><text:span text:style-name="T2">Clicking the </text:span><text:span text:style-name="OOoMenuPath"><text:span text:style-name="T2">Sum</text:span></text:span><text:span text:style-name="T2"> button inserts a formula into the current cell that totals the numbers in the cells above the current cell. If there are no numbers above the current cell, then the cells to the left are placed in the Sum formula.</text:span></text:p>
      <text:p text:style-name="OOoTextBody"><text:span text:style-name="T2">Clicking the </text:span><text:span text:style-name="OOoMenuPath"><text:span text:style-name="T2">Function</text:span></text:span><text:span text:style-name="T2"> button inserts equals (=) sign into the selected cell and the</text:span> Input line, thereby enabling the cell to accept a formula.</text:p>
      <text:p text:style-name="OOoTextBody">When you enter new data into a cell, the Sum and Equals buttons change to <text:span text:style-name="OOoMenuPath">Cancel</text:span> and <text:span text:style-name="OOoMenuPath">Accept</text:span> buttons <draw:frame draw:style-name="fr22" draw:name="AOO41GS05_004_CancelAcceptButtons" text:anchor-type="as-char" svg:y="-0.1339in" svg:width="0.5465in" svg:height="0.2362in" draw:z-index="52"><draw:image xlink:href="Pictures/1000000000000049000000184807D251.png" xlink:type="simple" xlink:show="embed" xlink:actuate="onLoad"/></draw:frame>.</text:p>
      <text:p text:style-name="OOoTextBody">The contents of the current cell (data, formula, or function) are displayed in the <text:span text:style-name="OOoMenuPath">Input line</text:span>, which forms t<text:span text:style-name="T2">he remainder of the Formula Bar. Y</text:span>ou can edit the contents of the current cell on the Input line or in the cell itself. To edit on the Input line, click in the line, then type your changes.<text:span text:style-name="T7"> </text:span>To edit within the current cell, just double-click the cell.</text:p>
      <text:h text:style-name="OOoHeading_20_2" text:outline-level="3">Individual Cells</text:h>
      <text:p text:style-name="OOoTextBody">The main section of the screen displays the cells in the form of a grid, with each cell being at the intersection of a column and a row.</text:p>
      <text:p text:style-name="OOoTextBody">At the top of the columns and at the left end of the rows are a series of gray boxes containing letters and numbers. These are the column and row headers. The columns start at A and go on to the right, and the rows start at 1 and go down.</text:p>
      <text:p text:style-name="P6"><text:soft-page-break/>These column and row headers form the cell references that appear in the <text:span text:style-name="T2">Name Box on the Formula Bar (</text:span><text:span text:style-name="T2"><text:sequence-ref text:reference-format="category-and-value" text:ref-name="refFigure2">Figure 3</text:sequence-ref></text:span><text:span text:style-name="T2">). You can turn these headers off by selecting </text:span><text:span text:style-name="OOoMenuPath"><text:span text:style-name="T2">View &gt; Column &amp; Row Headers</text:span></text:span><text:span text:style-name="OOoDefault"><text:span text:style-name="T2">.</text:span></text:span></text:p>
      <text:h text:style-name="OOoHeading_20_2" text:outline-level="3">Sheet Tabs</text:h>
      <text:p text:style-name="OOoTextBody">At the bottom of the grid of cells is the <text:alphabetical-index-mark-start text:id="IMark381205820" text:key1="Calc"/><text:alphabetical-index-mark text:string-value="sheet tabs, Calc"/>sheet tabs<text:alphabetical-index-mark-end text:id="IMark381205820"/>. These tabs enable access to each individual sheet, with the visible (active) sheet having a white tab. Y<text:span text:style-name="OOoDefault">ou can choose colors for the different sheet tabs by right-clicking the space, choosing Tab Color, and choosing a color from the palette.</text:span></text:p>
      <text:p text:style-name="OOoTextBody">Clicking on another sheet tab displays that sheet, and its tab turns white. You can also select multiple sheet tabs at once by holding down the <text:span text:style-name="OOoKeystroke">Ctrl</text:span><text:span text:style-name="OOoDefault"> key while you click the names.</text:span></text:p>
      <text:p text:style-name="OOoFigure"><text:span text:style-name="OOoDefault"><draw:frame draw:style-name="fr4" draw:name="Figure_AOO41GS05_4" text:anchor-type="as-char" svg:width="6.0244in" draw:z-index="53"><draw:text-box fo:min-height="3.652in"><text:p text:style-name="OOoFigureCaption"><draw:frame draw:style-name="fr23" draw:name="AOO41GS05_005" text:anchor-type="as-char" svg:width="6.0244in" svg:height="3.4335in" draw:z-index="54"><draw:image xlink:href="Pictures/10000000000002DE000001A381132538.png" xlink:type="simple" xlink:show="embed" xlink:actuate="onLoad"/></draw:frame></text:p><text:p text:style-name="OOoFigureCaption">Figure <text:sequence text:ref-name="refFigure3" text:name="Figure" text:formula="ooow:Figure+1" style:num-format="1">4</text:sequence>: Choosing a tab color</text:p></draw:text-box></draw:frame></text:span></text:p>
      <text:h text:style-name="OOoHeading_20_2" text:outline-level="3">Status Bar</text:h>
      <text:p text:style-name="OOoTextBody">At the very bottom of the Calc window is the <text:alphabetical-index-mark-start text:id="IMark381206156" text:key1="Calc"/><text:alphabetical-index-mark text:string-value="Calc" text:key1="status bar"/>status bar<text:alphabetical-index-mark-end text:id="IMark381206156"/>, which provides information about the spreadsheet and convenient ways to quickly change some of its features. Most of the fields are similar to those in other components of Apache OpenOffice; see Chapter 1 (Introducing Apache OpenOffice). Right-clicking on the <text:span text:style-name="OOoStrongEmphasis">Cell or object information</text:span> field brings up a menu of functions that summarize the cells selected in the sheet. Among the options are Sum, Average, Minimum and Maximum. See <text:bookmark-ref text:reference-format="text" text:ref-name="__RefHeading__7397_801999168">Selecting Cells</text:bookmark-ref> for information about selecting multiple cells.</text:p>
      <text:p text:style-name="OOoFigure"><draw:frame draw:style-name="fr5" draw:name="Figure_AOO41GS05_5" text:anchor-type="as-char" svg:width="4.3465in" draw:z-index="55"><draw:text-box fo:min-height="1.122in"><text:p text:style-name="OOoFigureCaption"><draw:frame draw:style-name="fr24" draw:name="AOO41GS05_006" text:anchor-type="as-char" svg:y="-0.752in" svg:width="4.348in" svg:height="0.8583in" draw:z-index="56"><draw:image xlink:href="Pictures/10000201000001BD00000058EC0AB64A.png" xlink:type="simple" xlink:show="embed" xlink:actuate="onLoad"/></draw:frame></text:p><text:p text:style-name="OOoFigureCaption">Figure <text:sequence text:ref-name="refFigure4" text:name="Figure" text:formula="ooow:Figure+1" style:num-format="1">5</text:sequence>: Left end of Calc status bar</text:p></draw:text-box></draw:frame></text:p>
      <text:p text:style-name="OOoFigure"><text:soft-page-break/><draw:frame draw:style-name="fr5" draw:name="Figure_AOO41GS05_6" text:anchor-type="as-char" svg:width="5.2799in" draw:z-index="57"><draw:text-box fo:min-height="1.1063in"><text:p text:style-name="OOoFigureCaption"><draw:frame draw:style-name="fr24" draw:name="AOO41GS05_007" text:anchor-type="as-char" svg:y="0in" svg:width="5.2811in" svg:height="0.8472in" draw:z-index="58"><draw:image xlink:href="Pictures/100002010000021700000056405FEE75.png" xlink:type="simple" xlink:show="embed" xlink:actuate="onLoad"/></draw:frame></text:p><text:p text:style-name="OOoFigureCaption">Figure <text:sequence text:ref-name="refFigure5" text:name="Figure" text:formula="ooow:Figure+1" style:num-format="1">6</text:sequence>: Right end of Calc status bar</text:p></draw:text-box></draw:frame> </text:p>
      <text:h text:style-name="OOoHeading_20_1" text:outline-level="2">Opening and Saving CSV files</text:h>
      <text:p text:style-name="P13">Chapter 1 (Introducing Apache OpenOffice) includes instructions on starting new Calc documents, opening existing documents, and saving documents.</text:p>
      <text:p text:style-name="P12">A special case for Calc is opening and saving <text:alphabetical-index-mark text:string-value="comma separated values (CSV)"/><text:alphabetical-index-mark text:string-value="CSV files"/>comma-separated-values (CSV), which are text files that contain the cell contents of a single sheet. Each line in a CSV file represents a row in a spreadsheet. Commas, semicolons, or other characters are used to separate the cells. Text may be entered in quotation marks, numbers are entered without quotation marks.</text:p>
      <text:h text:style-name="OOoHeading_20_2" text:outline-level="3">Opening a CSV File</text:h>
      <text:p text:style-name="OOoTextBody_5f_ListIntro">To <text:alphabetical-index-mark-start text:id="IMark381205820" text:key1="CSV file"/>open<text:alphabetical-index-mark-end text:id="IMark381205820"/> a CSV file in Calc:</text:p>
      <text:list xml:id="list3251048725503145333" text:style-name="OOoNum_20_123">
        <text:list-item text:start-value="1">
          <text:p text:style-name="OOoNum_20_123_20_Start">Choose <text:span text:style-name="OOoMenuPath">File &gt; Open</text:span>.</text:p>
        </text:list-item>
        <text:list-item>
          <text:p text:style-name="OOoNum_20_123_20_Cont.">Locate the CSV file that you want to open.</text:p>
        </text:list-item>
        <text:list-item>
          <text:p text:style-name="OOoNum_20_123_20_Cont.">If the file has a *.csv extension, select the file and click <text:span text:style-name="OOoMenuPath">Open</text:span>.</text:p>
        </text:list-item>
        <text:list-item>
          <text:p text:style-name="OOoNum_20_123_20_Cont.">If the file has another extension (for example, *.txt), select the file, select <text:span text:style-name="OOoMenuPath">Text CSV (*.csv;*.txt;*.xls)</text:span> in the File type box (scroll down into the spreadsheet section to find it) and then click <text:span text:style-name="OOoMenuPath">Open</text:span>.</text:p>
        </text:list-item>
        <text:list-item>
          <text:p text:style-name="OOoNum_20_123_20_Cont.">On the Text Import dialog (<text:sequence-ref text:reference-format="category-and-value" text:ref-name="refFigure6">Figure 7</text:sequence-ref>), select the <text:span text:style-name="T9">Separator options</text:span> to divide the text in the file into columns.</text:p>
        </text:list-item>
      </text:list>
      <text:p text:style-name="OOoList_5f_TextBody_5f_L1">You can preview the layout of the imported data at the bottom of the dialog. Right-click a column in the preview to set the format or to hide the column. Selecting <text:span text:style-name="OOoStrongEmphasis">Detect special numbers </text:span>allows values with formatting such as currency symbols and some date formats to be read correctly. They will otherwise be read as text, <text:span text:style-name="T1">which</text:span> is a common source of difficulty with subsequent calculations.</text:p>
      <text:p text:style-name="OOoList_5f_TextBody_5f_L1">If the CSV file uses a text delimiting character that is not in the Text delimiter list, click in the Other box and type the character.</text:p>
      <text:list xml:id="list34486724" text:continue-numbering="true" text:style-name="OOoNum_20_123">
        <text:list-item>
          <text:p text:style-name="P38">Click <text:span text:style-name="OOoMenuPath">OK</text:span> to open the file.</text:p>
        </text:list-item>
      </text:list>
      <text:p text:style-name="OOoFigure"><text:soft-page-break/><draw:frame draw:style-name="fr6" draw:name="Figure_AOO41GS05_7" text:anchor-type="as-char" svg:y="-5.0291in" svg:width="6.5681in" draw:z-index="59"><draw:text-box fo:min-height="5.4028in"><text:p text:style-name="Figure"><draw:frame draw:style-name="fr25" draw:name="AOO41GS05_008" text:anchor-type="as-char" svg:width="6.4827in" svg:height="4.9902in" draw:z-index="60"><draw:image xlink:href="Pictures/10000000000003A6000002CFF437D62A.png" xlink:type="simple" xlink:show="embed" xlink:actuate="onLoad"/></draw:frame></text:p><text:p text:style-name="OOoFigureCaption">Figure <text:sequence text:ref-name="refFigure6" text:name="Figure" text:formula="ooow:Figure+1" style:num-format="1">7</text:sequence>: Text Import dialog, with Comma (,) selected as the separator and double quotation mark (“) as the text delimiter.</text:p></draw:text-box></draw:frame></text:p>
      <text:h text:style-name="OOoHeading_20_2" text:outline-level="3"><text:alphabetical-index-mark text:string-value="saving as CSV" text:key1="spreadsheets"/>Saving as a CSV File</text:h>
      <text:p text:style-name="OOoTextBody_5f_ListIntro"><text:alphabetical-index-mark text:string-value="comma separated values (CSV)"/><text:alphabetical-index-mark text:string-value="CSV files"/>To <text:alphabetical-index-mark-start text:id="IMark381206108" text:key1="CSV file"/>save<text:alphabetical-index-mark-end text:id="IMark381206108"/> a spreadsheet as a comma separated value (CSV) file:</text:p>
      <text:list xml:id="list34486968" text:continue-list="list34486724" text:style-name="OOoNum_20_123">
        <text:list-item text:start-value="1">
          <text:p text:style-name="P46">Choose <text:span text:style-name="OOoMenuPath">File &gt; Save As</text:span>.</text:p>
        </text:list-item>
        <text:list-item>
          <text:p text:style-name="OOoNum_20_123_20_Cont.">In the <text:span text:style-name="T12">File name </text:span>box, type a name for the file.</text:p>
        </text:list-item>
        <text:list-item>
          <text:p text:style-name="P44">In the <text:span text:style-name="T12">File type</text:span> list, select <text:span text:style-name="OOoMenuPath">Text CSV (.csv)</text:span> and click <text:span text:style-name="OOoMenuPath">Save</text:span>.</text:p>
        </text:list-item>
      </text:list>
      <text:p text:style-name="OOoList_5f_TextBody_5f_L1">You may see the message box shown below. Click <text:span text:style-name="OOoMenuPath">Keep Current Format</text:span>.</text:p>
      <text:p text:style-name="P26"><draw:frame draw:style-name="fr26" draw:name="AOO41GS05_009" text:anchor-type="as-char" svg:width="5.4181in" svg:height="2.1811in" draw:z-index="61"><draw:image xlink:href="Pictures/10000000000001B3000000CB36C045EB.png" xlink:type="simple" xlink:show="embed" xlink:actuate="onLoad"/></draw:frame></text:p>
      <text:list xml:id="list34472549" text:continue-numbering="true" text:style-name="OOoNum_20_123">
        <text:list-item>
          <text:p text:style-name="OOoNum_20_123_20_End"><text:soft-page-break/>In the <text:span text:style-name="OOoMenuPath">Export of text files</text:span> dialog, select the options you want and then click <text:span text:style-name="OOoMenuPath">OK</text:span>. You will get a warning that only the current sheet was saved. CSV files do not support multiple sheets.</text:p>
        </text:list-item>
      </text:list>
      <text:p text:style-name="OOoFigure"><draw:frame draw:style-name="fr5" draw:name="Figure_AOO41GS05_8" text:anchor-type="as-char" svg:width="5.6465in" draw:z-index="62"><draw:text-box fo:min-height="2.7173in"><text:p text:style-name="Figure"><draw:frame draw:style-name="fr21" draw:name="AOO41GS05_010" text:anchor-type="as-char" svg:width="5.6465in" svg:height="2.5in" draw:z-index="63"><draw:image xlink:href="Pictures/100000000000021E000000F038FC465B.png" xlink:type="simple" xlink:show="embed" xlink:actuate="onLoad"/></draw:frame></text:p><text:p text:style-name="OOoFigureCaption">Figure <text:sequence text:ref-name="refFigure7" text:name="Figure" text:formula="ooow:Figure+1" style:num-format="1">8</text:sequence>: Choosing options when exporting to Text CSV</text:p></draw:text-box></draw:frame></text:p>
      <text:h text:style-name="OOoHeading_20_1" text:outline-level="2"><text:alphabetical-index-mark text:string-value="navigating" text:key1="cells, in Calc"/>Navigating Within Spreadsheets</text:h>
      <text:p text:style-name="OOoTextBody">Calc provides many ways to <text:alphabetical-index-mark-start text:id="IMark381206060" text:key1="spreadsheets"/>navigate<text:alphabetical-index-mark-end text:id="IMark381206060"/> within a spreadsheet from cell to cell and sheet to sheet. You can generally use whatever method you prefer.</text:p>
      <text:h text:style-name="OOoHeading_20_2" text:outline-level="3">Going to a Particular Cell</text:h>
      <text:p text:style-name="OOoDefinitionTerm">Using the mouse</text:p>
      <text:p text:style-name="OOoDefinition">Place the mouse pointer over the cell and click.</text:p>
      <text:p text:style-name="OOoDefinitionTerm"><text:reference-mark-start text:name="cell reference"/>Using a cell reference<text:reference-mark-end text:name="cell reference"/></text:p>
      <text:p text:style-name="OOoDefinition">Click on the little inverted black triangle just to the right of the Name Box<text:span text:style-name="T2"> (</text:span><text:span text:style-name="T2"><text:sequence-ref text:reference-format="category-and-value" text:ref-name="refFigure2">Figure 3</text:sequence-ref></text:span><text:span text:style-name="T2">). The existing </text:span><text:alphabetical-index-mark-start text:id="IMark381205820" text:key1="spreadsheets"/><text:span text:style-name="T2">cell reference</text:span><text:alphabetical-index-mark-end text:id="IMark381205820"/><text:span text:style-name="T2"> will be highlighted.</text:span><text:span text:style-name="T4"> </text:span><text:span text:style-name="T2">Type the cell reference of the cell you want to go to and press </text:span><text:span text:style-name="OOoKeystroke"><text:span text:style-name="T2">Enter</text:span></text:span><text:span text:style-name="T2">.</text:span><text:span text:style-name="T4"> </text:span><text:span text:style-name="T2">Or just click into the Name box, backspace</text:span> over the existing cell reference and type in the cell reference you want and press <text:span text:style-name="T12">Enter</text:span>.</text:p>
      <text:p text:style-name="OOoDefinitionTerm">Using the Navigator</text:p>
      <text:p text:style-name="OOoDefinition">To open the <text:alphabetical-index-mark-start text:id="IMark381206060" text:key1="Calc"/>Navigator<text:alphabetical-index-mark-end text:id="IMark381206060"/><text:alphabetical-index-mark text:string-value="Calc" text:key1="Navigator"/>, click its icon <draw:frame draw:style-name="fr27" draw:name="AOO41GS05_011_NavigatorIcon" text:anchor-type="as-char" svg:width="0.2756in" svg:height="0.2756in" draw:z-index="64"><draw:image xlink:href="Pictures/10000000000000180000001A9B86BBFF.png" xlink:type="simple" xlink:show="embed" xlink:actuate="onLoad"/></draw:frame> on the <text:span text:style-name="T2">Standard</text:span> toolbar, or go to the Navigator deck of the Sidebar, or press <text:span text:style-name="OOoKeystroke">F5</text:span>, or choose <text:span text:style-name="OOoMenuPath">View &gt; Navigator</text:span><text:span text:style-name="T14"> on the Menu bar, or double-click on the Sheet Sequence Number </text:span><text:span text:style-name="T14"><draw:frame draw:style-name="fr28" draw:name="AOO41GS05_012_SheetsNumbers" text:anchor-type="as-char" svg:y="-0.1646in" svg:width="0.8228in" svg:height="0.2083in" draw:z-index="65"><draw:image xlink:href="Pictures/100000000000004F00000014166FF235.png" xlink:type="simple" xlink:show="embed" xlink:actuate="onLoad"/></draw:frame></text:span><text:span text:style-name="T14"> in the Status Bar</text:span>.<text:span text:style-name="T7"> </text:span>Type the cell reference into the top two fields, labeled Column and Row, and press <text:span text:style-name="OOoKeystroke">Enter</text:span>. In <text:sequence-ref text:reference-format="category-and-value" text:ref-name="refFigure8">Figure 9</text:sequence-ref> the Navigator would select cell A7.</text:p>
      <text:p text:style-name="OOoDefinition">You can dock the Navigator to either side of the main Calc window or leave it floating. (To dock or float the Navigator, hold down the <text:span text:style-name="OOoKeystroke">Ctrl</text:span> key and double-click in an empty area near the icons in the Navigator dialog.) If you want a docked Navigator, using the Sidebar is typically the easiest approach. The Sidebar is described in <text:span text:style-name="OOoEmphasis">Chapter 1. Introducing Apache OpenOffice.</text:span></text:p>
      <text:p text:style-name="OOoFigure"><text:soft-page-break/><draw:frame draw:style-name="fr5" draw:name="Figure_AOO41GS05_9" text:anchor-type="as-char" svg:width="2.8835in" draw:z-index="66"><draw:text-box fo:min-height="3.6783in"><text:p text:style-name="Figure"><draw:frame draw:style-name="fr25" draw:name="AOO41GS05_013" text:anchor-type="as-char" svg:width="2.8835in" svg:height="3.3882in" draw:z-index="67"><draw:image xlink:href="Pictures/100000000000014B000001858B35DE18.png" xlink:type="simple" xlink:show="embed" xlink:actuate="onLoad"/></draw:frame></text:p><text:p text:style-name="OOoFigureCaption">Figure <text:sequence text:ref-name="refFigure8" text:name="Figure" text:formula="ooow:Figure+1" style:num-format="1">9</text:sequence>: The Navigator in Calc</text:p></draw:text-box></draw:frame></text:p>
      <text:p text:style-name="OOoDefinition">The Navigator displays lists of all the objects in a document, grouped into categories. If an indicator (plus sign or arrow) appears next to a category, at least one object of this kind exists. To open a category and see the list of items, click on the indicator.</text:p>
      <text:p text:style-name="OOoDefinition">To hide the list of categories and show only the icons at the top, click the <text:span text:style-name="OOoMenuPath">Contents</text:span> icon <draw:frame draw:style-name="fr29" draw:name="AOO41GS05_014_ContentsIcon" text:anchor-type="as-char" svg:width="0.2756in" svg:height="0.2402in" draw:z-index="68"><draw:image xlink:href="Pictures/100000000000001B0000001AF04C4F65.png" xlink:type="simple" xlink:show="embed" xlink:actuate="onLoad"/></draw:frame>. Click this icon again to show the list.</text:p>
      <text:h text:style-name="P42" text:outline-level="3">Moving from <text:alphabetical-index-mark text:string-value="cell to cell, in Calc" text:key1="navigation"/>Cell to Cell</text:h>
      <text:p text:style-name="P14">In the spreadsheet, one cell normally has a darker black border. This black border indicates where the <text:span text:style-name="OOoEmphasis">focus</text:span> is (see <text:sequence-ref text:reference-format="category-and-value" text:ref-name="refFigure9">Figure 10</text:sequence-ref>). If a group of cells is selected, they have a highlight color (usually gray), with the focus cell having a dark border.</text:p>
      <text:p text:style-name="OOoDefinitionTerm">Using the mouse</text:p>
      <text:p text:style-name="OOoDefinition">To move the focus using the mouse, simply move the mouse pointer to the cell where you want the focus to be and click the left mouse button. This changes the focus to the new cell. This method is most useful when the two cells are a large distance apart.</text:p>
      <text:p text:style-name="OOoDefinitionTerm">Using the Tab and Enter keys</text:p>
      <text:list xml:id="list34501836" text:continue-list="list4540991328324612297" text:style-name="OOoBullets_20_1">
        <text:list-item>
          <text:p text:style-name="P48">Pressing <text:span text:style-name="OOoKeystroke">Enter</text:span> or <text:span text:style-name="OOoKeystroke">Shift+Enter</text:span> moves the focus down or up, respectively.</text:p>
        </text:list-item>
        <text:list-item>
          <text:p text:style-name="OOoList_20_1_20_End">Pressing <text:span text:style-name="OOoKeystroke">Tab</text:span> or <text:span text:style-name="OOoKeystroke">Shift+Tab</text:span> moves the focus to the right or to the left, respectively.</text:p>
        </text:list-item>
      </text:list>
      <text:p text:style-name="OOoFigure"><text:soft-page-break/><draw:frame draw:style-name="fr7" draw:name="Figure_AOO41GS05_10" text:anchor-type="as-char" svg:width="5.2319in" draw:z-index="69"><draw:text-box fo:min-height="2.8783in"><text:p text:style-name="P22"><draw:frame draw:style-name="fr21" draw:name="AOO41GS05_015" text:anchor-type="as-char" svg:width="5.2319in" svg:height="2.6634in" draw:z-index="70"><draw:image xlink:href="Pictures/10000000000002120000010EB0574D87.png" xlink:type="simple" xlink:show="embed" xlink:actuate="onLoad"/></draw:frame></text:p><text:p text:style-name="OOoFigureCaption">Figure <text:sequence text:ref-name="refFigure9" text:name="Figure" text:formula="ooow:Figure+1" style:num-format="1">10</text:sequence>. (Left) One selected cell and (right) a group of selected cells</text:p></draw:text-box></draw:frame></text:p>
      <text:p text:style-name="OOoDefinitionTerm">Using the arrow keys</text:p>
      <text:p text:style-name="OOoDefinition">Pressing the arrow keys on the keyboard moves the focus in the direction of the arrows.</text:p>
      <text:p text:style-name="OOoDefinitionTerm">Using Home, End, Page Up and Page Down</text:p>
      <text:list xml:id="list2058562587" text:style-name="OOoBullets_20_1">
        <text:list-item>
          <text:p text:style-name="OOoList_20_1_20_Start"><text:span text:style-name="OOoKeystroke">Home</text:span> moves the focus to the start of a row.</text:p>
        </text:list-item>
      </text:list>
      <text:list xml:id="list34473897" text:continue-list="list34501836" text:style-name="OOoBullets_20_1">
        <text:list-item>
          <text:p text:style-name="OOoList_20_1_20_Cont."><text:span text:style-name="OOoKeystroke">End</text:span> moves the focus to the column furthest to the right that contains data.</text:p>
        </text:list-item>
        <text:list-item>
          <text:p text:style-name="OOoList_20_1_20_Cont."><text:span text:style-name="OOoKeystroke">Page Down</text:span> moves the display down one complete screen and <text:span text:style-name="OOoKeystroke">Page Up</text:span> moves the display up one complete screen.</text:p>
        </text:list-item>
        <text:list-item>
          <text:p text:style-name="OOoList_20_1_20_End">Combinations of <text:span text:style-name="OOoKeystroke">Ctrl</text:span> and <text:span text:style-name="OOoKeystroke">Alt</text:span> with <text:span text:style-name="OOoKeystroke">Home</text:span>, <text:span text:style-name="OOoKeystroke">End</text:span>, <text:span text:style-name="OOoKeystroke">Page Down</text:span>, <text:span text:style-name="OOoKeystroke">Page Up</text:span>, and the cursor keys move the focus of the current cell in other ways. See the Help or Appendix A (Keyboard Shortcuts) in the <text:span text:style-name="OOoEmphasis">Calc Guide</text:span> for details.</text:p>
        </text:list-item>
      </text:list>
      <table:table table:name="Table49" table:style-name="Table49">
        <table:table-column table:style-name="Table49.A"/>
        <table:table-column table:style-name="Table49.B"/>
        <table:table-row>
          <table:table-cell table:style-name="Table49.A1" office:value-type="string">
            <text:p text:style-name="OOoTip_2f_Note_2f_Caution">Tip</text:p>
          </table:table-cell>
          <table:table-cell table:style-name="Table49.A1" office:value-type="string">
            <text:p text:style-name="OOoTableText">Use one of the four Alt+Arrow key combinations to resize a cell.</text:p>
          </table:table-cell>
        </table:table-row>
      </table:table>
      <text:h text:style-name="OOoHeading_20_3" text:outline-level="4">Customizing the <text:span text:style-name="T12">Enter</text:span> Key</text:h>
      <text:p text:style-name="OOoTextBody">You can customize the direction in which the <text:alphabetical-index-mark text:string-value="Enter key, use of" text:key1="Calc"/><text:span text:style-name="OOoKeystroke">Enter</text:span> key moves the focus, by selecting <text:span text:style-name="OOoMenuPath">Tools &gt; Options &gt; OpenOffice Calc &gt; General</text:span><text:span text:style-name="OOoDefault">.</text:span></text:p>
      <text:p text:style-name="OOoTextBody"><text:span text:style-name="OOoDefault">The four choices for the direction of the </text:span><text:span text:style-name="OOoKeystroke">Enter</text:span><text:span text:style-name="OOoDefault"> key are shown on the right-hand side of </text:span><text:span text:style-name="OOoDefault"><text:sequence-ref text:reference-format="category-and-value" text:ref-name="refFigure10">Figure 11</text:sequence-ref></text:span><text:span text:style-name="OOoDefault">. It can move the focus down, right, up, or left. Depending on the file being used or on the type of data being entered, setting a different direction can be useful.</text:span></text:p>
      <text:p text:style-name="OOoTextBody"><text:span text:style-name="OOoDefault">The </text:span><text:span text:style-name="OOoKeystroke">Enter</text:span><text:span text:style-name="OOoDefault"> key can also be used to switch into and out of editing mode. Use the first two options under </text:span><text:span text:style-name="OOoEmphasis">Input settings</text:span><text:span text:style-name="OOoDefault"> in </text:span><text:span text:style-name="OOoDefault"><text:sequence-ref text:reference-format="category-and-value" text:ref-name="refFigure10">Figure 11</text:sequence-ref></text:span><text:span text:style-name="OOoDefault"> to change the </text:span><text:span text:style-name="OOoKeystroke">Enter</text:span><text:span text:style-name="OOoDefault"> key settings.</text:span></text:p>
      <text:p text:style-name="OOoFigure"><text:span text:style-name="OOoDefault"><draw:frame draw:style-name="fr8" draw:name="Figure_AOO41GS05_11" text:anchor-type="as-char" svg:width="5.3957in" draw:z-index="71"><draw:text-box fo:min-height="1.5146in"><text:p text:style-name="OOoFigureCaption"><draw:frame draw:style-name="fr21" draw:name="AOO41GS05_016" text:anchor-type="as-char" svg:width="5.3957in" svg:height="1.302in" draw:z-index="72"><draw:image xlink:href="Pictures/10000000000002060000007D31C6CDB1.png" xlink:type="simple" xlink:show="embed" xlink:actuate="onLoad"/></draw:frame></text:p><text:p text:style-name="OOoFigureCaption">Figure <text:sequence text:ref-name="refFigure10" text:name="Figure" text:formula="ooow:Figure+1" style:num-format="1">11</text:sequence>: Customizing the effect of the Enter key</text:p></draw:text-box></draw:frame></text:span></text:p>
      <text:h text:style-name="OOoHeading_20_2" text:outline-level="3"><text:soft-page-break/>Moving from <text:alphabetical-index-mark text:string-value="sheet to sheet, in Calc" text:key1="navigation"/>Sheet to Sheet</text:h>
      <text:p text:style-name="OOoTextBody">Each sheet in a spreadsheet is independent of the others, though they can be linked with references from one sheet to another. There are three ways to navigate between different sheets in a spreadsheet.</text:p>
      <text:p text:style-name="OOoDefinitionTerm">Using the Navigator</text:p>
      <text:p text:style-name="OOoDefinition">When the Navigator is open (<text:sequence-ref text:reference-format="category-and-value" text:ref-name="refFigure8">Figure 9</text:sequence-ref>), double-clicking on any of the listed sheets selects the sheet.</text:p>
      <text:p text:style-name="OOoDefinitionTerm">Using the keyboard</text:p>
      <text:p text:style-name="OOoDefinition">Pressing <text:span text:style-name="OOoKeystroke">Ctrl+Page Down</text:span><text:span text:style-name="OOoDefault"> moves one sheet to the right and pressing </text:span><text:span text:style-name="OOoKeystroke">Ctrl+Page Up</text:span><text:span text:style-name="OOoDefault"> moves one sheet to the left.</text:span></text:p>
      <text:p text:style-name="OOoDefinitionTerm">Using the mouse</text:p>
      <text:p text:style-name="OOoDefinition">Clicking on one of the sheet tabs at the bottom of the spreadsheet selects that sheet.</text:p>
      <text:p text:style-name="OOoDefinition">If you have a lot of sheets, then some sheet tabs may be hidden behind the horizontal scroll bar at the bottom of the screen. If this is the case, then the four buttons at the left of the sheet tabs can move the tabs into view. <text:sequence-ref text:reference-format="category-and-value" text:ref-name="refFigure11">Figure 12</text:sequence-ref> shows how to do this.</text:p>
      <text:p text:style-name="P19"><draw:frame draw:style-name="fr9" draw:name="Figure_AOO41GS05_12" text:anchor-type="as-char" svg:width="3.7016in" draw:z-index="73"><draw:text-box fo:min-height="2.6764in"><text:p text:style-name="OOoFigureCaption"><draw:frame draw:style-name="fr20" draw:name="AOO41GS05_017" text:anchor-type="paragraph" svg:width="3.6953in" svg:height="2.4756in" draw:z-index="74"><draw:image xlink:href="Pictures/1000020100000184000001045AEFA345.png" xlink:type="simple" xlink:show="embed" xlink:actuate="onLoad"/></draw:frame>Figure <text:sequence text:ref-name="refFigure11" text:name="Figure" text:formula="ooow:Figure+1" style:num-format="1">12</text:sequence>. Sheet tab arrows</text:p></draw:text-box></draw:frame></text:p>
      <text:p text:style-name="P7">Notice that the sheets here are not numbered in order. Sheet numbering is arbitrary; you can name a sheet as you wish.</text:p>
      <table:table table:name="Table50" table:style-name="Table50">
        <table:table-column table:style-name="Table50.A"/>
        <table:table-column table:style-name="Table50.B"/>
        <table:table-row>
          <table:table-cell table:style-name="Table50.A1" office:value-type="string">
            <text:p text:style-name="OOoTip_2f_Note_2f_Caution">Note</text:p>
          </table:table-cell>
          <table:table-cell table:style-name="Table50.A1" office:value-type="string">
            <text:p text:style-name="OOoTableText">The sheet tab arrows that appear in <text:sequence-ref text:reference-format="category-and-value" text:ref-name="refFigure11">Figure 12</text:sequence-ref> only appear if you have some sheet tabs that are hidden by the horizontal scrollbar. Otherwise, they will appear faded as in <text:sequence-ref text:reference-format="category-and-value" text:ref-name="refFigure0">Figure 1</text:sequence-ref>.</text:p>
          </table:table-cell>
        </table:table-row>
      </table:table>
      <text:h text:style-name="OOoHeading_20_1" text:outline-level="2">Selecting Items in a Sheet or Spreadsheet</text:h>
      <text:h text:style-name="OOoHeading_20_2" text:outline-level="3"><text:bookmark-start text:name="__RefHeading__7397_801999168"/><text:alphabetical-index-mark text:string-value="selecting" text:key1="cells, in Calc"/>Selecting <text:alphabetical-index-mark-start text:id="IMark381205916" text:key1="selection, in Calc"/>Cells<text:bookmark-end text:name="__RefHeading__7397_801999168"/><text:alphabetical-index-mark-end text:id="IMark381205916"/></text:h>
      <text:p text:style-name="OOoTextBody">Cells can be selected in a variety of combinations and quantities.</text:p>
      <text:p text:style-name="OOoDefinitionTerm">Single cell</text:p>
      <text:p text:style-name="OOoTextBody">Left-click in the cell. The result will look like the left side of <text:sequence-ref text:reference-format="category-and-value" text:ref-name="refFigure9">Figure 10</text:sequence-ref>. You can verify your selection by looking in the Name box.</text:p>
      <text:p text:style-name="OOoDefinitionTerm"><text:soft-page-break/>Range of contiguous cells</text:p>
      <text:p text:style-name="OOoTextBody">A range of cells can be selected using the keyboard or the mouse.</text:p>
      <text:p text:style-name="OOoTextBody_5f_ListIntro">To select a range of cells by dragging the mouse:</text:p>
      <text:list xml:id="list34504609" text:continue-list="list34472549" text:style-name="OOoNum_20_123">
        <text:list-item text:start-value="1">
          <text:p text:style-name="OOoNum_20_123_20_Start">Click in a cell.</text:p>
        </text:list-item>
        <text:list-item>
          <text:p text:style-name="OOoNum_20_123_20_Cont.">Press and hold down the left mouse button.</text:p>
        </text:list-item>
        <text:list-item>
          <text:p text:style-name="OOoNum_20_123_20_Cont.">Move the mouse around the screen.</text:p>
        </text:list-item>
        <text:list-item>
          <text:p text:style-name="OOoNum_20_123_20_End">Once the desired block of cells is highlighted, release the left mouse button.</text:p>
        </text:list-item>
      </text:list>
      <text:p text:style-name="OOoTextBody_5f_ListIntro">To select a range of cells without dragging the mouse:</text:p>
      <text:list xml:id="list34503633" text:continue-list="list34504609" text:style-name="OOoNum_20_123">
        <text:list-item text:start-value="1">
          <text:p text:style-name="OOoNum_20_123_20_Start">Click in the cell which is to be one corner of the range of cells.</text:p>
        </text:list-item>
        <text:list-item>
          <text:p text:style-name="OOoNum_20_123_20_Cont.">Move the mouse to the opposite corner of the range of cells.</text:p>
        </text:list-item>
        <text:list-item>
          <text:p text:style-name="OOoNum_20_123_20_End">Hold down the <text:span text:style-name="OOoKeystroke">Shift</text:span> key and click.</text:p>
        </text:list-item>
      </text:list>
      <text:p text:style-name="OOoTextBody_5f_ListIntro">To select a range of cells without using the mouse:</text:p>
      <text:list xml:id="list34487062" text:continue-list="list34503633" text:style-name="OOoNum_20_123">
        <text:list-item text:start-value="1">
          <text:p text:style-name="OOoNum_20_123_20_Start">Select the cell that will be one of the corners in the range of cells.</text:p>
        </text:list-item>
        <text:list-item>
          <text:p text:style-name="OOoNum_20_123_20_End">While holding down the <text:span text:style-name="OOoKeystroke">Shift</text:span><text:span text:style-name="OOoDefault"> key, use the cursor arrows to select the rest of the range.</text:span></text:p>
        </text:list-item>
      </text:list>
      <text:p text:style-name="OOoTextBody"><text:span text:style-name="OOoDefault">The result of these methods looks like the right side of </text:span><text:span text:style-name="OOoDefault"><text:sequence-ref text:reference-format="category-and-value" text:ref-name="refFigure9">Figure 10</text:sequence-ref></text:span><text:span text:style-name="OOoDefault">.</text:span></text:p>
      <text:p text:style-name="OOoTextBody_5f_ListIntro"><text:span text:style-name="OOoDefault">To select all the occupied cells in one direction:</text:span></text:p>
      <text:list xml:id="list34472637" text:continue-list="list34487062" text:style-name="OOoNum_20_123">
        <text:list-item text:start-value="1">
          <text:p text:style-name="P45"><text:span text:style-name="OOoDefault">Click the first cell in the desired range.</text:span></text:p>
        </text:list-item>
        <text:list-item>
          <text:p text:style-name="OOoNum_20_123_20_End"><text:span text:style-name="OOoDefault">Hold the </text:span><text:span text:style-name="OOoKeystroke">Ctrl + Shift</text:span><text:span text:style-name="OOoDefault"> keys and press the arrow to move in the desired direction. The cursor will jump to the last occupied cell.</text:span></text:p>
        </text:list-item>
      </text:list>
      <table:table table:name="Table51" table:style-name="Table51">
        <table:table-column table:style-name="Table51.A"/>
        <table:table-column table:style-name="Table51.B"/>
        <table:table-row>
          <table:table-cell table:style-name="Table51.A1" office:value-type="string">
            <text:p text:style-name="OOoTip_2f_Note_2f_Caution">Tip</text:p>
          </table:table-cell>
          <table:table-cell table:style-name="Table51.A1" office:value-type="string">
            <text:p text:style-name="OOoTableText">You can also directly select a range of cells using the Name box. Click into the Name Box as described in “<text:reference-ref text:reference-format="text" text:ref-name="cell reference">Using a cell reference</text:reference-ref>” on page <text:reference-ref text:reference-format="page" text:ref-name="cell reference">7</text:reference-ref>. To select a range of cells, enter the cell reference for the upper left-hand cell, followed by a colon (:), and then the lower right-hand cell reference. For example, to select the range that would go from A3 to C6, you would enter A3:C6.</text:p>
          </table:table-cell>
        </table:table-row>
      </table:table>
      <text:p text:style-name="P31">Range of noncontiguous cells</text:p>
      <text:list xml:id="list34502809" text:continue-list="list34472637" text:style-name="OOoNum_20_123">
        <text:list-item text:start-value="1">
          <text:p text:style-name="OOoNum_20_123_20_Start">Select the cell or range of cells using one of the methods above.</text:p>
        </text:list-item>
        <text:list-item>
          <text:p text:style-name="OOoNum_20_123_20_Cont.">Move the mouse pointer to the start of the next range or single cell.</text:p>
        </text:list-item>
        <text:list-item>
          <text:p text:style-name="OOoNum_20_123_20_Cont.">Hold down the <text:span text:style-name="OOoKeystroke">Ctrl</text:span> key and click or click-and-drag to select a range. </text:p>
        </text:list-item>
        <text:list-item>
          <text:p text:style-name="OOoNum_20_123_20_End">Repeat as necessary.</text:p>
        </text:list-item>
      </text:list>
      <text:h text:style-name="OOoHeading_20_2" text:outline-level="3"><text:alphabetical-index-mark text:string-value="selecting" text:key1="columns, in Calc"/>Selecting<text:alphabetical-index-mark text:string-value="selecting" text:key1="rows, in Calc"/> Columns and Rows</text:h>
      <text:p text:style-name="P15">Entire <text:alphabetical-index-mark-start text:id="IMark381205628" text:key1="selection, in Calc"/>columns<text:alphabetical-index-mark-end text:id="IMark381205628"/> and <text:alphabetical-index-mark-start text:id="IMark381205532" text:key1="selection, in Calc"/>rows<text:alphabetical-index-mark-end text:id="IMark381205532"/> can be selected very quickly in Apache OpenOffice.</text:p>
      <text:p text:style-name="OOoDefinitionTerm">Single column or row</text:p>
      <text:p text:style-name="OOoTextBody">To select a single column, click on the column identifier letter (see <text:sequence-ref text:reference-format="category-and-value" text:ref-name="refFigure0">Figure 1</text:sequence-ref>).</text:p>
      <text:p text:style-name="OOoTextBody">To select a single row, click on the row identifier number.</text:p>
      <text:p text:style-name="OOoDefinitionTerm">Multiple columns or rows</text:p>
      <text:p text:style-name="OOoTextBody_5f_ListIntro">To select multiple columns or rows that are contiguous:</text:p>
      <text:list xml:id="list34494731" text:continue-list="list34502809" text:style-name="OOoNum_20_123">
        <text:list-item text:start-value="1">
          <text:p text:style-name="OOoNum_20_123_20_Start">Click on the first column or row in the group.</text:p>
        </text:list-item>
        <text:list-item>
          <text:p text:style-name="OOoNum_20_123_20_Cont.">Hold down the <text:span text:style-name="OOoKeystroke">Shift</text:span><text:span text:style-name="OOoKeystroke"><text:span text:style-name="T10"> </text:span></text:span>key<text:span text:style-name="OOoKeystroke"><text:span text:style-name="T10">.</text:span></text:span></text:p>
        </text:list-item>
        <text:list-item>
          <text:p text:style-name="OOoNum_20_123_20_End"><text:span text:style-name="OOoDefault">Click the last column or row in the group.</text:span></text:p>
        </text:list-item>
      </text:list>
      <text:p text:style-name="OOoTextBody_5f_ListIntro"><text:soft-page-break/><text:span text:style-name="OOoDefault">To select multiple columns or rows that are not contiguous:</text:span></text:p>
      <text:list xml:id="list34486369" text:continue-list="list34494731" text:style-name="OOoNum_20_123">
        <text:list-item text:start-value="1">
          <text:p text:style-name="OOoNum_20_123_20_Start"><text:span text:style-name="OOoDefault">Click on the first column or row in the group.</text:span></text:p>
        </text:list-item>
        <text:list-item>
          <text:p text:style-name="OOoNum_20_123_20_Cont."><text:span text:style-name="OOoDefault">Hold down </text:span>the <text:span text:style-name="OOoKeystroke">Ctrl</text:span> ke<text:span text:style-name="OOoKeystroke"><text:span text:style-name="T10">y.</text:span></text:span></text:p>
        </text:list-item>
        <text:list-item>
          <text:p text:style-name="OOoNum_20_123_20_End"><text:span text:style-name="OOoDefault">Click on all the subsequent columns or rows while holding down </text:span>the <text:span text:style-name="OOoKeystroke">Ctrl</text:span> k<text:span text:style-name="OOoKeystroke"><text:span text:style-name="T10">ey.</text:span></text:span></text:p>
        </text:list-item>
      </text:list>
      <text:p text:style-name="OOoDefinitionTerm">Entire sheet</text:p>
      <text:p text:style-name="OOoTextBody">To select the entire sheet, click on the small box between the A column header and the 1 row header. You can also press <text:span text:style-name="OOoKeystroke">Ctrl+A</text:span> to select the entire sheet.</text:p>
      <text:p text:style-name="P19"><draw:frame draw:style-name="fr2" draw:name="Figure_AOO41GS05_13" text:anchor-type="as-char" svg:width="2.4984in" draw:z-index="75"><draw:text-box fo:min-height="1.1453in"><text:p text:style-name="OOoFigureCaption"><draw:frame draw:style-name="fr21" draw:name="AOO41GS05_018" text:anchor-type="as-char" svg:width="2.4984in" svg:height="0.8992in" draw:z-index="76"><draw:image xlink:href="Pictures/10000000000001080000005F68A7535D.png" xlink:type="simple" xlink:show="embed" xlink:actuate="onLoad"/></draw:frame></text:p><text:p text:style-name="OOoFigureCaption">Figure <text:sequence text:ref-name="refFigure12" text:name="Figure" text:formula="ooow:Figure+1" style:num-format="1">13</text:sequence>. Select All box</text:p></draw:text-box></draw:frame></text:p>
      <text:h text:style-name="OOoHeading_20_2" text:outline-level="3"><text:alphabetical-index-mark text:string-value="selecting" text:key1="sheets, in Calc"/>Selecting <text:alphabetical-index-mark-start text:id="IMark381205772" text:key1="selection, in Calc"/>Sheets<text:alphabetical-index-mark-end text:id="IMark381205772"/></text:h>
      <text:p text:style-name="OOoTextBody">You can select either one or multiple sheets. It can be advantageous to select multiple sheets at times when you want to make changes to many sheets at once.</text:p>
      <text:p text:style-name="OOoDefinitionTerm">Single sheet</text:p>
      <text:p text:style-name="OOoDefinition">Click on the sheet tab for the sheet you want to select. The active sheet becomes white (see <text:sequence-ref text:reference-format="category-and-value" text:ref-name="refFigure13">Figure 14</text:sequence-ref>).</text:p>
      <text:p text:style-name="OOoDefinitionTerm">Multiple contiguous sheets</text:p>
      <text:p text:style-name="OOoTextBody_5f_ListIntro">To select multiple contiguous sheets:</text:p>
      <text:list xml:id="list34473045" text:continue-list="list34486369" text:style-name="OOoNum_20_123">
        <text:list-item text:start-value="1">
          <text:p text:style-name="OOoNum_20_123_20_Start">Click on the sheet tab for the first desired sheet.</text:p>
        </text:list-item>
        <text:list-item>
          <text:p text:style-name="OOoNum_20_123_20_Cont.">Move the mouse pointer over the sheet tab for the last desired sheet.</text:p>
        </text:list-item>
        <text:list-item>
          <text:p text:style-name="OOoNum_20_123_20_End">Hold down the <text:span text:style-name="OOoKeystroke">Shift</text:span> key and click on the sheet tab.</text:p>
        </text:list-item>
      </text:list>
      <text:p text:style-name="OOoTextBody">All the tabs between these two sheets will turn white. Any actions that you perform will now affect all highlighted sheets.</text:p>
      <text:p text:style-name="OOoDefinitionTerm">Multiple noncontiguous sheets</text:p>
      <text:p text:style-name="OOoTextBody_5f_ListIntro">To select multiple noncontiguous sheets:</text:p>
      <text:list xml:id="list34496231" text:continue-list="list34473045" text:style-name="OOoNum_20_123">
        <text:list-item text:start-value="1">
          <text:p text:style-name="OOoNum_20_123_20_Start">Click on the sheet tab for the first sheet.</text:p>
        </text:list-item>
        <text:list-item>
          <text:p text:style-name="OOoNum_20_123_20_Cont.">Move the mouse pointer over the second sheet tab.</text:p>
        </text:list-item>
        <text:list-item>
          <text:p text:style-name="OOoNum_20_123_20_Cont.">Hold down the <text:span text:style-name="OOoKeystroke">Ctrl</text:span> key and click on the sheet tab.</text:p>
        </text:list-item>
        <text:list-item>
          <text:p text:style-name="OOoNum_20_123_20_End">Repeat as necessary.</text:p>
        </text:list-item>
      </text:list>
      <text:p text:style-name="OOoTextBody">The selected tabs will turn white. Any actions that you perform will now affect all highlighted sheets.</text:p>
      <text:p text:style-name="OOoDefinitionTerm">All sheets</text:p>
      <text:p text:style-name="OOoTextBody"><text:span text:style-name="OOoKeystroke">Right-click </text:span>any one of the sheet tabs and choose <text:span text:style-name="OOoMenuPath">Select All Sheets</text:span> from the pop-up menu.</text:p>
      <text:h text:style-name="OOoHeading_20_1" text:outline-level="2">Working with Columns and Rows</text:h>
      <text:h text:style-name="OOoHeading_20_2" text:outline-level="3"><text:alphabetical-index-mark text:string-value="inserting" text:key1="columns, in Calc"/>Inserting<text:alphabetical-index-mark text:string-value="inserting" text:key1="rows, in Calc"/> Columns and Rows</text:h>
      <text:p text:style-name="OOoTextBody">Columns and rows can be inserted individually or in groups.</text:p>
      <table:table table:name="Table52" table:style-name="Table52">
        <table:table-column table:style-name="Table52.A"/>
        <table:table-column table:style-name="Table52.B"/>
        <text:soft-page-break/>
        <table:table-row>
          <table:table-cell table:style-name="Table52.A1" office:value-type="string">
            <text:p text:style-name="OOoTip_2f_Note_2f_Caution">Note</text:p>
          </table:table-cell>
          <table:table-cell table:style-name="Table52.A1" office:value-type="string">
            <text:p text:style-name="OOoTableText">When you insert a single new column, it is inserted to the <text:span text:style-name="OOoEmphasis">left</text:span> of the highlighted column. When you insert a single new row, it is inserted <text:span text:style-name="OOoEmphasis">above</text:span> the highlighted row.</text:p>
            <text:p text:style-name="OOoTableText">Cells in the new columns or rows are formatted like the corresponding cells in the column or row before (or to the left of) which the new column or row is inserted.</text:p>
          </table:table-cell>
        </table:table-row>
      </table:table>
      <text:p text:style-name="OOoDefinitionTerm">Single column or row</text:p>
      <text:p text:style-name="OOoTextBody_5f_ListIntro">Using the <text:span text:style-name="OOoMenuPath">Insert</text:span> menu:</text:p>
      <text:list xml:id="list34496400" text:continue-list="list34496231" text:style-name="OOoNum_20_123">
        <text:list-item text:start-value="1">
          <text:p text:style-name="OOoNum_20_123_20_Start">Select the cell, column, or row where you want the new column or row inserted.</text:p>
        </text:list-item>
        <text:list-item>
          <text:p text:style-name="OOoNum_20_123_20_End">Choose either <text:span text:style-name="OOoMenuPath">Insert &gt; Columns or Insert &gt; Rows</text:span>.</text:p>
        </text:list-item>
      </text:list>
      <text:p text:style-name="OOoTextBody_5f_ListIntro">Using the mouse:</text:p>
      <text:list xml:id="list34474548" text:continue-list="list34496400" text:style-name="OOoNum_20_123">
        <text:list-item text:start-value="1">
          <text:p text:style-name="OOoNum_20_123_20_Start">Select the cell, column, or row where you want the new column or row inserted.</text:p>
        </text:list-item>
        <text:list-item>
          <text:p text:style-name="OOoNum_20_123_20_Cont.">Right-click the header of the column or row.</text:p>
        </text:list-item>
        <text:list-item>
          <text:p text:style-name="OOoNum_20_123_20_End">Choose <text:span text:style-name="OOoMenuPath">Insert Rows </text:span>or <text:span text:style-name="OOoMenuPath">Insert Columns</text:span><text:span text:style-name="OOoMenuPath"><text:span text:style-name="T14">.</text:span></text:span></text:p>
        </text:list-item>
      </text:list>
      <text:p text:style-name="OOoDefinitionTerm">Multiple columns or rows</text:p>
      <text:p text:style-name="OOoTextBody_5f_ListIntro">Multiple columns or rows can be inserted at once rather than inserting them one at a time.</text:p>
      <text:list xml:id="list34483040" text:continue-list="list34474548" text:style-name="OOoNum_20_123">
        <text:list-item text:start-value="1">
          <text:p text:style-name="OOoNum_20_123_20_Start">Highlight the required number of columns or rows by holding down the left mouse button on the first one and then dragging across the required number of identifiers.</text:p>
        </text:list-item>
        <text:list-item>
          <text:p text:style-name="OOoNum_20_123_20_End">Proceed as for inserting a single column or row above.</text:p>
        </text:list-item>
      </text:list>
      <text:h text:style-name="OOoHeading_20_2" text:outline-level="3"><text:alphabetical-index-mark text:string-value="deleting" text:key1="rows, in Calc"/>Deleting<text:alphabetical-index-mark text:string-value="deleting" text:key1="columns, in Calc"/> Columns and Rows</text:h>
      <text:p text:style-name="P15">Columns and rows can be deleted individually or in groups.</text:p>
      <text:p text:style-name="OOoDefinitionTerm">Single column or row</text:p>
      <text:p text:style-name="OOoTextBody_5f_ListIntro">A single column or row can only be deleted by using the mouse:</text:p>
      <text:list xml:id="list34484162" text:continue-list="list34483040" text:style-name="OOoNum_20_123">
        <text:list-item text:start-value="1">
          <text:p text:style-name="OOoNum_20_123_20_Start">Select the column or row to be deleted.</text:p>
        </text:list-item>
        <text:list-item>
          <text:p text:style-name="OOoNum_20_123_20_Cont.">Right-click on the column or row header.</text:p>
        </text:list-item>
        <text:list-item>
          <text:p text:style-name="OOoNum_20_123_20_End">Select <text:span text:style-name="OOoMenuPath">Delete Columns</text:span> or <text:span text:style-name="OOoMenuPath">Delete Rows</text:span> from the pop-up menu.</text:p>
        </text:list-item>
      </text:list>
      <text:p text:style-name="OOoDefinitionTerm">Multiple columns or rows</text:p>
      <text:p text:style-name="OOoTextBody_5f_ListIntro">Multiple columns or rows can be deleted at once rather than deleting them one at a time.</text:p>
      <text:list xml:id="list34490719" text:continue-list="list34484162" text:style-name="OOoNum_20_123">
        <text:list-item text:start-value="1">
          <text:p text:style-name="OOoNum_20_123_20_Start">Highlight the required number of columns or rows by holding down the left mouse button on the first one and then dragging across the required number of identifiers.</text:p>
        </text:list-item>
        <text:list-item>
          <text:p text:style-name="OOoNum_20_123_20_End">Proceed as for deleting a single column or row above.</text:p>
        </text:list-item>
      </text:list>
      <text:h text:style-name="OOoHeading_20_1" text:outline-level="2"><text:soft-page-break/>Working with Sheets</text:h>
      <text:p text:style-name="P15">Like any other Calc element, sheets can be inserted, deleted, and renamed.</text:p>
      <text:h text:style-name="OOoHeading_20_2" text:outline-level="3"><text:alphabetical-index-mark text:string-value="inserting" text:key1="sheets, in Calc"/>Inserting New Sheets</text:h>
      <text:p text:style-name="OOoTextBody_5f_ListIntro">There are several ways to insert a new sheet. The first step for all the methods is to select the sheets that the new sheet will be inserted next to. Then any of the following options can be used.</text:p>
      <text:list xml:id="list2114789712" text:style-name="OOoBullets_20_1">
        <text:list-item>
          <text:p text:style-name="OOoList_20_1_20_Start">Choose<text:span text:style-name="T2"> </text:span><text:span text:style-name="OOoMenuPath"><text:span text:style-name="T2">Insert &gt;</text:span></text:span><text:span text:style-name="T2"> </text:span><text:span text:style-name="OOoMenuPath"><text:span text:style-name="T2">Sheet</text:span></text:span><text:span text:style-name="T2"> from the menu bar.</text:span></text:p>
        </text:list-item>
      </text:list>
      <text:list xml:id="list34483449" text:continue-list="list34473897" text:style-name="OOoBullets_20_1">
        <text:list-item>
          <text:p text:style-name="OOoList_20_1_20_Cont."><text:span text:style-name="T2">Right-click on the sheet tab and </text:span>choose <text:span text:style-name="OOoMenuPath">Insert Sheet</text:span>.</text:p>
        </text:list-item>
        <text:list-item>
          <text:p text:style-name="OOoList_20_1_20_End">Click in an empty space at the end of the line of sheet tabs.</text:p>
        </text:list-item>
      </text:list>
      <text:p text:style-name="P19"><draw:frame draw:style-name="fr10" draw:name="Figure_AOO41GS05_14" text:anchor-type="as-char" svg:width="3.5937in" draw:z-index="79"><draw:text-box fo:min-height="1.2492in"><text:p text:style-name="OOoFigureCaption"><draw:frame draw:style-name="fr20" draw:name="AOO41GS05_019" text:anchor-type="paragraph" svg:width="3.5902in" svg:height="1.0472in" draw:z-index="80"><draw:image xlink:href="Pictures/10000201000001790000006E61C67F33.png" xlink:type="simple" xlink:show="embed" xlink:actuate="onLoad"/></draw:frame>Figure <text:sequence text:ref-name="refFigure13" text:name="Figure" text:formula="ooow:Figure+1" style:num-format="1">14</text:sequence>. Creating a new sheet</text:p></draw:text-box></draw:frame></text:p>
      <text:p text:style-name="OOoTextBody"><text:span text:style-name="T2">Each method will open </text:span>the Insert Sheet dialog<text:span text:style-name="T2"> (</text:span><text:span text:style-name="T2"><text:sequence-ref text:reference-format="category-and-value" text:ref-name="refFigure14">Figure 15</text:sequence-ref></text:span><text:span text:style-name="T2">). He</text:span>re you can select whether the new sheet is to go before or after the selected sheet and how many sheets you want to insert. If you are inserting only one sheet, there is the opportunity to give the sheet a name.</text:p>
      <text:p text:style-name="OOoFigure"><draw:frame draw:style-name="fr11" draw:name="Figure_AOO41GS05_15" text:anchor-type="as-char" svg:width="6.0417in" draw:z-index="81"><draw:text-box fo:min-height="3.348in"><text:p text:style-name="OOoFigureCaption"><draw:frame draw:style-name="fr30" draw:name="AOO41GS05_020" text:anchor-type="as-char" svg:width="6.0417in" svg:height="3.0783in" draw:z-index="82"><draw:image xlink:href="Pictures/10000000000002440000018A654BCACF.png" xlink:type="simple" xlink:show="embed" xlink:actuate="onLoad"/></draw:frame></text:p><text:p text:style-name="OOoFigureCaption">Figure <text:sequence text:ref-name="refFigure14" text:name="Figure" text:formula="ooow:Figure+1" style:num-format="1">15</text:sequence>. Insert Sheet dialog</text:p></draw:text-box></draw:frame> </text:p>
      <text:h text:style-name="OOoHeading_20_2" text:outline-level="3"><text:soft-page-break/>Moving and Copying Sheets</text:h>
      <text:p text:style-name="P15">You can move or copy sheets within the same spreadsheet by using either the mouse (drag and drop) or a dialog. Drag and drop does not work if you wish to move or copy a sheet to a different spreadsheet; instead, you need to use the dialog.</text:p>
      <text:h text:style-name="OOoHeading_20_3" text:outline-level="4">Using the Mouse</text:h>
      <text:p text:style-name="OOoTextBody">To <text:span text:style-name="OOoEmphasis">move</text:span> a sheet to a different position within the same spreadsheet, click on the sheet tab and drag it left or right. Two little triangles indicate where the sheet will be dropped (see <text:sequence-ref text:reference-format="category-and-value" text:ref-name="refFigure15">Figure 16</text:sequence-ref>). The mouse pointer (not shown in the illustration) may change to include an indicator; the indicator symbol varies with your operating system.</text:p>
      <text:p text:style-name="OOoFigure"><draw:frame draw:style-name="fr5" draw:name="Figure_AOO41GS05_16" text:anchor-type="as-char" svg:width="3.0819in" draw:z-index="48"><draw:text-box fo:min-height="1.1181in"><text:p text:style-name="OOoFigureCaption"><draw:frame draw:style-name="fr31" draw:name="AOO41GS05_021" text:anchor-type="as-char" svg:width="3.0819in" svg:height="0.9291in" draw:z-index="49"><draw:image xlink:href="Pictures/100000000000011D00000064980580D9.png" xlink:type="simple" xlink:show="embed" xlink:actuate="onLoad"/></draw:frame>Figure <text:sequence text:ref-name="refFigure15" text:name="Figure" text:formula="ooow:Figure+1" style:num-format="1">16</text:sequence>: Dragging a sheet to move it</text:p></draw:text-box></draw:frame></text:p>
      <text:p text:style-name="OOoTextBody">To <text:span text:style-name="OOoEmphasis">copy</text:span> a sheet within the same spreadsheet, hold down the <text:span text:style-name="OOoKeystroke">Ctrl</text:span> key (<text:span text:style-name="OOoKeystroke">Option</text:span> key on Mac) while you click on the sheet tab and drag it. The mouse pointer may change to include a plus sign or other indicator; the symbol varies with your operating system.</text:p>
      <text:h text:style-name="OOoHeading_20_3" text:outline-level="4">Using a dialog</text:h>
      <text:p text:style-name="P15">The Move/Copy dialog provides the opportunity to specify exactly where you want the sheet to go (in the same or a different document), at the same time as moving or copying occurs.</text:p>
      <table:table table:name="Table45" table:style-name="Table45">
        <table:table-column table:style-name="Table45.A"/>
        <table:table-column table:style-name="Table45.B"/>
        <table:table-row>
          <table:table-cell table:style-name="Table45.A1" office:value-type="string">
            <text:p text:style-name="OOoTip_2f_Note_2f_Caution">Note</text:p>
          </table:table-cell>
          <table:table-cell table:style-name="Table45.A1" office:value-type="string">
            <text:p text:style-name="OOoTableText">When moving or copying sheets between different spreadsheets, be sure that both documents are open.</text:p>
          </table:table-cell>
        </table:table-row>
      </table:table>
      <text:p text:style-name="OOoTextBody_5f_ListIntro">Follow these steps:</text:p>
      <text:list xml:id="list1189579886" text:style-name="OOoNum_20_123">
        <text:list-item>
          <text:p text:style-name="OOoNum_20_123_20_Start">In the current document, right-click on the sheet tab you wish to move or copy.</text:p>
        </text:list-item>
        <text:list-item>
          <text:p text:style-name="P44">Select <text:span text:style-name="OOoMenuPath">Move/Copy Sheet</text:span> from the context menu.</text:p>
        </text:list-item>
        <text:list-item>
          <text:p text:style-name="P44">On the Move/Copy Sheet dialog (<text:sequence-ref text:reference-format="category-and-value" text:ref-name="refFigure16">Figure 17</text:sequence-ref>):</text:p>
        </text:list-item>
      </text:list>
      <text:list xml:id="list34489059" text:continue-list="list34483449" text:style-name="OOoBullets_20_1">
        <text:list-item>
          <text:list>
            <text:list-item>
              <text:p text:style-name="OOoList_20_1_20_Start">Select or deselect the <text:span text:style-name="OOoMenuPath">Copy</text:span> option at the bottom.</text:p>
            </text:list-item>
            <text:list-item>
              <text:p text:style-name="OOoList_20_1_20_End"><text:span text:style-name="OOoMenuPath">To document</text:span>: select the document in which you want to place the sheet. By default, the field will show the current document. If you have another spreadsheet open, its name will appear in the drop-down list along with <text:span text:style-name="OOoMenuPath">-new document-</text:span>.<text:span text:style-name="OOoMenuPath">Insert before:</text:span> select the position within the target document.</text:p>
            </text:list-item>
          </text:list>
        </text:list-item>
      </text:list>
      <text:list xml:id="list34474351" text:continue-list="list1189579886" text:style-name="OOoNum_20_123">
        <text:list-item>
          <text:p text:style-name="P38">When you are done, click <text:span text:style-name="OOoMenuPath">OK</text:span>.</text:p>
        </text:list-item>
      </text:list>
      <text:p text:style-name="OOoFigure"><text:soft-page-break/><draw:frame draw:style-name="fr5" draw:name="Figure_AOO41GS05_17" text:anchor-type="as-char" svg:width="3.6835in" draw:z-index="42"><draw:text-box fo:min-height="3.1417in"><text:p text:style-name="OOoFigureCaption"><draw:frame draw:style-name="fr25" draw:name="AOO41GS05_022" text:anchor-type="as-char" svg:width="3.6835in" svg:height="2.8846in" draw:z-index="43"><draw:image xlink:href="Pictures/10000000000001680000011A2B307730.png" xlink:type="simple" xlink:show="embed" xlink:actuate="onLoad"/></draw:frame></text:p><text:p text:style-name="OOoFigureCaption">Figure <text:sequence text:ref-name="refFigure16" text:name="Figure" text:formula="ooow:Figure+1" style:num-format="1">17</text:sequence>: Move/Copy Sheet dialog</text:p></draw:text-box></draw:frame></text:p>
      <table:table table:name="Table53" table:style-name="Table53">
        <table:table-column table:style-name="Table53.A"/>
        <table:table-column table:style-name="Table53.B"/>
        <table:table-row>
          <table:table-cell table:style-name="Table53.A1" office:value-type="string">
            <text:p text:style-name="OOoTip_2f_Note_2f_Caution">Caution</text:p>
            <text:p text:style-name="OOoTip_2f_Note_2f_Caution"><draw:frame draw:style-name="fr28" draw:name="AOO41GS05_023_dangersign" text:anchor-type="as-char" svg:y="-0.2634in" svg:width="0.4307in" svg:height="0.398in" draw:z-index="44"><draw:image xlink:href="Pictures/10000201000000500000004A5CA4FE42.png" xlink:type="simple" xlink:show="embed" xlink:actuate="onLoad"/></draw:frame></text:p>
          </table:table-cell>
          <table:table-cell table:style-name="Table53.A1" office:value-type="string">
            <text:p text:style-name="OOoTableText">If you choose <text:span text:style-name="OOoStrongEmphasis">-new document-</text:span> as the location, a new spreadsheet will be created. This may cause conflicts with formulas linked to other sheets in the previous location. If you accidentally move a sheet, you can fix it by moving or copying the sheet back to the original location.</text:p>
            <text:p text:style-name="OOoTableText">This caution also applies to moving sheets to other existing documents.</text:p>
          </table:table-cell>
        </table:table-row>
      </table:table>
      <text:h text:style-name="OOoHeading_20_2" text:outline-level="3"><text:alphabetical-index-mark text:string-value="deleting" text:key1="sheets, in Calc"/>Deleting Sheets</text:h>
      <text:p text:style-name="OOoTextBody">Sheets can be deleted individually or in groups.</text:p>
      <text:p text:style-name="OOoDefinitionTerm">Single sheet</text:p>
      <text:p text:style-name="OOoDefinition">Right-click on the tab of the sheet you want to delete and choose <text:span text:style-name="OOoMenuPath">Delete Sheet</text:span> <text:span text:style-name="T2">from the pop‑up menu, or cho</text:span><text:span text:style-name="T2">o</text:span><text:span text:style-name="T2">se </text:span><text:span text:style-name="OOoMenuPath"><text:span text:style-name="T2">Edit &gt; Sheet &gt; Delete</text:span></text:span> from the menu bar.</text:p>
      <text:p text:style-name="OOoDefinitionTerm">Multiple sheets</text:p>
      <text:p text:style-name="OOoDefinition"><text:span text:style-name="T2">To delete multiple sheets, select them as described earlier, then either right-click over one of the tabs and selec</text:span>t <text:span text:style-name="OOoMenuPath">Delete Sheet</text:span> f<text:span text:style-name="T2">rom the pop-up menu, or choose </text:span><text:span text:style-name="OOoMenuPath"><text:span text:style-name="T2">Edit &gt; Sheet &gt; Delete</text:span></text:span><text:span text:style-name="T2"> from the menu bar.</text:span></text:p>
      <text:h text:style-name="OOoHeading_20_2" text:outline-level="3"><text:alphabetical-index-mark text:string-value="renaming" text:key1="sheets, in Calc"/>Renaming Sheets</text:h>
      <text:p text:style-name="OOoTextBody">The default name for a new sheet is <text:span text:style-name="OOoEmphasis">Sheet</text:span><text:span text:style-name="T11">X</text:span><text:span text:style-name="T10">,</text:span> where <text:span text:style-name="T11">X</text:span> is a number.<text:span text:style-name="T7"> </text:span>While this works for a small spreadsheet with only a few sheets, it becomes awkward when there are many sheets.</text:p>
      <text:p text:style-name="OOoTextBody_5f_ListIntro">To give a sheet a more meaningful name, you can:</text:p>
      <text:list xml:id="list225541969" text:style-name="OOoBullets_20_1">
        <text:list-item>
          <text:p text:style-name="OOoList_20_1_20_Start">Enter the name in the Name box when you create the sheet, or</text:p>
        </text:list-item>
        <text:list-item>
          <text:p text:style-name="P52">Right-click on a sheet tab and choose <text:span text:style-name="OOoMenuPath">Rename Sheet</text:span> from the pop-up menu; replace the existing name with a better one.</text:p>
        </text:list-item>
        <text:list-item>
          <text:p text:style-name="P49">Double-click on a sheet tab to pop up the Rename Sheet dialog.</text:p>
        </text:list-item>
      </text:list>
      <table:table table:name="Table55" table:style-name="Table55">
        <table:table-column table:style-name="Table55.A"/>
        <table:table-column table:style-name="Table55.B"/>
        <text:soft-page-break/>
        <table:table-row>
          <table:table-cell table:style-name="Table55.A1" office:value-type="string">
            <text:p text:style-name="OOoTip_2f_Note_2f_Caution">Note</text:p>
          </table:table-cell>
          <table:table-cell table:style-name="Table55.A1" office:value-type="string">
            <text:p text:style-name="OOoTableText">Sheet names must start with either a letter or a number. Apart from the first character of the sheet name, allowed characters are letters, numbers, spaces, and the underline character. Attempting to rename a sheet with an invalid name will produce an error message.</text:p>
          </table:table-cell>
        </table:table-row>
      </table:table>
      <text:h text:style-name="OOoHeading_20_1" text:outline-level="2"><text:alphabetical-index-mark text:string-value="viewing" text:key1="Calc"/>Viewing Calc</text:h>
      <text:h text:style-name="OOoHeading_20_2" text:outline-level="3">Using Zoom</text:h>
      <text:p text:style-name="OOoTextBody">Use the zoom function to change the view to show more or fewer cells in the window. For more about zoom, see Chapter 1 (Introducing Apache OpenOffice) in this book.</text:p>
      <text:h text:style-name="OOoHeading_20_2" text:outline-level="3"><text:alphabetical-index-mark text:string-value="freezing" text:key1="columns, in Calc"/>Freezing<text:alphabetical-index-mark text:string-value="freezing" text:key1="rows, in Calc"/> Rows and Columns</text:h>
      <text:p text:style-name="OOoTextBody">Freezing locks a number of rows at the top of a spreadsheet or a number of columns on the left of a spreadsheet or both.<text:span text:style-name="T7"> </text:span>Then when scrolling around within the sheet, any frozen columns and rows remain in view.</text:p>
      <text:p text:style-name="OOoTextBody"><text:sequence-ref text:reference-format="category-and-value" text:ref-name="refFigure17">Figure 18</text:sequence-ref> shows some frozen rows and columns.<text:span text:style-name="T7"> T</text:span>he heavier horizontal line between rows 3 and 14 and the heavier vertical line between columns C and H denote the frozen areas.<text:span text:style-name="T7"> </text:span>Rows 4 through 13 and columns D through G have been scrolled off the page. The first three rows and columns remained because they are frozen into place.</text:p>
      <text:p text:style-name="OOoTextBody">You can set the freeze point at a row, a column, or both a row and a column as in <text:sequence-ref text:reference-format="category-and-value" text:ref-name="refFigure17">Figure 18</text:sequence-ref>.</text:p>
      <text:p text:style-name="P32">Freezing single rows or columns</text:p>
      <text:list xml:id="list34504390" text:continue-list="list34490719" text:style-name="OOoNum_20_123">
        <text:list-item text:start-value="1">
          <text:p text:style-name="P45">Click on the header for the row below where you want the freeze or for the column to the right of where you want the freeze.</text:p>
        </text:list-item>
        <text:list-item>
          <text:p text:style-name="P44">Choose <text:span text:style-name="OOoMenuPath">Window &gt; Freeze</text:span><text:span text:style-name="OOoMenuPath"><text:span text:style-name="T14">.</text:span></text:span></text:p>
        </text:list-item>
        <text:list-item>
          <text:p text:style-name="P38"><text:span text:style-name="OOoDefault">A dark line appears, indicating where the freeze is put.</text:span></text:p>
        </text:list-item>
      </text:list>
      <text:p text:style-name="P32">Freezing a row and a column</text:p>
      <text:list xml:id="list34496425" text:continue-list="list34504390" text:style-name="OOoNum_20_123">
        <text:list-item text:start-value="1">
          <text:p text:style-name="P45">Click into the cell that is immediately below the row you want frozen and immediately to the right of the column you want frozen.</text:p>
        </text:list-item>
        <text:list-item>
          <text:p text:style-name="P44">Choose <text:span text:style-name="OOoMenuPath">Window &gt; Freeze</text:span><text:span text:style-name="OOoMenuPath"><text:span text:style-name="T14">.</text:span></text:span></text:p>
        </text:list-item>
        <text:list-item>
          <text:p text:style-name="P38">Two lines appear on the screen, a horizontal line above this cell and a vertical line to the left of this cell. Now as you scroll around the screen, everything above and to the left of these lines will remain in view.</text:p>
        </text:list-item>
      </text:list>
      <text:p text:style-name="OOoDefinitionTerm">Unfreezing</text:p>
      <text:p text:style-name="OOoDefinition">To unfreeze rows or columns, choose <text:span text:style-name="OOoMenuPath">Window &gt; Freeze</text:span>. The check mark by <text:span text:style-name="OOoMenuPath">Freeze</text:span> will vanish.</text:p>
      <text:p text:style-name="P19"><text:soft-page-break/><draw:frame draw:style-name="fr7" draw:name="Figure_AOO41GS05_18" text:anchor-type="as-char" svg:width="6.2583in" draw:z-index="77"><draw:text-box fo:min-height="3.2264in"><text:p text:style-name="Figure"><draw:frame draw:style-name="fr32" draw:name="AOO41GS05_024" text:anchor-type="as-char" svg:width="6.2583in" svg:height="2.9571in" draw:z-index="78"><draw:image xlink:href="Pictures/10000000000002EA000001E872726D8A.png" xlink:type="simple" xlink:show="embed" xlink:actuate="onLoad"/></draw:frame></text:p><text:p text:style-name="OOoFigureCaption">Figure <text:sequence text:ref-name="refFigure17" text:name="Figure" text:formula="ooow:Figure+1" style:num-format="1">18</text:sequence>. Frozen rows and columns</text:p></draw:text-box></draw:frame></text:p>
      <text:h text:style-name="OOoHeading_20_2" text:outline-level="3">Splitting the Screen</text:h>
      <text:p text:style-name="OOoTextBody">Another way to change the view is by splitting the window, also known as <text:alphabetical-index-mark-start text:id="IMark69994868" text:key1="Calc"/>splitting the screen<text:alphabetical-index-mark-end text:id="IMark69994868"/>.<text:span text:style-name="T7"> </text:span>The screen can be split either horizontally or vertically or both. You can therefore have up to four portions of the spreadsheet in view at any one time.</text:p>
      <text:p text:style-name="P10">Why would you want to do this? Imagine you have a large spreadsheet and one of the cells has a number in it which is used by three formulas in other cells. Using the split screen technique, you can position the cell containing the number in one section and each of the cells with formulas in the other sections. Then you can change the number in the cell and watch how it affects each of the formulas.</text:p>
      <text:p text:style-name="P8"><draw:frame draw:style-name="fr12" draw:name="Figure_AOO41GS05_19" text:anchor-type="as-char" svg:y="-2.8799in" svg:width="2.5299in" draw:z-index="83"><draw:text-box fo:min-height="2.828in"><text:p text:style-name="OOoFigureCaption"><draw:frame draw:style-name="fr33" draw:name="AOO41GS05_025" text:anchor-type="as-char" svg:width="2.5299in" svg:height="2.5902in" draw:z-index="84"><draw:image xlink:href="Pictures/10000000000000F30000012542BBBA14.png" xlink:type="simple" xlink:show="embed" xlink:actuate="onLoad"/></draw:frame></text:p><text:p text:style-name="OOoFigureCaption">Figure <text:sequence text:ref-name="refFigure18" text:name="Figure" text:formula="ooow:Figure+1" style:num-format="1">19</text:sequence>. Split screen example</text:p></draw:text-box></draw:frame></text:p>
      <text:h text:style-name="OOoHeading_20_3" text:outline-level="4">Splitting the Screen Horizontally</text:h>
      <text:p text:style-name="OOoTextBody_5f_ListIntro">To split the screen horizontally:</text:p>
      <text:list xml:id="list34498422" text:continue-list="list34496425" text:style-name="OOoNum_20_123">
        <text:list-item text:start-value="1">
          <text:p text:style-name="OOoNum_20_123_20_Start">Move the mouse pointer into the vertical scroll bar, on the right-hand side of the screen, and place it over the small button at the top with the black triangle. Immediately above this button you will see a thick black line.</text:p>
        </text:list-item>
      </text:list>
      <text:p text:style-name="P27"><text:soft-page-break/><draw:frame draw:style-name="fr1" draw:name="Figure_AOO41GS05_20" text:anchor-type="as-char" svg:y="-1.2362in" svg:width="3.4126in" draw:z-index="85"><draw:text-box fo:min-height="1.2472in"><text:p text:style-name="P20"><draw:frame draw:style-name="fr20" draw:name="AOO41GS05_026" text:anchor-type="paragraph" svg:width="2.3138in" svg:height="1.0374in" draw:z-index="86"><draw:image xlink:href="Pictures/10000201000000F30000006D0DAAC90A.png" xlink:type="simple" xlink:show="embed" xlink:actuate="onLoad"/></draw:frame></text:p><text:p text:style-name="OOoFigureCaption">Figure <text:sequence text:ref-name="refFigure19" text:name="Figure" text:formula="ooow:Figure+1" style:num-format="1">20</text:sequence>. Split screen bar on vertical scroll bar</text:p></draw:text-box></draw:frame></text:p>
      <text:list xml:id="list34490908" text:continue-numbering="true" text:style-name="OOoNum_20_123">
        <text:list-item>
          <text:p text:style-name="OOoNum_20_123_20_Cont.">Move the mouse pointer over this line, and it turns into a line with two arrows, as in <text:sequence-ref text:reference-format="category-and-value" text:ref-name="refFigure20">Figure 21</text:sequence-ref>.</text:p>
        </text:list-item>
      </text:list>
      <text:p text:style-name="P28"><draw:frame draw:style-name="fr9" draw:name="Figure_AOO41GS05_21" text:anchor-type="as-char" svg:width="2.2256in" draw:z-index="87"><draw:text-box fo:min-height="1.7256in"><text:p text:style-name="P21"><draw:frame draw:style-name="fr34" draw:name="AOO41GS05_027_VerticalSplitRulerwithCursor" text:anchor-type="as-char" svg:width="0.5425in" svg:height="1.2717in" draw:z-index="88"><draw:image xlink:href="Pictures/10000000000000340000007A815E9255.jpg" xlink:type="simple" xlink:show="embed" xlink:actuate="onLoad"/></draw:frame></text:p><text:p text:style-name="OOoFigureCaption">Figure <text:sequence text:ref-name="refFigure20" text:name="Figure" text:formula="ooow:Figure+1" style:num-format="1">21</text:sequence>. Split screen bar on vertical scroll bar with cursor</text:p></draw:text-box></draw:frame></text:p>
      <text:list xml:id="list34474202" text:continue-numbering="true" text:style-name="OOoNum_20_123">
        <text:list-item>
          <text:p text:style-name="OOoNum_20_123_20_Cont.">Hold down the left mouse button. A gray line appears, running across the page. Drag the mouse downwards and this line follows.</text:p>
        </text:list-item>
        <text:list-item>
          <text:p text:style-name="OOoNum_20_123_20_End">Release the mouse button and the screen splits into two views, each with its own vertical scroll bar. You can scroll the upper and lower parts independently.</text:p>
        </text:list-item>
      </text:list>
      <text:p text:style-name="OOoTextBody">Notice in <text:sequence-ref text:reference-format="category-and-value" text:ref-name="refFigure18">Figure 19</text:sequence-ref>, the Beta and the A0 values are in the upper part of the window and other calculations are in the lower part.<text:span text:style-name="T7"> Thus,</text:span> you can make changes to the Beta and A0 values and watch their effects on the calculations in the lower half of the window.</text:p>
      <table:table table:name="Table56" table:style-name="Table56">
        <table:table-column table:style-name="Table56.A"/>
        <table:table-column table:style-name="Table56.B"/>
        <table:table-row>
          <table:table-cell table:style-name="Table56.A1" office:value-type="string">
            <text:p text:style-name="OOoTip_2f_Note_2f_Caution">Tip</text:p>
          </table:table-cell>
          <table:table-cell table:style-name="Table56.A1" office:value-type="string">
            <text:p text:style-name="OOoTableText">You can also split the screen using a menu command. Click in a cell immediately below and to the right of where you wish the screen to be split, and choose <text:span text:style-name="OOoMenuPath">Window &gt; Split</text:span>.</text:p>
          </table:table-cell>
        </table:table-row>
      </table:table>
      <text:h text:style-name="OOoHeading_20_3" text:outline-level="4">Splitting the Screen Vertically</text:h>
      <text:p text:style-name="OOoTextBody_5f_ListIntro">To split the screen vertically:</text:p>
      <text:list xml:id="list34495293" text:continue-list="list34474202" text:style-name="OOoNum_20_123">
        <text:list-item text:start-value="1">
          <text:p text:style-name="OOoNum_20_123_20_Start">Move the mouse pointer into the horizontal scroll bar at the bottom of the screen and place it over the small button on the right with the black triangle. Immediately to the right of this button is a thick black line.</text:p>
        </text:list-item>
      </text:list>
      <text:p text:style-name="P19"><draw:frame draw:style-name="fr9" draw:name="Figure_AOO41GS05_22" text:anchor-type="as-char" svg:width="3.0701in" draw:z-index="89"><draw:text-box fo:min-height="1.1665in"><text:p text:style-name="OOoFigureCaption"><draw:frame draw:style-name="fr20" draw:name="AOO41GS05_028" text:anchor-type="paragraph" svg:width="3.0374in" svg:height="0.8665in" draw:z-index="90"><draw:image xlink:href="Pictures/100002010000013F0000005B66F78D07.png" xlink:type="simple" xlink:show="embed" xlink:actuate="onLoad"/></draw:frame>Figure <text:sequence text:ref-name="refFigure21" text:name="Figure" text:formula="ooow:Figure+1" style:num-format="1">22</text:sequence>: Split bar on horizontal scroll bar</text:p></draw:text-box></draw:frame></text:p>
      <text:list xml:id="list34484271" text:continue-numbering="true" text:style-name="OOoNum_20_123">
        <text:list-item>
          <text:p text:style-name="OOoNum_20_123_20_Cont.">Move the mouse pointer over this line, and it turns into a line with two arrows.</text:p>
        </text:list-item>
        <text:list-item>
          <text:p text:style-name="OOoNum_20_123_20_Cont."><text:soft-page-break/>Hold down the left mouse button, and a gray line appears, running up the page. Drag the mouse to the left and this line follows.</text:p>
        </text:list-item>
        <text:list-item>
          <text:p text:style-name="OOoNum_20_123_20_End">Release the mouse button and the screen is split into two views, each with its own horizontal scroll bar. You can scroll the left and right parts of the window independently.</text:p>
        </text:list-item>
      </text:list>
      <text:h text:style-name="OOoHeading_20_3" text:outline-level="4">Removing Split Views</text:h>
      <text:p text:style-name="OOoTextBody_5f_ListIntro">To remove a split view, do any of the following:</text:p>
      <text:list xml:id="list1541664571" text:style-name="OOoBullets_20_1">
        <text:list-item>
          <text:p text:style-name="OOoList_20_1_20_Start">Double-click on each split line.</text:p>
        </text:list-item>
      </text:list>
      <text:list xml:id="list34481479" text:continue-list="list34489059" text:style-name="OOoBullets_20_1">
        <text:list-item>
          <text:p text:style-name="OOoList_20_1_20_Cont.">Click on and drag the split lines back to their places at the ends of the scroll bars.</text:p>
        </text:list-item>
        <text:list-item>
          <text:p text:style-name="P51">Choose <text:span text:style-name="OOoMenuPath">Window &gt; Split</text:span> to remove all split lines at the same time.</text:p>
        </text:list-item>
      </text:list>
      <text:h text:style-name="OOoHeading_20_1" text:outline-level="2">Entering Data Using the Keyboard</text:h>
      <text:p text:style-name="P15">Most data entry in Calc can be accomplished using the keyboard.</text:p>
      <text:h text:style-name="OOoHeading_20_2" text:outline-level="3">Entering <text:alphabetical-index-mark-start text:id="IMark70033628" text:key1="data entry, Calc"/>Numbers<text:alphabetical-index-mark-end text:id="IMark70033628"/></text:h>
      <text:p text:style-name="OOoTextBody">Click in the cell and type in the number using the number keys on either the main keyboard or the numeric keypad.</text:p>
      <text:p text:style-name="OOoTextBody">To enter a negative number, either type a minus (–) sign in front of it or enclose it in parentheses (brackets), like this: <text:span text:style-name="OOoComputerCode">(1234)</text:span>.</text:p>
      <text:p text:style-name="OOoTextBody">By default, numbers are right-aligned and negative numbers have a leading minus symbol.</text:p>
      <table:table table:name="Table57" table:style-name="Table57">
        <table:table-column table:style-name="Table57.A"/>
        <table:table-column table:style-name="Table57.B"/>
        <table:table-row>
          <table:table-cell table:style-name="Table57.A1" office:value-type="string">
            <text:p text:style-name="OOoTip_2f_Note_2f_Caution">Note</text:p>
          </table:table-cell>
          <table:table-cell table:style-name="Table57.A1" office:value-type="string">
            <text:p text:style-name="OOoTableText">If a number <text:span text:style-name="T1">beginning</text:span> with 0 is entered in to a cell, Calc will drop the 0 (for example 01234 becomes 1234).</text:p>
          </table:table-cell>
        </table:table-row>
      </table:table>
      <text:p text:style-name="P19"><text:soft-page-break/><text:span text:style-name="OOoMenuPath"><text:span text:style-name="T9"><draw:frame draw:style-name="fr13" draw:name="Figure_AOO41GS05_23" text:anchor-type="as-char" svg:y="-1.8799in" svg:width="6.3098in" draw:z-index="91"><draw:text-box fo:min-height="4.4161in"><text:p text:style-name="OOoFigureCaption"><draw:frame draw:style-name="fr20" draw:name="AOO41GS05_029" text:anchor-type="paragraph" svg:width="6.3043in" svg:height="4.2189in" draw:z-index="92"><draw:image xlink:href="Pictures/1000020100000296000001BB297A4573.png" xlink:type="simple" xlink:show="embed" xlink:actuate="onLoad"/></draw:frame>Figure <text:sequence text:ref-name="refFigure22" text:name="Figure" text:formula="ooow:Figure+1" style:num-format="1">23</text:sequence>: Adjusting leading zeros</text:p></draw:text-box></draw:frame></text:span></text:span></text:p>
      <text:p text:style-name="OOoTextBody">To enter a number and retain the leading 0, right-click on the cell and choose <text:span text:style-name="OOoMenuPath">Format </text:span><text:span text:style-name="OOoMenuPath">&gt; </text:span><text:span text:style-name="OOoMenuPath">Cells &gt; Numbers</text:span><text:span text:style-name="OOoMenuPath"><text:span text:style-name="T14">. In the Format Cells dialog (</text:span></text:span><text:span text:style-name="OOoMenuPath"><text:span text:style-name="T14"><text:sequence-ref text:reference-format="category-and-value" text:ref-name="refFigure22">Figure 23</text:sequence-ref></text:span></text:span><text:span text:style-name="OOoMenuPath"><text:span text:style-name="T14">), under </text:span></text:span><text:span text:style-name="OOoMenuPath"><text:span text:style-name="T13">Options</text:span></text:span><text:span text:style-name="OOoMenuPath"><text:span text:style-name="T9"> select the required number of </text:span></text:span><text:span text:style-name="OOoMenuPath"><text:span text:style-name="T13">Leading zeros.</text:span></text:span></text:p>
      <text:p text:style-name="OOoTextBody"><text:span text:style-name="OOoMenuPath"><text:span text:style-name="T9">The number selected for leading zeros needs to be one higher than the digits in a number. For example, if the number is 1234, the number entered for the leading zero will be 5.</text:span></text:span></text:p>
      <text:h text:style-name="OOoHeading_20_2" text:outline-level="3">Entering <text:alphabetical-index-mark-start text:id="IMark70033628" text:key1="data entry, Calc"/>Text<text:alphabetical-index-mark-end text:id="IMark70033628"/></text:h>
      <text:p text:style-name="OOoTextBody">Click in the cell and type the text. Text is left-aligned by default.</text:p>
      <text:h text:style-name="OOoHeading_20_2" text:outline-level="3">Entering <text:alphabetical-index-mark-start text:id="IMark70033628" text:key1="data entry, Calc"/>Numbers as Text<text:alphabetical-index-mark-end text:id="IMark70033628"/></text:h>
      <text:p text:style-name="P11">A number can be entered as text to preserve a leading zero by<text:span text:style-name="T7"> </text:span>entering an apostrophe before the number, like this: <text:span text:style-name="OOoKeyboardInput">'01481</text:span>.</text:p>
      <text:p text:style-name="P5">The data is now regarded as text by Calc and displayed exactly as entered. Typically,<text:span text:style-name="T7"> </text:span>formulas will treat the entry as a zero and functions will ignore it. Take care that the cell containing the number is not used in a formula.</text:p>
      <table:table table:name="Table58" table:style-name="Table58">
        <table:table-column table:style-name="Table58.A"/>
        <table:table-column table:style-name="Table58.B"/>
        <table:table-row>
          <table:table-cell table:style-name="Table58.A1" office:value-type="string">
            <text:p text:style-name="OOoTip_2f_Note_2f_Caution">Note</text:p>
          </table:table-cell>
          <table:table-cell table:style-name="Table58.A1" office:value-type="string">
            <text:p text:style-name="OOoTableText">If “smart quotes” are used for apostrophes, the apostrophe remains visible in the cell.</text:p>
            <text:p text:style-name="OOoTableText">To choose the type of apostrophe, use <text:span text:style-name="OOoMenuPath">Tools &gt; AutoCorrect Options &gt; Localized Options</text:span>. The selection of the apostrophe type affects both Calc and Writer.</text:p>
          </table:table-cell>
        </table:table-row>
      </table:table>
      <text:h text:style-name="OOoHeading_20_2" text:outline-level="3"><text:soft-page-break/>Entering <text:alphabetical-index-mark-start text:id="IMark70033628" text:key1="data entry, Calc"/>Dates and Times<text:alphabetical-index-mark-end text:id="IMark70033628"/></text:h>
      <text:p text:style-name="OOoTextBody">Select the cell and type the date or time. You can separate the date elements with a slant (/) or a hyphen (–) or use text such as 10 Oct 20. Calc recognizes a variety of date formats.<text:span text:style-name="T7"> </text:span>You can separate time elements with colons such as 10:43:45. Calc may change the appearance of the entered value to match the current cell format. You can adjust the cell appearance through the menu <text:span text:style-name="OOoMenuPath">Format &gt; Cells</text:span>. See the section <text:s/><text:bookmark-ref text:reference-format="text" text:ref-name="__RefHeading__3556_2086952102">Formatting Numbers</text:bookmark-ref> for more details.</text:p>
      <text:h text:style-name="OOoHeading_20_2" text:outline-level="3">Deactivating <text:alphabetical-index-mark-start text:id="IMark70033628"/>Automatic Changes<text:alphabetical-index-mark-end text:id="IMark70033628"/></text:h>
      <text:p text:style-name="OOoTextBody">Calc automatically applies many changes during data input, unless you deactivate those changes. You can also immediately undo any automatic changes with <text:span text:style-name="OOoEmphasis">Ctrl+Z</text:span>.</text:p>
      <text:p text:style-name="OOoDefinitionTerm">AutoCorrect changes</text:p>
      <text:p text:style-name="OOoDefinition">Automatic correction of <text:alphabetical-index-mark text:string-value="typing errors, autocorrect"/>typing errors, replacement of straight <text:alphabetical-index-mark-start text:id="IMark70036844"/>quotation marks<text:alphabetical-index-mark-end text:id="IMark70036844"/> by curly (custom) quotes, and starting cell content with an uppercase (capital letter) are controlled by <text:span text:style-name="OOoMenuPath">Tools &gt; AutoCorrect Options</text:span>. Go to the <text:span text:style-name="OOoEmphasis">Localized Options</text:span>, <text:span text:style-name="OOoEmphasis">Options</text:span>, or <text:span text:style-name="OOoEmphasis">Replace</text:span> tabs to deactivate any of the features that you do not want. On the <text:span text:style-name="OOoEmphasis">Replace</text:span> tab, you can also delete unwanted word pairs and add new ones as required.</text:p>
      <text:p text:style-name="OOoDefinitionTerm"><text:alphabetical-index-mark-start text:id="IMark70036844"/>AutoInput<text:alphabetical-index-mark-end text:id="IMark70036844"/></text:p>
      <text:p text:style-name="OOoDefinition">When you are typing in a cell, Calc automatically suggests matching input found in the same column. To turn the AutoInput on and off, set or remove the check mark in front of <text:span text:style-name="OOoMenuPath">Tools &gt; Cell Contents &gt; AutoInput</text:span>.</text:p>
      <text:p text:style-name="OOoDefinitionTerm"><text:alphabetical-index-mark text:string-value="date conversion, automatic"/>Automatic date conversion</text:p>
      <text:p text:style-name="OOoDefinition">Calc automatically converts certain entries to dates. To ensure that an entry that looks like a date is interpreted as text, type an apostrophe at the beginning of the entry. The apostrophe is not displayed in the cell. You can also set the cell format to Text through the menu <text:span text:style-name="OOoMenuPath">Format &gt; Cells</text:span>, using the Numbers tab.</text:p>
      <text:h text:style-name="OOoHeading_20_1" text:outline-level="2"><text:alphabetical-index-mark text:string-value="speeding up" text:key1="data entry, Calc"/>Speeding Up Data Entry</text:h>
      <text:p text:style-name="OOoTextBody">Entering data into a spreadsheet can be very labor-intensive, but Calc provides several tools for removing some drudgery from input.</text:p>
      <text:p text:style-name="OOoTextBody">The most basic ability is to drop and drag the contents of one cell to another with a mouse. Calc also includes several other tools for automating input, especially of repetitive material. They include the Fill tool, selection lists, and the ability to input information into multiple sheets of the same document.</text:p>
      <text:h text:style-name="OOoHeading_20_2" text:outline-level="3">Using the <text:alphabetical-index-mark-start text:id="IMark70036844" text:key1="data entry, Calc"/><text:alphabetical-index-mark text:string-value="Fill tool, Calc"/>Fill Tool<text:alphabetical-index-mark-end text:id="IMark70036844"/> on Cells</text:h>
      <text:p text:style-name="OOoTextBody">At its simplest, the Fill tool is a way to duplicate existing content. Start by selecting the cell to copy, then drag the mouse in any direction (or hold down the Shift key and click in the last cell you want to fill), and then choose <text:span text:style-name="OOoMenuPath">Edit &gt; Fill</text:span> and the direction in which you want to copy: Up, Down, Left or Right.</text:p>
      <table:table table:name="Table59" table:style-name="Table59">
        <table:table-column table:style-name="Table59.A"/>
        <table:table-column table:style-name="Table59.B"/>
        <table:table-row>
          <table:table-cell table:style-name="Table59.A1" office:value-type="string">
            <text:p text:style-name="OOoTip_2f_Note_2f_Caution">Caution</text:p>
            <text:p text:style-name="OOoTip_2f_Note_2f_Caution"><draw:frame draw:style-name="fr28" draw:name="AOO41GS05_030_dangersign" text:anchor-type="as-char" svg:y="-0.2634in" svg:width="0.4307in" svg:height="0.398in" draw:z-index="93"><draw:image xlink:href="Pictures/10000201000000500000004A5CA4FE42.png" xlink:type="simple" xlink:show="embed" xlink:actuate="onLoad"/></draw:frame></text:p>
          </table:table-cell>
          <table:table-cell table:style-name="Table59.A1" office:value-type="string">
            <text:p text:style-name="OOoTableText">Choices that are not available are grayed out, but you can still choose the opposite direction from what you intend, which could cause you to overwrite cells accidentally.</text:p>
          </table:table-cell>
        </table:table-row>
      </table:table>
      <table:table table:name="Table60" table:style-name="Table60">
        <table:table-column table:style-name="Table60.A"/>
        <table:table-column table:style-name="Table60.B"/>
        <text:soft-page-break/>
        <table:table-row>
          <table:table-cell table:style-name="Table60.A1" office:value-type="string">
            <text:p text:style-name="OOoTip_2f_Note_2f_Caution">Tip</text:p>
          </table:table-cell>
          <table:table-cell table:style-name="Table60.A1" office:value-type="string">
            <text:p text:style-name="OOoTableText">A shortcut way to fill cells is to grab the “handle” in the lower right-hand corner of the cell and drag it in the direction you want to fill. If the cell contains a number, the number will fill in series. If the cell contains text, the same text will fill in the direction you choose.</text:p>
          </table:table-cell>
        </table:table-row>
      </table:table>
      <text:p text:style-name="OOoFigure"><draw:frame draw:style-name="fr14" draw:name="Figure_AOO41GS05_24" text:anchor-type="as-char" svg:width="4.9827in" draw:z-index="94"><draw:text-box fo:min-height="2.4673in"><text:p text:style-name="OOoFigureCaption"><draw:frame draw:style-name="fr25" draw:name="AOO41GS05_031" text:anchor-type="as-char" svg:width="4.9827in" svg:height="2.2181in" draw:z-index="95"><draw:image xlink:href="Pictures/10000201000001C9000000DE43070619.png" xlink:type="simple" xlink:show="embed" xlink:actuate="onLoad"/></draw:frame></text:p><text:p text:style-name="OOoFigureCaption">Figure <text:sequence text:ref-name="refFigure23" text:name="Figure" text:formula="ooow:Figure+1" style:num-format="1">24</text:sequence>: Using the Fill tool</text:p></draw:text-box></draw:frame> </text:p>
      <text:h text:style-name="OOoHeading_20_3" text:outline-level="4">Using a Fill Series</text:h>
      <text:p text:style-name="OOoTextBody">A more complex use of the Fill tool is to use a <text:alphabetical-index-mark-start text:id="IMark70036460" text:key1="data entry, Calc"/>fill series<text:alphabetical-index-mark-end text:id="IMark70036460"/>. The default lists are for the full and abbreviated days of the week and the months of the year, but you can create your own lists as well.</text:p>
      <text:p text:style-name="OOoTextBody">To add a fill series to a spreadsheet, select the cells to fill, choose <text:span text:style-name="OOoMenuPath">Edit &gt; Fill &gt; Series</text:span>. In the Fill Series dialog (<text:sequence-ref text:reference-format="category-and-value" text:ref-name="refFigure24">Figure 25</text:sequence-ref>), select <text:span text:style-name="OOoMenuPath">AutoFill</text:span> as the <text:span text:style-name="OOoEmphasis">Series type</text:span>, and enter as the <text:span text:style-name="OOoEmphasis">Start value</text:span> an item from any defined series. The selected cells then fill in the other items on the list sequentially, repeating from the top of the list when they reach the end of the list. The available lists can be seen at <text:span text:style-name="OOoMenuPath">Tools &gt; Options &gt; OpenOffice Calc &gt; Sort Lists</text:span>.</text:p>
      <text:p text:style-name="OOoTextBody">You can also use <text:span text:style-name="OOoMenuPath">Edit &gt; Fill &gt; Series</text:span> to create a one-time fill series for numbers by entering the start and end values and the increment. For example, if you entered start and end values of 1 and 7 with an increment of 2, you would get the sequence of 1, 3, 5, 7. If you set a Start value but no End value, the series will fill all the selected cells. If you set both a Start and an End value the behavior depends on the number of selected cells, If there are at least enough cells selected to contain the series, the series will stop at the End value, possibly leaving some selected cells empty. If there are not enough cells selected, the series will stop at the last selected cell and not reach the End value.</text:p>
      <text:p text:style-name="OOoTextBody">In all these cases, the Fill tool creates only a momentary connection between the cells. Once they are filled, the cells have no further connection with one another.</text:p>
      <text:p text:style-name="OOoFigure"><text:soft-page-break/><draw:frame draw:style-name="fr14" draw:name="Figure_AOO41GS05_25" text:anchor-type="as-char" svg:width="6.6457in" draw:z-index="96"><draw:text-box fo:min-height="2.8772in"><text:p text:style-name="OOoFigureCaption"><draw:frame draw:style-name="fr25" draw:name="AOO41GS05_032" text:anchor-type="as-char" svg:width="6.6457in" svg:height="2.661in" draw:z-index="97"><draw:image xlink:href="Pictures/10000000000002840000011A19B86461.png" xlink:type="simple" xlink:show="embed" xlink:actuate="onLoad"/></draw:frame></text:p><text:p text:style-name="OOoFigureCaption">Figure <text:sequence text:ref-name="refFigure24" text:name="Figure" text:formula="ooow:Figure+1" style:num-format="1">25</text:sequence>: Specifying the start of a fill series (result is in <text:sequence-ref text:reference-format="category-and-value" text:ref-name="refFigure25">Figure 26</text:sequence-ref>)</text:p></draw:text-box></draw:frame></text:p>
      <text:p text:style-name="OOoFigure"><draw:frame draw:style-name="fr15" draw:name="Figure_AOO41GS05_26" text:anchor-type="as-char" svg:width="4.128in" draw:z-index="98"><draw:text-box fo:min-height="2.7398in"><text:p text:style-name="P33"><draw:frame draw:style-name="fr35" draw:name="AOO41GS05_033" text:anchor-type="as-char" svg:y="-2.5181in" svg:width="2.3646in" svg:height="2.5146in" draw:z-index="99"><draw:image xlink:href="Pictures/10000201000000DD000000EBB5008064.png" xlink:type="simple" xlink:show="embed" xlink:actuate="onLoad"/></draw:frame></text:p><text:p text:style-name="OOoFigureCaption">Figure <text:sequence text:ref-name="refFigure25" text:name="Figure" text:formula="ooow:Figure+1" style:num-format="1">26</text:sequence>: Result of fill series selection shown in <text:sequence-ref text:reference-format="category-and-value" text:ref-name="refFigure24">Figure 25</text:sequence-ref></text:p></draw:text-box></draw:frame></text:p>
      <text:h text:style-name="OOoHeading_20_3" text:outline-level="4">Defining a Fill Series</text:h>
      <text:p text:style-name="OOoTextBody_5f_ListIntro">To define your own fill series:</text:p>
      <text:list xml:id="list34480591" text:continue-list="list34484271" text:style-name="OOoNum_20_123">
        <text:list-item text:start-value="1">
          <text:p text:style-name="OOoNum_20_123_20_Start">Go to <text:span text:style-name="OOoMenuPath">Tools &gt; Options &gt; OpenOffice Calc &gt; Sort Lists</text:span>. This dialog shows the previously-defined series in the <text:span text:style-name="OOoEmphasis">Lists</text:span> box on the left, and the contents of the highlighted list in the <text:span text:style-name="OOoEmphasis">Entries</text:span> box.</text:p>
        </text:list-item>
      </text:list>
      <text:p text:style-name="OOoFigure"><text:span text:style-name="OOoMenuPath"><text:span text:style-name="T14"><draw:frame draw:style-name="fr14" draw:name="Figure_AOO41GS05_27" text:anchor-type="as-char" svg:width="6.6457in" draw:z-index="100"><draw:text-box fo:min-height="2.0134in"><text:p text:style-name="OOoFigureCaption"><draw:frame draw:style-name="fr36" draw:name="AOO41GS05_034" text:anchor-type="as-char" svg:y="-1.5252in" svg:width="6.6457in" svg:height="1.7764in" draw:z-index="101"><draw:image xlink:href="Pictures/100000000000023B000000A92281264E.png" xlink:type="simple" xlink:show="embed" xlink:actuate="onLoad"/></draw:frame></text:p><text:p text:style-name="OOoFigureCaption">Figure <text:sequence text:ref-name="refFigure26" text:name="Figure" text:formula="ooow:Figure+1" style:num-format="1">27</text:sequence>: Predefined fill series</text:p></draw:text-box></draw:frame></text:span></text:span><text:span text:style-name="OOoMenuPath"><text:span text:style-name="T14"> </text:span></text:span></text:p>
      <text:list xml:id="list34484973" text:continue-numbering="true" text:style-name="OOoNum_20_123">
        <text:list-item>
          <text:p text:style-name="OOoNum_20_123_20_Cont.">Click <text:span text:style-name="OOoMenuPath">New</text:span>. The <text:span text:style-name="OOoEmphasis">Entries</text:span> box is cleared.</text:p>
        </text:list-item>
        <text:list-item>
          <text:p text:style-name="OOoNum_20_123_20_Cont."><text:soft-page-break/>Type the series for the new list in the <text:span text:style-name="OOoEmphasis">Entries</text:span> box (one entry per line). Click <text:span text:style-name="OOoMenuPath">Add</text:span>. The new list will now appear in the Lists box.</text:p>
        </text:list-item>
        <text:list-item>
          <text:p text:style-name="OOoNum_20_123_20_End">Click <text:span text:style-name="OOoMenuPath">OK</text:span> at the bottom of the dialog to save the new list.</text:p>
        </text:list-item>
      </text:list>
      <text:p text:style-name="P19"><text:span text:style-name="OOoMenuPath"><text:span text:style-name="T14"><draw:frame draw:style-name="fr14" draw:name="Figure_AOO41GS05_28" text:anchor-type="as-char" svg:width="6.5638in" draw:z-index="102"><draw:text-box fo:min-height="2.3374in"><text:p text:style-name="OOoFigureCaption"><draw:frame draw:style-name="fr37" draw:name="AOO41GS05_035" text:anchor-type="as-char" svg:width="6.5638in" svg:height="2.0783in" draw:z-index="103"><draw:image xlink:href="Pictures/1000000000000238000000C5B937AC0B.png" xlink:type="simple" xlink:show="embed" xlink:actuate="onLoad"/></draw:frame></text:p><text:p text:style-name="OOoFigureCaption">Figure <text:sequence text:ref-name="refFigure27" text:name="Figure" text:formula="ooow:Figure+1" style:num-format="1">28</text:sequence>: Defining a new fill series</text:p></draw:text-box></draw:frame></text:span></text:span></text:p>
      <text:h text:style-name="OOoHeading_20_2" text:outline-level="3"><draw:frame draw:style-name="fr38" draw:name="AOO41GS05_036" text:anchor-type="paragraph" svg:x="5.3591in" svg:y="0.0882in" svg:width="1.3189in" svg:height="2.5917in" draw:z-index="40"><draw:image xlink:href="Pictures/10000201000000A40000014192F44D7A.png" xlink:type="simple" xlink:show="embed" xlink:actuate="onLoad"/></draw:frame>Using <text:alphabetical-index-mark-start text:id="IMark70036460" text:key1="data entry, Calc"/><text:alphabetical-index-mark text:string-value="selection lists, Calc"/>Selection Lists<text:alphabetical-index-mark-end text:id="IMark70036460"/></text:h>
      <text:p text:style-name="OOoTextBody">Selection lists are available only for text, and are limited to using only text that has already been entered in the same column.</text:p>
      <text:p text:style-name="OOoTextBody">To use a selection list, select a blank cell and press <text:span text:style-name="OOoKeystroke">Ctrl+D</text:span>. A drop-down list appears of any cell in the same column that either has at least one text character or whose format is defined as Text. Click on the entry you require.</text:p>
      <text:p text:style-name="OOoTextBody"/>
      <text:p text:style-name="OOoTextBody"/>
      <text:p text:style-name="OOoTextBody"/>
      <text:p text:style-name="OOoTextBody"/>
      <text:p text:style-name="OOoTextBody"/>
      <text:h text:style-name="OOoHeading_20_1" text:outline-level="2"><text:alphabetical-index-mark text:string-value="validating cell contents, Calc"/><text:alphabetical-index-mark text:string-value="validating cell contents" text:key1="data entry, Calc"/>Validating Cell Contents</text:h>
      <text:p text:style-name="P11">When creating spreadsheets for other people to use, you may want to make sure they enter data that is valid or appropriate for the cell. You can also use <text:alphabetical-index-mark text:string-value="data validity"/>validation in your own work as a guide to entering data that is either complex or rarely used.</text:p>
      <text:p text:style-name="OOoTextBody">Fill series and selection lists can handle some types of data, but they are limited to predefined information. To validate new data entered by a user, select a cell and use <text:span text:style-name="OOoMenuPath">Data &gt; Validity</text:span> to define the type of contents that can be entered in that cell. For example, a cell might require a date or a whole number, with no alphabetic characters or decimal points; or a cell may not be left empty. Valid values may also be defined by the contents of a cell range.</text:p>
      <text:p text:style-name="OOoTextBody">Depending on how validation is set up, the tool can also define the range of contents that can be entered and provide help messages that explain the content rules you have set up for the cell and what users should do when they enter invalid content. You can also set the cell to refuse invalid content, accept it with a warning, or start a macro when an error is entered.</text:p>
      <text:p text:style-name="OOoTextBody"><text:soft-page-break/>See Chapter 2 (Entering, Editing, and Formatting Data) in the <text:span text:style-name="OOoEmphasis">Calc Guide</text:span> for more information.</text:p>
      <text:h text:style-name="OOoHeading_20_1" text:outline-level="2">Editing Data</text:h>
      <text:p text:style-name="OOoTextBody"><text:alphabetical-index-mark text:string-value="editing data, Calc"/><text:alphabetical-index-mark text:string-value="editing data" text:key1="Calc"/><text:span text:style-name="OOoDefault">Editing data is done in much the same way as entering data. The first step is to select the cell containing the data to be edited.</text:span></text:p>
      <text:h text:style-name="OOoHeading_20_2" text:outline-level="3"><text:alphabetical-index-mark text:string-value="removing data from a cell" text:key1="data editing, Calc"/>Removing Data from a Cell</text:h>
      <text:p text:style-name="P15"><text:span text:style-name="OOoDefault">Data can be removed (deleted) from a cell in several ways.</text:span></text:p>
      <text:p text:style-name="OOoDefinitionTerm"><text:span text:style-name="OOoDefault"><text:span text:style-name="T15">Removing data only</text:span></text:span></text:p>
      <text:p text:style-name="OOoDefinition"><text:span text:style-name="OOoDefault">The data alone can be removed from a cell without removing any of the formatting</text:span><text:span text:style-name="OOoDefault"><text:span text:style-name="T1"> of the cell. Click in the cell to select it, and then press the </text:span></text:span><text:span text:style-name="OOoKeystroke"><text:span text:style-name="T1">Backspace</text:span></text:span><text:span text:style-name="OOoDefault"><text:span text:style-name="T1"> key.</text:span></text:span></text:p>
      <text:p text:style-name="OOoDefinitionTerm"><text:span text:style-name="OOoDefault"><text:span text:style-name="T16">Removing data and formatting</text:span></text:span></text:p>
      <text:p text:style-name="OOoDefinition"><text:span text:style-name="OOoDefault"><text:span text:style-name="T1">The data and the formatting can be removed from a cell at the same time. Press the </text:span></text:span><text:span text:style-name="OOoKeystroke"><text:span text:style-name="T1">Delete</text:span></text:span><text:span text:style-name="OOoDefault"><text:span text:style-name="T1"> key (or right-click and choose </text:span></text:span><text:span text:style-name="OOoMenuPath">Delete Contents</text:span><text:span text:style-name="OOoDefault"><text:span text:style-name="T1">, or use </text:span></text:span><text:span text:style-name="OOoMenuPath">Edit &gt; Delete Contents</text:span><text:span text:style-name="OOoDefault"><text:span text:style-name="T1">) to open the </text:span></text:span><text:span text:style-name="OOoMenuPath"><text:span text:style-name="T1">Delete Contents</text:span></text:span><text:span text:style-name="OOoDefault"><text:span text:style-name="T1"> dialog. From this dialog, the different aspects of the cell can be deleted. To delete everything in a cell (contents and format), check </text:span></text:span><text:span text:style-name="OOoMenuPath"><text:span text:style-name="T1">Delete all</text:span></text:span><text:span text:style-name="OOoDefault"><text:span text:style-name="T1">.</text:span></text:span></text:p>
      <text:p text:style-name="P29"><text:span text:style-name="OOoDefault"><text:span text:style-name="T1"><draw:frame draw:style-name="fr14" draw:name="Figure_AOO41GS05_29" text:anchor-type="as-char" svg:width="4.2634in" draw:z-index="104"><draw:text-box fo:min-height="3.1173in"><text:p text:style-name="OOoFigureCaption"><draw:frame draw:style-name="fr21" draw:name="AOO41GS05_037" text:anchor-type="as-char" svg:width="4.2634in" svg:height="2.9in" draw:z-index="105"><draw:image xlink:href="Pictures/10000201000001D900000143B77CEA41.png" xlink:type="simple" xlink:show="embed" xlink:actuate="onLoad"/></draw:frame></text:p><text:p text:style-name="OOoFigureCaption">Figure <text:sequence text:ref-name="refFigure28" text:name="Figure" text:formula="ooow:Figure+1" style:num-format="1">29</text:sequence>: Delete Contents dialog</text:p></draw:text-box></draw:frame></text:span></text:span></text:p>
      <text:h text:style-name="OOoHeading_20_2" text:outline-level="3"><text:alphabetical-index-mark text:string-value="replacing all data in a cell" text:key1="data editing, Calc"/>Replacing All the Data in a Cell</text:h>
      <text:p text:style-name="OOoTextBody"><text:span text:style-name="OOoDefault"><text:span text:style-name="T1">To remove data and insert new data, simply type over the old data. The new data will retain the original formatting.</text:span></text:span></text:p>
      <text:h text:style-name="OOoHeading_20_2" text:outline-level="3"><text:alphabetical-index-mark text:string-value="changing data in a cell" text:key1="data editing, Calc"/>Changing Part of the Data in a Cell</text:h>
      <text:p text:style-name="OOoTextBody">Sometimes it is necessary to change the con<text:span text:style-name="T1">tents of cell without removing all the contents, for example if the phrase “See Dick run” is in a cell, and it needs to be changed to “See Dick run fast.” It is often useful to do this without deleting the old cell contents first.</text:span></text:p>
      <text:p text:style-name="P4">The process is the similar to the one described above, but you need to place the cursor inside the cell. You can do this in two ways.</text:p>
      <text:p text:style-name="OOoDefinitionTerm"><text:soft-page-break/>Using the keyboard</text:p>
      <text:p text:style-name="OOoDefinition">After selecting the app<text:span text:style-name="T1">ropriate cell, press the </text:span><text:span text:style-name="OOoKeystroke"><text:span text:style-name="T1">F2</text:span></text:span><text:span text:style-name="OOoDefault"><text:span text:style-name="T1"> key and the cursor is placed at the end of the cell. Then use the keyboard arrow keys to move the cursor through the text in the cell.</text:span></text:span></text:p>
      <text:p text:style-name="OOoDefinitionTerm"><text:span text:style-name="OOoDefault"><text:span text:style-name="T16">Using the mouse</text:span></text:span></text:p>
      <text:p text:style-name="OOoDefinition">Using the mouse, either double-click on the appropriate cell (to select it and place the cursor in it for editing), or single-click to select the cell and then move the mouse pointer up to the input line and click into it to place the cursor for editing.</text:p>
      <text:h text:style-name="OOoHeading_20_1" text:outline-level="2">Formatting Data</text:h>
      <text:p text:style-name="OOoTextBody"><text:span text:style-name="OOoDefault">The data in Calc can be </text:span><text:alphabetical-index-mark text:string-value="formatting" text:key1="cells, in Calc"/><text:span text:style-name="OOoDefault">formatted</text:span><text:span text:style-name="OOoDefault"><text:span text:style-name="T1"> in several ways. It can either be edited as part of a cell style so that it is automatically applied, or it can be applied manually to the cell. Some manual formatting can be applied using toolbar icons. The </text:span></text:span><text:span text:style-name="OOoStrongEmphasis">Properties</text:span><text:span text:style-name="OOoDefault"><text:span text:style-name="T1"> tab of the </text:span></text:span><text:span text:style-name="T1">Sidebar</text:span><text:span text:style-name="OOoDefault"><text:span text:style-name="T1"> also contains panels for </text:span></text:span><text:span text:style-name="OOoStrongEmphasis">Text</text:span><text:span text:style-name="OOoDefault"><text:span text:style-name="T1"> properties, </text:span></text:span><text:span text:style-name="OOoStrongEmphasis">Alignment</text:span><text:span text:style-name="OOoDefault"><text:span text:style-name="T1">, </text:span></text:span><text:span text:style-name="OOoStrongEmphasis">Cell Appearance</text:span><text:span text:style-name="OOoDefault"><text:span text:style-name="T1">, and </text:span></text:span><text:span text:style-name="OOoStrongEmphasis">Number Format</text:span><text:span text:style-name="OOoDefault"><text:span text:style-name="T1">. For more control and extra options, click the More Options icon at the right edge of the </text:span></text:span><text:span text:style-name="T1">Sidebar</text:span><text:span text:style-name="OOoDefault"><text:span text:style-name="T1"> panel titles or select the appropriate cell or cells, right-click on it, and select </text:span></text:span><text:span text:style-name="OOoMenuPath"><text:span text:style-name="T1">Format Cells</text:span></text:span><text:span text:style-name="OOoDefault"><text:span text:style-name="T1">. All the format options are discussed below.</text:span></text:span></text:p>
      <table:table table:name="Table62" table:style-name="Table62">
        <table:table-column table:style-name="Table62.A"/>
        <table:table-column table:style-name="Table62.B"/>
        <table:table-row>
          <table:table-cell table:style-name="Table62.A1" office:value-type="string">
            <text:p text:style-name="OOoTip_2f_Note_2f_Caution">Note</text:p>
          </table:table-cell>
          <table:table-cell table:style-name="Table62.A1" office:value-type="string">
            <text:p text:style-name="OOoTableText">All the settings discussed in this section can also be set as a part of the cell style. If several cells will be formatted identically, defining a cell style makes it easy to keep the format consistent. See Chapter 4 (Using Styles and Templates in Calc) in the <text:span text:style-name="OOoEmphasis">Calc Guide</text:span> for more information.</text:p>
          </table:table-cell>
        </table:table-row>
      </table:table>
      <text:h text:style-name="OOoHeading_20_2" text:outline-level="3"><text:span text:style-name="OOoDefault"><text:span text:style-name="T17">Formatting Multiple Lines of Text</text:span></text:span></text:h>
      <text:p text:style-name="OOoTextBody"><text:span text:style-name="OOoDefault">Multiple lines of text can be entered into a single cell</text:span><text:span text:style-name="OOoDefault"><text:span text:style-name="T1"> using automatic wrapping or manual line breaks. Each method is useful for different situations.</text:span></text:span></text:p>
      <text:h text:style-name="OOoHeading_20_3" text:outline-level="4"><text:span text:style-name="OOoDefault"><text:span text:style-name="T18">Using Automatic Wrapping</text:span></text:span></text:h>
      <text:p text:style-name="OOoTextBody"><text:span text:style-name="OOoDefault">To set text to wrap at the end of the cell, right-click on the cell and select </text:span><text:span text:style-name="OOoMenuPath">For</text:span><text:span text:style-name="OOoMenuPath"><text:span text:style-name="T1">mat Cells</text:span></text:span><text:span text:style-name="T1"> (or choose </text:span><text:span text:style-name="OOoMenuPath"><text:span text:style-name="T1">Format &gt; Cells</text:span></text:span><text:span text:style-name="T1"> from the menu bar, or press </text:span><text:span text:style-name="OOoKeystroke">Ctrl+1</text:span><text:span text:style-name="T1">).</text:span><text:span text:style-name="OOoDefault"><text:span text:style-name="T1"> On the </text:span></text:span><text:span text:style-name="OOoEmphasis">Alignment</text:span><text:span text:style-name="OOoMenuPath"><text:span text:style-name="T1"> </text:span></text:span><text:span text:style-name="OOoDefault"><text:span text:style-name="T1">tab (</text:span></text:span><text:span text:style-name="OOoDefault"><text:span text:style-name="T1"><text:sequence-ref text:reference-format="category-and-value" text:ref-name="refFigure29">Figure 30</text:sequence-ref></text:span></text:span><text:span text:style-name="OOoDefault"><text:span text:style-name="T1">), under Properties, select </text:span></text:span><text:span text:style-name="OOoMenuPath">Wrap text automatically </text:span><text:span text:style-name="OOoMenuPath"><text:span text:style-name="T14">and click </text:span></text:span><text:span text:style-name="OOoMenuPath"><text:span text:style-name="T5">OK</text:span></text:span><text:span text:style-name="OOoDefault"><text:span text:style-name="T1">.</text:span></text:span><text:span text:style-name="OOoDefault"><text:span text:style-name="T1"> This setting is also a</text:span></text:span><text:span text:style-name="OOoDefault"><text:span text:style-name="T1">vailable on the </text:span></text:span><text:span text:style-name="OOoStrongEmphasis">Alignment</text:span><text:span text:style-name="OOoDefault"><text:span text:style-name="T1"> panel of the </text:span></text:span><text:span text:style-name="OOoStrongEmphasis">Properties</text:span><text:span text:style-name="OOoDefault"><text:span text:style-name="T1"> deck of the Sidebar.</text:span></text:span><text:span text:style-name="OOoDefault"><text:span text:style-name="T1"> The results are shown in </text:span></text:span><text:span text:style-name="OOoDefault"><text:span text:style-name="T1"><text:sequence-ref text:reference-format="category-and-value" text:ref-name="refFigure30">Figure 31</text:sequence-ref></text:span></text:span><text:span text:style-name="OOoDefault"><text:span text:style-name="T1"> alongside examples of text that overflows into neighboring empty cells or whose display is truncated </text:span></text:span><text:span text:style-name="OOoDefault"><text:span text:style-name="T1">because the cell does not have text wrapping turned on</text:span></text:span><text:span text:style-name="OOoDefault"><text:span text:style-name="T1">.</text:span></text:span></text:p>
      <text:p text:style-name="P19"><text:soft-page-break/><draw:frame draw:style-name="fr16" draw:name="Figure_AOO41GS05_30" text:anchor-type="as-char" svg:y="-3.7409in" svg:width="5.9335in" draw:z-index="1"><draw:text-box fo:min-height="3.9252in"><text:p text:style-name="OOoFigureCaption"><draw:frame draw:style-name="fr20" draw:name="AOO41GS05_038" text:anchor-type="paragraph" svg:width="5.9335in" svg:height="3.9374in" draw:z-index="2"><draw:image xlink:href="Pictures/100002010000031100000209C5E0A268.png" xlink:type="simple" xlink:show="embed" xlink:actuate="onLoad"/></draw:frame>Figure <text:sequence text:ref-name="refFigure29" text:name="Figure" text:formula="ooow:Figure+1" style:num-format="1">30</text:sequence>: Format Cells &gt; Alignment dialog</text:p></draw:text-box></draw:frame></text:p>
      <text:p text:style-name="P19"><text:span text:style-name="OOoDefault"><text:span text:style-name="T1"><draw:frame draw:style-name="fr14" draw:name="Figure_AOO41GS05_31" text:anchor-type="as-char" svg:width="5.8252in" draw:z-index="3"><draw:text-box fo:min-height="1.4209in"><text:p text:style-name="OOoFigureCaption"><draw:frame draw:style-name="fr20" draw:name="AOO41GS05_039" text:anchor-type="paragraph" svg:width="5.7602in" svg:height="1.2957in" draw:z-index="4"><draw:image xlink:href="Pictures/100000000000025600000082AF3D3DFC.png" xlink:type="simple" xlink:show="embed" xlink:actuate="onLoad"/></draw:frame>Figure <text:sequence text:ref-name="refFigure30" text:name="Figure" text:formula="ooow:Figure+1" style:num-format="1">31</text:sequence>: Automatic text wrap</text:p></draw:text-box></draw:frame></text:span></text:span></text:p>
      <text:h text:style-name="OOoHeading_20_3" text:outline-level="4"><text:span text:style-name="OOoDefault"><text:span text:style-name="T18">Using Manual Line Breaks</text:span></text:span></text:h>
      <text:p text:style-name="P11"><text:span text:style-name="OOoDefault">To insert a manual line break while typing in a cell, press </text:span><text:span text:style-name="OOoKeystroke">Ctrl+Enter</text:span><text:span text:style-name="OOoDefault">. This method does not work with the cursor in the input line. When editing text, first double-click the cell, then single-click at the position where you want the line break or move to the location using the arrow keys.</text:span></text:p>
      <text:p text:style-name="OOoTextBody"><text:span text:style-name="OOoDefault">When a manual line break is entered, the cell width does not change. </text:span><text:span text:style-name="OOoDefault"><text:sequence-ref text:reference-format="category-and-value" text:ref-name="refFigure31">Figure 32</text:sequence-ref></text:span><text:span text:style-name="OOoDefault"> shows the results of using two manual line breaks after the first line of text.</text:span></text:p>
      <text:p text:style-name="OOoFigure"><text:span text:style-name="OOoDefault"><text:s/></text:span><text:span text:style-name="OOoDefault"><draw:frame draw:style-name="fr17" draw:name="Figure_AOO41GS05_32" text:anchor-type="as-char" svg:width="4.7102in" draw:z-index="5"><draw:text-box fo:min-height="1.1528in"><text:p text:style-name="OOoFigureCaption"><draw:frame draw:style-name="fr39" draw:name="AOO41GS05_040" text:anchor-type="paragraph" svg:x="-0.0008in" svg:y="0.0161in" svg:width="4.6457in" svg:height="1.0071in" draw:z-index="6"><draw:image xlink:href="Pictures/100000000000029D00000091F977F489.png" xlink:type="simple" xlink:show="embed" xlink:actuate="onLoad"/></draw:frame>Figure <text:sequence text:ref-name="refFigure31" text:name="Figure" text:formula="ooow:Figure+1" style:num-format="1">32</text:sequence>: Cell with manual line breaks</text:p></draw:text-box></draw:frame></text:span></text:p>
      <text:h text:style-name="OOoHeading_20_2" text:outline-level="3">Shrinking Text to Fit the Cell</text:h>
      <text:p text:style-name="OOoTextBody">The font size of the data in a cell can automatically adjust to fit in a cell. To do this, select the <text:span text:style-name="OOoMenuPath">Shrink to fit cell size</text:span> option in the Format Cells dialog (<text:sequence-ref text:reference-format="category-and-value" text:ref-name="refFigure29">Figure 30</text:sequence-ref>). <text:sequence-ref text:reference-format="category-and-value" text:ref-name="refFigure32">Figure 33</text:sequence-ref><text:soft-page-break/> shows the results in the top left cell along with other cells in the default font size demonstrating text overflow or truncation.</text:p>
      <text:p text:style-name="P19"><draw:frame draw:style-name="fr17" draw:name="Figure_AOO41GS05_33" text:anchor-type="as-char" svg:width="4.872in" draw:z-index="7"><draw:text-box fo:min-height="0.9091in"><text:p text:style-name="OOoFigureCaption"><draw:frame draw:style-name="fr20" draw:name="AOO41GS05_041" text:anchor-type="paragraph" svg:width="4.8193in" svg:height="0.722in" draw:z-index="8"><draw:image xlink:href="Pictures/10000000000002B600000068A0CFAF1C.png" xlink:type="simple" xlink:show="embed" xlink:actuate="onLoad"/></draw:frame>Figure <text:sequence text:ref-name="refFigure32" text:name="Figure" text:formula="ooow:Figure+1" style:num-format="1">33</text:sequence>: Shrinking font size to fit cells</text:p></draw:text-box></draw:frame></text:p>
      <text:h text:style-name="OOoHeading_20_2" text:outline-level="3"><text:bookmark-start text:name="__RefHeading__3556_2086952102"/><text:span text:style-name="OOoDefault"><text:span text:style-name="T19">Formatting Numbers</text:span></text:span><text:bookmark-end text:name="__RefHeading__3556_2086952102"/></text:h>
      <text:p text:style-name="OOoTextBody_5f_ListIntro"><text:span text:style-name="T1">Several number formats can be applied to cells by using icons on the Formatting toolbar. Select the cell, then click the relevant icon. Not all the icons in the figure are visible by default. Icons can be added or removed from the toolbar as explained in the </text:span>Customizing toolbars section of Chapter 1 (Introducing Apache OpenOffice).</text:p>
      <text:p text:style-name="OOoFigure"><draw:frame draw:style-name="fr17" draw:name="Figure_AOO41GS05_34" text:anchor-type="as-char" svg:width="4.0866in" draw:z-index="9"><draw:text-box fo:min-height="1.0846in"><text:p text:style-name="P33"><draw:frame draw:style-name="fr40" draw:name="AOO41GS05_042" text:anchor-type="as-char" svg:width="2.3811in" svg:height="0.4791in" draw:z-index="10"><draw:image xlink:href="Pictures/10000201000000B800000027D6E95E45.png" xlink:type="simple" xlink:show="embed" xlink:actuate="onLoad"/></draw:frame></text:p><text:p text:style-name="OOoFigureCaption">Figure <text:sequence text:ref-name="refFigure33" text:name="Figure" text:formula="ooow:Figure+1" style:num-format="1">34</text:sequence>: Number format icons. Left to right: currency, percentage, date, exponential, standard, add decimal place, delete decimal place.</text:p></draw:text-box></draw:frame></text:p>
      <text:p text:style-name="OOoTextBody_5f_ListIntro"><text:span text:style-name="T1">For more control or to select other number formats, use the </text:span><text:span text:style-name="OOoEmphasis">Numbers</text:span><text:span text:style-name="T1"> tab (</text:span><text:span text:style-name="T1"><text:sequence-ref text:reference-format="category-and-value" text:ref-name="refFigure34">Figure 35</text:sequence-ref></text:span><text:span text:style-name="T1">) of the Format Cells dialog:</text:span></text:p>
      <text:list xml:id="list229655496" text:style-name="OOoBullets_20_1">
        <text:list-item>
          <text:p text:style-name="P47">Apply any of the data types in the Category list to the data.</text:p>
        </text:list-item>
      </text:list>
      <text:list xml:id="list34496300" text:continue-list="list34481479" text:style-name="OOoBullets_20_1">
        <text:list-item>
          <text:p text:style-name="P53">Control the number of decimal places and leading zeros.</text:p>
        </text:list-item>
        <text:list-item>
          <text:p text:style-name="P50">Enter a custom format code.</text:p>
        </text:list-item>
      </text:list>
      <text:p text:style-name="P4">The Language setting controls the local settings for the different formats such as the date order and the currency marker.</text:p>
      <table:table table:name="Table1" table:style-name="Table1">
        <table:table-column table:style-name="Table1.A"/>
        <table:table-column table:style-name="Table1.B"/>
        <table:table-row>
          <table:table-cell table:style-name="Table1.A1" office:value-type="string">
            <text:p text:style-name="OOoTip_2f_Note_2f_Caution">Note</text:p>
          </table:table-cell>
          <table:table-cell table:style-name="Table1.A1" office:value-type="string">
            <text:p text:style-name="OOoTableText">Changing the format of a cell never changes its value. This can cause confusion when a value that is intended to be a number, such as a date, is interpreted by Calc as text. This may happen, for example, when data is read in from a CSV file. Text has a value of zero and changing the format after Calc has set the value will not change that value. The cell format must be changed and then the data reentered.</text:p>
          </table:table-cell>
        </table:table-row>
      </table:table>
      <text:p text:style-name="OOoFigure"><text:span text:style-name="OOoDefault"><text:span text:style-name="T6"/></text:span></text:p>
      <text:p text:style-name="OOoFigure"><text:soft-page-break/><text:span text:style-name="OOoDefault"><text:span text:style-name="T6"><draw:frame draw:style-name="fr6" draw:name="Figure_AOO41GS05_35" text:anchor-type="as-char" svg:y="-3.6374in" svg:width="6.6118in" draw:z-index="11"><draw:text-box fo:min-height="3.9783in"><text:p text:style-name="Figure"><draw:frame draw:style-name="fr41" draw:name="AOO41GS05_043" text:anchor-type="paragraph" svg:width="6.4953in" svg:height="3.6398in" style:rel-height="scale" draw:z-index="12"><draw:image xlink:href="Pictures/1000000000000252000001DE2787AD3C.png" xlink:type="simple" xlink:show="embed" xlink:actuate="onLoad"/></draw:frame>Figure <text:sequence text:ref-name="refFigure34" text:name="Figure" text:formula="ooow:Figure+1" style:num-format="1">35</text:sequence>: Format Cells &gt; Numbers</text:p></draw:text-box></draw:frame></text:span></text:span></text:p>
      <text:h text:style-name="OOoHeading_20_2" text:outline-level="3">Formatting the Font</text:h>
      <text:p text:style-name="OOoTextBody"><text:span text:style-name="T1">To quickly choose the font used in a cell, select the cell, then click the arrow next to the Font Name box</text:span><text:span text:style-name="T1"> on the </text:span><text:span text:style-name="T1">Sidebar</text:span><text:span text:style-name="T1"> or</text:span><text:span text:style-name="T1"> on the Formatting toolbar and choose a font from the list.</text:span></text:p>
      <table:table table:name="Table63" table:style-name="Table63">
        <table:table-column table:style-name="Table63.A"/>
        <table:table-column table:style-name="Table63.B"/>
        <table:table-row>
          <table:table-cell table:style-name="Table63.A1" office:value-type="string">
            <text:p text:style-name="OOoTip_2f_Note_2f_Caution">Tip</text:p>
          </table:table-cell>
          <table:table-cell table:style-name="Table63.A1" office:value-type="string">
            <text:p text:style-name="OOoTableText">To choose whether to show the font names in their font or in plain text, go to <text:span text:style-name="OOoMenuPath">Tools &gt; Options &gt; OpenOffice &gt; View</text:span> and select or deselect the <text:span text:style-name="OOoStrongEmphasis">Show preview of fonts</text:span> option in the Font Lists section. For more information, see Chapter 11 (Setting Up and Customizing Apache OpenOffice).</text:p>
          </table:table-cell>
        </table:table-row>
      </table:table>
      <text:p text:style-name="P4"><draw:frame draw:style-name="fr42" draw:name="AOO41GS05_044_FontColor" text:anchor-type="paragraph" svg:x="4.9236in" svg:y="0.0161in" svg:width="1.7862in" svg:height="2.5827in" draw:z-index="41"><draw:image xlink:href="Pictures/10000201000000C70000012F06AC9B1D.png" xlink:type="simple" xlink:show="embed" xlink:actuate="onLoad"/></draw:frame>To choose the size of the font, click the arrow next to the Font Size box on the Formatting toolbar. For other formatting, you can use the Bold, Italic, or Underline icons.</text:p>
      <text:p text:style-name="P4">To choose a font color, click the arrow next to the Font Color icon to display a color palette. Click on the required color.</text:p>
      <text:p text:style-name="OOoTextBody"><text:span text:style-name="T1">(To define custom colors, use </text:span><text:span text:style-name="OOoMenuPath">Tools &gt; Options &gt; OpenOffice &gt; Colors</text:span><text:span text:style-name="T1">. See Chapter 11.)</text:span></text:p>
      <text:p text:style-name="OOoTextBody"><text:span text:style-name="T1">All the formatting options just discussed are also available in the </text:span><text:span text:style-name="OOoStrongEmphasis">Text </text:span><text:span text:style-name="T1">panel of the </text:span><text:span text:style-name="OOoStrongEmphasis">Properties</text:span><text:span text:style-name="T1"> deck of the Sidebar.</text:span></text:p>
      <text:p text:style-name="P11"><text:span text:style-name="T1">To specify the language of the cell (useful because it allows different languages to exist in the same document and be spell-checked correctly), use the </text:span><text:span text:style-name="OOoEmphasis">Font</text:span><text:span text:style-name="T1"> tab of the Format Cells dialog. Use the </text:span><text:span text:style-name="OOoEmphasis">Font Effects</text:span><text:span text:style-name="T1"> tab to set other font characteristics. See Chapter 4 (Using Styles and Templates in Calc) of the </text:span><text:span text:style-name="OOoEmphasis">Calc Guide</text:span><text:span text:style-name="T1"> for more information.</text:span></text:p>
      <text:h text:style-name="P40" text:outline-level="3"><text:soft-page-break/>Formatting the Cell Borders</text:h>
      <text:p text:style-name="P4">To add a border to a cell (or group of selected cells) click on the Borders icon on the formatting toolbar, and select one of the border options displayed in the palette.</text:p>
      <text:p text:style-name="P4">To quickly choose a line style and color for the borders of a cell, click the small arrows next to the Line Style and Line Color icons on the Formatting toolbar. In each case, a palette of choices is displayed.</text:p>
      <text:p text:style-name="OOoTextBody"><text:span text:style-name="T1">Icons for the </text:span><text:span text:style-name="T1">border pattern options, line style and color are also available on the </text:span><text:span text:style-name="OOoStrongEmphasis">Cell Appearance</text:span> panel of the <text:span text:style-name="OOoStrongEmphasis">Properties</text:span> deck of the Sidebar.</text:p>
      <text:p text:style-name="OOoTextBody"><text:span text:style-name="T1">For more controls, including the spacing between the cell borders and the text, use the </text:span><text:span text:style-name="OOoEmphasis">Borders</text:span><text:span text:style-name="T1"> tab of the Format Cells dialog.</text:span><text:span text:style-name="T1"> The same dialog can be reached through the </text:span><text:span text:style-name="OOoEmphasis">More Options</text:span><text:span text:style-name="T1"> button in the line style</text:span><text:span text:style-name="T1"> list in the Sidebar.</text:span><text:span text:style-name="T1"> There you can also define a shadow. See Chapter 4 (Using Styles and Templates in Calc) of the </text:span><text:span text:style-name="OOoEmphasis">Calc Guide</text:span><text:span text:style-name="T1"> for details.</text:span></text:p>
      <table:table table:name="Table64" table:style-name="Table64">
        <table:table-column table:style-name="Table64.A"/>
        <table:table-column table:style-name="Table64.B"/>
        <table:table-row>
          <table:table-cell table:style-name="Table64.A1" office:value-type="string">
            <text:p text:style-name="OOoTip_2f_Note_2f_Caution">Note</text:p>
          </table:table-cell>
          <table:table-cell table:style-name="Table64.A1" office:value-type="string">
            <text:p text:style-name="OOoTableText">The cell border properties apply to a cell, and can only be changed if you are editing that cell. For example, if cell C3 has a top border (which would be equivalent visually to a bottom border on C2), that border can only be removed by selecting C3. It cannot be removed in C2.</text:p>
          </table:table-cell>
        </table:table-row>
      </table:table>
      <text:h text:style-name="OOoHeading_20_2" text:outline-level="3">Formatting the Cell Background</text:h>
      <text:p text:style-name="P4">To quickly choose a background color for a cell, click the small arrow next to the Background Color icon on the Formatting toolbar or on the <text:span text:style-name="OOoStrongEmphasis">Cell Appearance</text:span> panel of the <text:span text:style-name="OOoStrongEmphasis">Properties</text:span> deck of the Sidebar. A palette of color choices, similar to the Font Color palette, is displayed.</text:p>
      <text:p text:style-name="OOoTextBody"><text:span text:style-name="T1">(To define custom colors, use </text:span><text:span text:style-name="OOoMenuPath">Tools &gt; Options &gt; OpenOffice &gt; Colors</text:span><text:span text:style-name="T1">. See Chapter 11 for more information.)</text:span></text:p>
      <text:p text:style-name="OOoTextBody"><text:span text:style-name="T1">You can also use the </text:span><text:span text:style-name="OOoEmphasis">Background</text:span><text:span text:style-name="T1"> tab of the Format Cells dialog. See Chapter 4 (Using Styles and Templates in Calc) of the </text:span><text:span text:style-name="OOoEmphasis">Calc Guide</text:span><text:span text:style-name="T1"> for details.</text:span></text:p>
      <text:h text:style-name="OOoHeading_20_1" text:outline-level="2">Auto-formatting Cells and Sheets</text:h>
      <text:p text:style-name="OOoTextBody_5f_ListIntro">You can use the <text:alphabetical-index-mark-start text:id="IMark69993956" text:key1="Calc"/><text:alphabetical-index-mark-start text:id="IMark69994004" text:key1="formatting, Calc"/>AutoFormat<text:alphabetical-index-mark-end text:id="IMark69994004"/><text:alphabetical-index-mark-end text:id="IMark69993956"/><text:alphabetical-index-mark text:string-value="AutoFormat, Calc"/> feature to quickly apply a set of cell formats to a sheet or a selected cell range.</text:p>
      <text:list xml:id="list34481073" text:continue-list="list34484973" text:style-name="OOoNum_20_123">
        <text:list-item text:start-value="1">
          <text:p text:style-name="OOoNum_20_123_20_Start">Select the cells, including the column and row headers, that you want to format.</text:p>
        </text:list-item>
        <text:list-item>
          <text:p text:style-name="OOoNum_20_123_20_Cont.">Choose <text:span text:style-name="OOoMenuPath">Format &gt; AutoFormat</text:span>.</text:p>
        </text:list-item>
      </text:list>
      <text:p text:style-name="OOoFigure"><text:soft-page-break/><draw:frame draw:style-name="fr17" draw:name="Figure_AOO41GS05_36" text:anchor-type="as-char" svg:width="6.6846in" draw:z-index="13"><draw:text-box fo:min-height="3.6783in"><text:p text:style-name="OOoFigureCaption"><draw:frame draw:style-name="fr43" draw:name="AOO41GS05_045" text:anchor-type="as-char" svg:width="6.6846in" svg:height="3.4091in" draw:z-index="14"><draw:image xlink:href="Pictures/10000000000002B400000178F65736B4.png" xlink:type="simple" xlink:show="embed" xlink:actuate="onLoad"/></draw:frame></text:p><text:p text:style-name="OOoFigureCaption">Figure <text:sequence text:ref-name="refFigure35" text:name="Figure" text:formula="ooow:Figure+1" style:num-format="1">36</text:sequence>: Choosing an AutoFormat</text:p></draw:text-box></draw:frame></text:p>
      <table:table table:name="Table65" table:style-name="Table65">
        <table:table-column table:style-name="Table65.A"/>
        <table:table-column table:style-name="Table65.B"/>
        <table:table-row>
          <table:table-cell table:style-name="Table65.A1" office:value-type="string">
            <text:p text:style-name="OOoTip_2f_Note_2f_Caution">Note</text:p>
          </table:table-cell>
          <table:table-cell table:style-name="Table65.A1" office:value-type="string">
            <text:p text:style-name="OOoTableText">The AutoFormat feature can only be applied if the selected set of cells consists of at least 3 columns and 3 rows and includes the column and row headers.</text:p>
          </table:table-cell>
        </table:table-row>
      </table:table>
      <text:list xml:id="list34473491" text:continue-numbering="true" text:style-name="OOoNum_20_123">
        <text:list-item>
          <text:p text:style-name="OOoNum_20_123_20_Cont.">To select which properties (number format, font, alignment, borders, pattern, autofit width and height) to include in an AutoFormat, click <text:span text:style-name="OOoMenuPath">More</text:span>. Select or deselect the required options.</text:p>
        </text:list-item>
        <text:list-item>
          <text:p text:style-name="OOoNum_20_123_20_End">Click <text:span text:style-name="OOoMenuPath">OK</text:span>.</text:p>
        </text:list-item>
      </text:list>
      <text:p text:style-name="OOoTextBody">If you do not see any change in color of the cell contents, choose <text:span text:style-name="OOoMenuPath">View &gt; Value Highlighting</text:span> from the menu bar.</text:p>
      <text:h text:style-name="OOoHeading_20_2" text:outline-level="3">Defining a New AutoFormat</text:h>
      <text:p text:style-name="OOoTextBody_5f_ListIntro">You can define a new AutoFormat that is available to all spreadsheets.</text:p>
      <text:list xml:id="list34500660" text:continue-list="list34473491" text:style-name="OOoNum_20_123">
        <text:list-item text:start-value="1">
          <text:p text:style-name="OOoNum_20_123_20_Start">Format a sheet (in the style for the new AutoFormat).</text:p>
        </text:list-item>
        <text:list-item>
          <text:p text:style-name="OOoNum_20_123_20_Cont.">Choose <text:span text:style-name="OOoMenuPath">Edit &gt; Select All</text:span>.</text:p>
        </text:list-item>
        <text:list-item>
          <text:p text:style-name="OOoNum_20_123_20_Cont.">Choose <text:span text:style-name="OOoMenuPath">Format &gt; AutoFormat</text:span>. The <text:span text:style-name="OOoMenuPath">Add</text:span> button is now active.</text:p>
        </text:list-item>
        <text:list-item>
          <text:p text:style-name="OOoNum_20_123_20_Cont.">Click <text:span text:style-name="OOoMenuPath">Add</text:span>.</text:p>
        </text:list-item>
        <text:list-item>
          <text:p text:style-name="OOoNum_20_123_20_Cont.">In the <text:span text:style-name="OOoEmphasis">Name</text:span> box of the Add AutoFormat dialog, type a meaningful name for the new format.</text:p>
        </text:list-item>
        <text:list-item>
          <text:p text:style-name="OOoNum_20_123_20_End">Click <text:span text:style-name="OOoMenuPath">OK</text:span> to save. The new format is now available in the <text:span text:style-name="OOoEmphasis">Format</text:span> list in the AutoFormat dialog.</text:p>
        </text:list-item>
      </text:list>
      <text:h text:style-name="OOoHeading_20_1" text:outline-level="2">Formatting Spreadsheets Using <text:alphabetical-index-mark-start text:id="IMark70036796" text:key1="formatting, Calc"/><text:alphabetical-index-mark-start text:id="IMark70016984" text:key1="Calc"/>Themes<text:alphabetical-index-mark-end text:id="IMark70016984"/><text:alphabetical-index-mark-end text:id="IMark70036796"/></text:h>
      <text:p text:style-name="P15">Calc comes with a predefined set of formatting themes that you can apply to your spreadsheets.</text:p>
      <text:p text:style-name="OOoTextBody">It is not possible to add themes to Calc, and they cannot be modified. However, you can modify their styles after you apply them to a spreadsheet.</text:p>
      <text:p text:style-name="OOoTextBody_5f_ListIntro"><text:soft-page-break/>To apply a theme to a spreadsheet:</text:p>
      <text:list xml:id="list34495494" text:continue-list="list34500660" text:style-name="OOoNum_20_123">
        <text:list-item text:start-value="1">
          <text:p text:style-name="OOoNum_20_123_20_Start">Click the <text:span text:style-name="OOoMenuPath">Choose Themes</text:span> icon in the Tools toolbar. If this toolbar is not visible, you can show it using <text:span text:style-name="OOoMenuPath">View &gt; Toolbars &gt; Tools</text:span>.</text:p>
        </text:list-item>
        <text:list-item>
          <text:p text:style-name="OOoNum_20_123_20_Cont.">The Theme Selection dialog appears. This dialog lists the available themes for the whole spreadsheet.</text:p>
        </text:list-item>
      </text:list>
      <text:p text:style-name="OOoFigure"><draw:frame draw:style-name="fr18" draw:name="Figure_AOO41GS05_37" text:anchor-type="as-char" svg:width="2.5118in" draw:z-index="15"><draw:text-box fo:min-height="0.6472in"><text:p text:style-name="FigureCaption"><draw:frame draw:style-name="fr20" draw:name="AOO41GS05_046" text:anchor-type="paragraph" svg:width="2.5118in" svg:height="0.6091in" draw:z-index="16"><draw:image xlink:href="Pictures/100002010000010800000040FBF937EE.png" xlink:type="simple" xlink:show="embed" xlink:actuate="onLoad"/></draw:frame>Figure <text:sequence text:ref-name="refFigure36" text:name="Figure" text:formula="ooow:Figure+1" style:num-format="1">37</text:sequence>: Tools toolbar with the Choose Themes icon highlighted</text:p></draw:text-box></draw:frame></text:p>
      <text:list xml:id="list34488359" text:continue-numbering="true" text:style-name="OOoNum_20_123">
        <text:list-item>
          <text:p text:style-name="P44">In the Theme Selection dialog, select the theme that you want to apply to the spreadsheet. As soon as you select a theme, some properties of the custom styles are applied to the open spreadsheet and are immediately visible.</text:p>
        </text:list-item>
        <text:list-item>
          <text:p text:style-name="P38">Click <text:span text:style-name="OOoMenuPath">OK</text:span>. If you wish, you can now go to the Styles and Formatting window to modify specific styles. These modifications do not change the theme; they only change the appearance of this specific spreadsheet document.</text:p>
        </text:list-item>
      </text:list>
      <text:h text:style-name="OOoHeading_20_1" text:outline-level="2">Using <text:alphabetical-index-mark-start text:id="IMark70016936"/>Conditional Formatting<text:alphabetical-index-mark-end text:id="IMark70016936"/></text:h>
      <text:p text:style-name="P15">You can set up cell formats to change depending on conditions that you specify. For example, in a table of numbers, you can show all the values above the average in green and all those below the average in red. The feature is reached through <text:span text:style-name="OOoMenuPath">Format &gt; Conditional Formatting</text:span>.</text:p>
      <text:p text:style-name="OOoTextBody">Conditional formatting depends upon the use of styles, and the AutoCalculate feature (<text:span text:style-name="OOoMenuPath">Tools &gt; Cell Contents &gt; AutoCalculate</text:span>) must be enabled. See Chapter 2 (Entering, Editing, and Formatting Data) in the <text:span text:style-name="OOoEmphasis">Calc Guide</text:span> for details.</text:p>
      <text:h text:style-name="OOoHeading_20_1" text:outline-level="2"><text:alphabetical-index-mark text:string-value="hiding and showing data" text:key1="Calc"/><text:alphabetical-index-mark text:string-value="hiding and showing data, Calc"/>Hiding and Showing Data</text:h>
      <text:p text:style-name="P11">When elements are hidden, they are not visible and may be hidden when printed, but can still be selected for copying if you select the surrounding elements. For example, if column B is hidden, it is copied when you select columns A and C. When you need a hidden element again, you can reverse the process, and show the element.</text:p>
      <text:p text:style-name="OOoTextBody">To hide or show sheets, rows, and columns, use the options on the Format menu or the right-click (context) menu. For example, to hide a row, first select the row, and then choose <text:span text:style-name="OOoMenuPath">Format &gt; Row &gt; Hide</text:span> (or right-click on the row and choose <text:span text:style-name="OOoMenuPath">Hide</text:span>).</text:p>
      <text:p text:style-name="OOoTextBody">To hide or show selected cells, choose <text:span text:style-name="OOoMenuPath">Format &gt; Cells</text:span> from the menu bar (or right-click and choose <text:span text:style-name="OOoMenuPath">Format Cells</text:span>). On the Format Cells dialog, go to the <text:span text:style-name="OOoEmphasis">Cell Protection</text:span> tab.</text:p>
      <text:p text:style-name="OOoFigure"><text:soft-page-break/><draw:frame draw:style-name="fr14" draw:name="Figure_AOO41GS05_38" text:anchor-type="as-char" svg:width="5.9728in" draw:z-index="17"><draw:text-box fo:min-height="2.552in"><text:p text:style-name="OOoFigureCaption"><draw:frame draw:style-name="fr44" draw:name="AOO41GS05_047" text:anchor-type="as-char" svg:width="5.9728in" svg:height="2.3429in" draw:z-index="18"><draw:image xlink:href="Pictures/100000000000024F0000011497558289.png" xlink:type="simple" xlink:show="embed" xlink:actuate="onLoad"/></draw:frame></text:p><text:p text:style-name="OOoFigureCaption">Figure <text:sequence text:ref-name="refFigure37" text:name="Figure" text:formula="ooow:Figure+1" style:num-format="1">38</text:sequence>: Hiding or showing cells</text:p></draw:text-box></draw:frame></text:p>
      <text:h text:style-name="OOoHeading_20_2" text:outline-level="3"><text:alphabetical-index-mark text:string-value="outline group controls, Calc"/><text:alphabetical-index-mark text:string-value="outline group controls" text:key1="Calc"/>Outline Group Controls</text:h>
      <text:p text:style-name="OOoTextBody">If you are continually hiding and showing the same cells, you can simplify the process by creating <text:span text:style-name="OOoEmphasis">outline groups</text:span>, which add a set of controls for hiding and showing the cells in the group that are quick to use and always available.</text:p>
      <text:p text:style-name="OOoTextBody">If the contents of cells falls into a regular pattern, such as four cells followed by a total, then you can use <text:span text:style-name="OOoMenuPath">Data &gt; Group and Outline &gt; AutoOutline</text:span> to have Calc add outline controls based on the pattern. Otherwise, you can set outline groups manually by selecting the cells for grouping, then choosing <text:span text:style-name="OOoMenuPath">Data &gt; Group and Outline &gt; Group</text:span>. On the Group dialog, you can decide whether to group the selected cells by rows or columns.</text:p>
      <text:p text:style-name="P35">When you close the dialog, the outline group controls are visible between either the row or column headers and the edges of the editing window. The controls resemble the tree-structure of a file-manager in appearance, and can be hidden by selecting <text:span text:style-name="OOoMenuPath">Data &gt; Outline &gt; Hide Details</text:span>. They are strictly for on screen use, and do not print.</text:p>
      <text:p text:style-name="P29"><draw:frame draw:style-name="fr5" draw:name="Figure_AOO41GS05_39" text:anchor-type="as-char" svg:width="3.5346in" draw:z-index="19"><draw:text-box fo:min-height="2.2528in"><text:p text:style-name="OOoFigureCaption"><draw:frame draw:style-name="fr45" draw:name="AOO41GS05_048" text:anchor-type="as-char" svg:y="-1.9339in" svg:width="3.5346in" svg:height="2.0126in" draw:z-index="20"><draw:image xlink:href="Pictures/1000020100000161000000C97B812797.png" xlink:type="simple" xlink:show="embed" xlink:actuate="onLoad"/></draw:frame></text:p><text:p text:style-name="OOoFigureCaption">Figure <text:sequence text:ref-name="refFigure38" text:name="Figure" text:formula="ooow:Figure+1" style:num-format="1">39</text:sequence>: Outline group controls</text:p></draw:text-box></draw:frame></text:p>
      <text:p text:style-name="OOoTextBody">The basic outline controls have plus or minus signs at the start of the group to show or hide the hidden cells. However, if outline groups are nested, the controls have numbered buttons for hiding different levels.</text:p>
      <text:p text:style-name="OOoTextBody">If you no longer need a group, place the mouse cursor in any cell in it and select <text:span text:style-name="OOoMenuPath">Data &gt; Group and Outline &gt; Ungroup</text:span>. To remove all groups on a sheet, select <text:span text:style-name="OOoMenuPath">Data &gt; Group and Outline &gt; Remove</text:span>.</text:p>
      <text:h text:style-name="OOoHeading_20_2" text:outline-level="3"><text:soft-page-break/><text:alphabetical-index-mark text:string-value="filtering visible cells" text:key1="Calc"/><text:alphabetical-index-mark text:string-value="filtering visible cells, Calc"/>Filtering Which Cells Are Visible</text:h>
      <text:p text:style-name="OOoTextBody">A filter is a list of conditions that each entry has to meet in order to be displayed. You can set three types of filters from the <text:span text:style-name="OOoMenuPath">Data &gt; Filter</text:span> sub-menu.</text:p>
      <text:p text:style-name="OOoTextBody"><text:span text:style-name="OOoStrongEmphasis">Automatic filters</text:span> add a drop-down list to the top row of a column that contains commonly used filters. They are quick and convenient and are useful with text and with numbers, because the list includes every unique entry in the selected cells.</text:p>
      <text:p text:style-name="OOoTextBody">In addition to these unique entries, automatic filters include the option to display all entries, the ten highest numerical values, and all cells that are empty or not-empty, as well as a standard filter. The automatic filters are somewhat limited. In particular, they do not allow regular expressions, so you cannot use them to display cell contents that are similar, but not identical.</text:p>
      <text:p text:style-name="OOoTextBody"><text:span text:style-name="OOoStrongEmphasis">Standard filters</text:span> are more complex than automatic filters. You can set as many as three conditions as a filter, combining them with the operators AND, and OR. Standard filters are mostly useful for numbers, although a few of the conditional operators, such as = and &lt; &gt; can also be useful for text.</text:p>
      <text:p text:style-name="OOoTextBody">Other conditional operators for standard filters include options to display the largest or smallest values, or a percentage of them. Useful in themselves, standard filters take on added value when used to further refine automatic filters.</text:p>
      <text:p text:style-name="OOoTextBody"><text:span text:style-name="OOoStrongEmphasis">Advanced filters</text:span> are structured similarly to standard filters. The differences are that advanced filters are not limited to three conditions, and their criteria are not entered in a dialog. Instead, advanced filters are entered in a blank area of a sheet, then referenced by the advanced filter tool to apply them.</text:p>
      <text:h text:style-name="OOoHeading_20_1" text:outline-level="2">Sorting Records</text:h>
      <text:p text:style-name="OOoTextBody"><text:alphabetical-index-mark text:string-value="sorting records, Calc"/><text:alphabetical-index-mark text:string-value="sorting records" text:key1="Calc"/>Sorting arranges the visible cells on the sheet. In Calc, you can sort by up to three criteria, which are applied one after another. Sorts are handy when you are searching for a particular item, and become even more powerful after you have filtered data.</text:p>
      <text:p text:style-name="OOoTextBody">In addition, sorting is often useful when you add new information. When a list is long, it is usually easier to add new information at the bottom of the sheet, rather than adding rows in the proper places. After you have added information, you can then sort it to update the sheet.</text:p>
      <text:p text:style-name="OOoTextBody">Highlight the cells to be sorted, then select <text:span text:style-name="OOoMenuPath">Data &gt; </text:span><text:span text:style-name="OOoMenuPath"><text:span text:style-name="T20">Sort</text:span></text:span><text:span text:style-name="OOoMenuPath"> </text:span><text:span text:style-name="T14">to open the Sort dialog (or click the</text:span><text:span text:style-name="OOoMenuPath"> Sort Ascending </text:span><text:span text:style-name="T14">or</text:span><text:span text:style-name="OOoMenuPath"> Sort Descending </text:span><text:span text:style-name="T14">toolbar buttons)</text:span><text:span text:style-name="T14">.</text:span> Using the dialog, you can sort the selected cells using up to three columns, in either ascending (A-Z, 1-9) or descending (Z-A, 9-1) order.</text:p>
      <text:p text:style-name="OOoTextBody_5f_ListIntro">On the <text:span text:style-name="OOoEmphasis">Options</text:span> tab of the Sort dialog, you can choose the following options:</text:p>
      <text:p text:style-name="OOoDefinitionTerm">Case-sensitive</text:p>
      <text:p text:style-name="OOoDefinition">If two entries are otherwise identical, one with an upper case letter is placed before one with a lower case letter in the same position.</text:p>
      <text:p text:style-name="OOoDefinitionTerm">Range contains column labels</text:p>
      <text:p text:style-name="OOoDefinition">Does not include the column heading in the sort.</text:p>
      <text:p text:style-name="OOoDefinitionTerm">Include formats</text:p>
      <text:p text:style-name="OOoDefinition">A cell's formatting is moved with its contents. If formatting is used to distinguish different types of cells, then use this option.</text:p>
      <text:p text:style-name="OOoDefinitionTerm"><text:soft-page-break/>Copy sort results to</text:p>
      <text:p text:style-name="OOoDefinition">Sets a spreadsheet address to which to copy the sort results. If a range is specified that does not have the necessary number of cells, then cells are added. If a range contains cells that already have content, then the sort fails.</text:p>
      <text:p text:style-name="OOoDefinitionTerm">Custom sort order</text:p>
      <text:p text:style-name="OOoDefinition">Select the box, then choose one of the sort orders defined in <text:span text:style-name="OOoMenuPath">Tools &gt; Options &gt; Spreadsheet &gt; Sort Lists</text:span> from the drop-down list.</text:p>
      <text:p text:style-name="OOoDefinitionTerm">Direction</text:p>
      <text:p text:style-name="OOoDefinition">Sets whether rows or columns are sorted. The default is to sort by rows.</text:p>
      <text:h text:style-name="OOoHeading_20_1" text:outline-level="2">Using Formulas and Functions</text:h>
      <text:p text:style-name="OOoTextBody">You may need more than numbers and text on your spreadsheet. Often the contents of one cell depend on the contents of other cells. Formulas are equations using numbers and variables to get a result. The variables are cell locations that hold the data you need for the equation.</text:p>
      <text:p text:style-name="OOoTextBody">A function is a predefined calculation entered in a cell to help you analyze or manipulate data. All you have to do is add the arguments, and the calculation is automatically made for you. Functions help you create the formulas needed to get the results that you are looking for.</text:p>
      <text:p text:style-name="OOoTextBody">Refer to Chapter 7 in the <text:span text:style-name="OOoEmphasis">Calc Guide</text:span> for more information.</text:p>
      <text:h text:style-name="OOoHeading_20_1" text:outline-level="2">Analyzing Data</text:h>
      <text:p text:style-name="P9">Calc includes several tools to help you analyze the information in your spreadsheets, ranging from features for copying and reusing data, to creating subtotals automatically, to varying information to help you find the answers you need. These tools are divided between the Tools and Data menus.</text:p>
      <text:p text:style-name="OOoTextBody">One of the most useful of these tools is the Pivot Table. This is a tool for combining, comparing, and analyzing large amounts of data easily. Using the Pivot Table, you can view different summaries of the source data, display the details of areas of interest, and create reports, whether you are a beginner, an intermediate or advanced user. Refer to Chapter 8 in the <text:span text:style-name="OOoEmphasis">Calc Guide</text:span> for more information.</text:p>
      <text:p text:style-name="P15">Other analysis options include:</text:p>
      <text:p text:style-name="OOoDefinitionTerm">Consolidation</text:p>
      <text:p text:style-name="OOoDefinition"><text:span text:style-name="OOoMenuPath">Data &gt; Consolidate</text:span> provides a way to combine data from two or more ranges of cells into a new range while running one of several functions (such as Sum or Average) on the data.</text:p>
      <text:p text:style-name="OOoDefinitionTerm">Subtotals</text:p>
      <text:p text:style-name="OOoDefinition">Use <text:span text:style-name="OOoMenuPath">Data &gt; Subtotals</text:span> to calculate subtotals for up to three columns.</text:p>
      <text:p text:style-name="OOoDefinitionTerm">Scenarios</text:p>
      <text:p text:style-name="OOoDefinition"><text:span text:style-name="OOoMenuPath">Tools &gt; Scenarios</text:span> opens a dialog for testing “what-if” questions, such as different interest rates on a loan.</text:p>
      <text:p text:style-name="OOoDefinitionTerm">Goal seek</text:p>
      <text:p text:style-name="OOoDefinition">Use <text:span text:style-name="OOoMenuPath">Tools &gt; Goal Seek</text:span> if you know the result you want, but need to discover what values will produce this result.</text:p>
      <text:p text:style-name="OOoDefinitionTerm"><text:soft-page-break/>Solver</text:p>
      <text:p text:style-name="OOoDefinition"><text:span text:style-name="OOoMenuPath">Tools &gt; Solver</text:span> is similar to Goal Seek, but you can use more than one variable. The Solver is designed to minimize or maximize the result according to a set of rules that you define.</text:p>
      <text:p text:style-name="P36">All of these options are further discussed in Chapter 9 in the <text:span text:style-name="OOoEmphasis">Calc Guide</text:span>.</text:p>
      <text:h text:style-name="P55" text:outline-level="2">Printing</text:h>
      <text:p text:style-name="P4">Printing from Calc is much the same as <text:alphabetical-index-mark-start text:id="IMark70037324" text:key1="Calc"/>printing<text:alphabetical-index-mark-end text:id="IMark70037324"/><text:alphabetical-index-mark text:string-value="Calc" text:key1="printing"/> from other Apache OpenOffice components (see Chapter 9), but some details are different, especially regarding preparation for printing.</text:p>
      <text:h text:style-name="OOoHeading_20_2" text:outline-level="3">Using <text:alphabetical-index-mark text:string-value="print ranges, Calc"/>Print Ranges</text:h>
      <text:p text:style-name="OOoTextBody">Print ranges have several uses, including printing only a specific part of the data or printing selected rows or columns on every page. For more about using print ranges, see Chapter 6 (Printing, Exporting, and E-mailing) in the <text:span text:style-name="OOoEmphasis">Calc Guide</text:span>.</text:p>
      <text:h text:style-name="P39" text:outline-level="4">Defining a Print Range</text:h>
      <text:p text:style-name="OOoTextBody_5f_ListIntro">To define a new print range or modify an existing print range:</text:p>
      <text:list xml:id="list34499207" text:continue-list="list34488359" text:style-name="OOoNum_20_123">
        <text:list-item text:start-value="1">
          <text:p text:style-name="OOoNum_20_123_20_Start">Highlight the range of cells that comprise the print range.</text:p>
        </text:list-item>
        <text:list-item>
          <text:p text:style-name="OOoNum_20_123_20_End">Choose <text:span text:style-name="OOoMenuPath">Format &gt; Print Ranges &gt; Define</text:span><text:span text:style-name="OOoMenuPath"><text:span text:style-name="T14">.</text:span></text:span></text:p>
        </text:list-item>
      </text:list>
      <text:p text:style-name="OOoTextBody"><text:span text:style-name="OOoDefault">The page break lines display on the screen.</text:span></text:p>
      <table:table table:name="Table66" table:style-name="Table66">
        <table:table-column table:style-name="Table66.A"/>
        <table:table-column table:style-name="Table66.B"/>
        <table:table-row>
          <table:table-cell table:style-name="Table66.A1" office:value-type="string">
            <text:p text:style-name="OOoTip_2f_Note_2f_Caution">Tip</text:p>
          </table:table-cell>
          <table:table-cell table:style-name="Table66.A1" office:value-type="string">
            <text:p text:style-name="OOoTableText">You can check the print range by using <text:span text:style-name="OOoMenuPath">File &gt; Page Preview</text:span>. Calc will only display the cells in the print range.</text:p>
          </table:table-cell>
        </table:table-row>
      </table:table>
      <text:h text:style-name="OOoHeading_20_3" text:outline-level="4"><text:span text:style-name="OOoDefault"><text:span text:style-name="T18">Adding to the Print Range</text:span></text:span></text:h>
      <text:p text:style-name="OOoTextBody_5f_ListIntro">After defining a print range, you can add more cells to it. This allows multiple, separate areas of the same sheet to be printed, while not printing the whole sheet. After you have defined a print range:</text:p>
      <text:list xml:id="list34488088" text:continue-list="list34499207" text:style-name="OOoNum_20_123">
        <text:list-item text:start-value="1">
          <text:p text:style-name="OOoNum_20_123_20_Start">Highlight the range of cells to be added to the print range.</text:p>
        </text:list-item>
        <text:list-item>
          <text:p text:style-name="OOoNum_20_123_20_End">Choose <text:span text:style-name="OOoMenuPath">Format &gt; Print Ranges &gt; Add</text:span>. This adds the extra cells to the print range.</text:p>
        </text:list-item>
      </text:list>
      <text:p text:style-name="OOoTextBody"><text:span text:style-name="OOoDefault">The page break lines no longer display on the screen.</text:span></text:p>
      <table:table table:name="Table67" table:style-name="Table67">
        <table:table-column table:style-name="Table67.A"/>
        <table:table-column table:style-name="Table67.B"/>
        <table:table-row>
          <table:table-cell table:style-name="Table67.A1" office:value-type="string">
            <text:p text:style-name="OOoTip_2f_Note_2f_Caution">Note</text:p>
          </table:table-cell>
          <table:table-cell table:style-name="Table67.A1" office:value-type="string">
            <text:p text:style-name="OOoTableText">The additional print range will print as a separate page, even if both ranges are on the same sheet.</text:p>
          </table:table-cell>
        </table:table-row>
      </table:table>
      <text:h text:style-name="OOoHeading_20_3" text:outline-level="4"><text:span text:style-name="OOoDefault"><text:span text:style-name="T18">Removing a Print Range</text:span></text:span></text:h>
      <text:p text:style-name="OOoTextBody"><text:span text:style-name="OOoDefault">It may become necessary to remove a defined print range, for example if the whole sheet needs to be printed later.</text:span></text:p>
      <text:p text:style-name="OOoTextBody"><text:span text:style-name="OOoDefault">C</text:span>hoose <text:span text:style-name="OOoMenuPath">Format &gt; Print Ranges &gt; Remove</text:span><text:span text:style-name="OOoMenuPath"><text:span text:style-name="T14">. </text:span></text:span>This removes <text:span text:style-name="OOoEmphasis">all</text:span> defined print ranges on the sheet. <text:span text:style-name="OOoDefault">After the print range is removed, the default page break lines will appear on the screen.</text:span></text:p>
      <text:h text:style-name="OOoHeading_20_3" text:outline-level="4"><text:soft-page-break/>Editing a Print Range</text:h>
      <text:p text:style-name="OOoTextBody"><text:span text:style-name="OOoDefault">At any time, you can directly edit the print range, for example to remove or resize part of the print range. Choose </text:span><text:span text:style-name="OOoMenuPath">Format &gt; Print Ranges &gt; Edit</text:span><text:span text:style-name="OOoDefault">.</text:span></text:p>
      <text:h text:style-name="OOoHeading_20_2" text:outline-level="3">Selecting the Page Order, Details, and Scale</text:h>
      <text:p text:style-name="OOoTextBody_5f_ListIntro">To select the <text:alphabetical-index-mark text:string-value="page order, details, scale, in Calc" text:key1="printing"/>page order, details, and scale to be printed:</text:p>
      <text:list xml:id="list34504590" text:continue-list="list34488088" text:style-name="OOoNum_20_123">
        <text:list-item text:start-value="1">
          <text:p text:style-name="OOoNum_20_123_20_Start">Choose <text:span text:style-name="OOoMenuPath">Format &gt; Page</text:span><text:span text:style-name="OOoDefault"> from the main menu.</text:span></text:p>
        </text:list-item>
        <text:list-item>
          <text:p text:style-name="OOoNum_20_123_20_Cont.">Select the <text:span text:style-name="OOoMenuPath">Sheet</text:span> tab.</text:p>
        </text:list-item>
        <text:list-item>
          <text:p text:style-name="OOoNum_20_123_20_End"><text:span text:style-name="OOoDefault">Make your selections, and then click </text:span><text:span text:style-name="OOoMenuPath">OK</text:span>.</text:p>
        </text:list-item>
      </text:list>
      <text:p text:style-name="OOoFigure"><text:span text:style-name="OOoMenuPath"><draw:frame draw:style-name="fr7" draw:name="Figure_AOO41GS05_40" text:anchor-type="as-char" svg:width="6.2575in" draw:z-index="21"><draw:text-box fo:min-height="4.4063in"><text:p text:style-name="OOoFigureCaption"><draw:frame draw:style-name="fr46" draw:name="AOO41GS05_049" text:anchor-type="as-char" svg:y="-3.9402in" svg:width="6.2575in" svg:height="4.2118in" draw:z-index="22"><draw:image xlink:href="Pictures/1000000000000252000001DEB7C3AF3A.png" xlink:type="simple" xlink:show="embed" xlink:actuate="onLoad"/></draw:frame></text:p><text:p text:style-name="OOoFigureCaption">Figure <text:sequence text:ref-name="refFigure39" text:name="Figure" text:formula="ooow:Figure+1" style:num-format="1">40</text:sequence>. The Sheet tab of the Page Style dialog</text:p></draw:text-box></draw:frame></text:span></text:p>
      <text:p text:style-name="OOoDefinitionTerm">Page Order</text:p>
      <text:p text:style-name="OOoTextBody"><text:span text:style-name="OOoDefault">When a sheet will print on more than one page (of paper) you can set the order in which pages print. This is especially useful in a large document; for example, controlling the print order can save time if you have to collate the document a certain way. The two available options are shown below.</text:span></text:p>
      <table:table table:name="Table68" table:style-name="Table68">
        <table:table-column table:style-name="Table68.A"/>
        <table:table-column table:style-name="Table68.B"/>
        <table:table-column table:style-name="Table68.C"/>
        <table:table-column table:style-name="Table68.D"/>
        <table:table-row table:style-name="Table68.1">
          <table:table-cell table:style-name="Table68.A1" office:value-type="string">
            <text:p text:style-name="OOoTableText">Top to bottom, then right</text:p>
          </table:table-cell>
          <table:table-cell table:style-name="Table68.B1" office:value-type="string">
            <text:p text:style-name="P25"><draw:frame draw:style-name="fr47" draw:name="AOO41GS05_050_TopToBottom" text:anchor-type="as-char" svg:width="0.9583in" svg:height="0.698in" draw:z-index="23"><draw:image xlink:href="Pictures/100000000000005C00000043AC9B4969.png" xlink:type="simple" xlink:show="embed" xlink:actuate="onLoad"/></draw:frame></text:p>
          </table:table-cell>
          <table:table-cell table:style-name="Table68.A1" office:value-type="string">
            <text:p text:style-name="P34">Left to right, then down</text:p>
          </table:table-cell>
          <table:table-cell table:style-name="Table68.D1" office:value-type="string">
            <text:p text:style-name="P25"><draw:frame draw:style-name="fr48" draw:name="AOO41GS05_051_LeftToRight" text:anchor-type="as-char" svg:width="0.9583in" svg:height="0.698in" draw:z-index="24"><draw:image xlink:href="Pictures/100000000000005C000000436AA08389.png" xlink:type="simple" xlink:show="embed" xlink:actuate="onLoad"/></draw:frame></text:p>
          </table:table-cell>
        </table:table-row>
      </table:table>
      <text:p text:style-name="OOoDefinitionTerm">Details</text:p>
      <text:p text:style-name="OOoTextBody_5f_ListIntro">You can specify which details to print. These details include:</text:p>
      <text:list xml:id="list1733476617" text:style-name="OOoBullets_20_1">
        <text:list-item>
          <text:p text:style-name="OOoList_20_1_20_Start">Row and column headers</text:p>
        </text:list-item>
      </text:list>
      <text:list xml:id="list34478331" text:continue-list="list34496300" text:style-name="OOoBullets_20_1">
        <text:list-item>
          <text:p text:style-name="OOoList_20_1_20_Cont.">Sheet grid—prints the borders of the cells as a grid</text:p>
        </text:list-item>
        <text:list-item>
          <text:p text:style-name="OOoList_20_1_20_Cont."><text:soft-page-break/>Comments—prints the comments defined in your spreadsheet on a separate page, along with the corresponding cell reference</text:p>
        </text:list-item>
        <text:list-item>
          <text:p text:style-name="OOoList_20_1_20_Cont.">Objects and graphics</text:p>
        </text:list-item>
        <text:list-item>
          <text:p text:style-name="OOoList_20_1_20_Cont.">Charts</text:p>
        </text:list-item>
        <text:list-item>
          <text:p text:style-name="OOoList_20_1_20_Cont.">Drawing objects</text:p>
        </text:list-item>
        <text:list-item>
          <text:p text:style-name="OOoList_20_1_20_Cont.">Formulas—prints the formulas contained in the cells, instead of the results</text:p>
        </text:list-item>
        <text:list-item>
          <text:p text:style-name="OOoList_20_1_20_End">Zero Values—prints cells with a zero value</text:p>
        </text:list-item>
      </text:list>
      <table:table table:name="Table69" table:style-name="Table69">
        <table:table-column table:style-name="Table69.A"/>
        <table:table-column table:style-name="Table69.B"/>
        <table:table-row>
          <table:table-cell table:style-name="Table69.A1" office:value-type="string">
            <text:p text:style-name="OOoTip_2f_Note_2f_Caution">Note</text:p>
          </table:table-cell>
          <table:table-cell table:style-name="Table69.A1" office:value-type="string">
            <text:p text:style-name="OOoTableText">Remember that since the print detail options are a part of the page’s properties, they are also a part of the page style’s properties. Therefore, different page styles can be set up to quickly change the print properties of the sheets in the spreadsheet.</text:p>
          </table:table-cell>
        </table:table-row>
      </table:table>
      <text:p text:style-name="OOoDefinitionTerm">Scale</text:p>
      <text:p text:style-name="OOoTextBody_5f_ListIntro">Use the scale features to control the number of pages the data will print on. This can be useful if a large amount of data needs to be printed compactly or if you want the text enlarged to make it easier to read.</text:p>
      <text:list xml:id="list1636960460" text:style-name="OOoBullets_20_1">
        <text:list-item>
          <text:p text:style-name="OOoList_20_1_20_Start">Reduce/Enlarge printout—scales the data in the printout either larger or smaller. For example if a sheet would normally print out as four pages (two high and two wide), a scaling of 50% would print as one page (both width and height are halved).</text:p>
        </text:list-item>
      </text:list>
      <text:list xml:id="list34487536" text:continue-list="list34478331" text:style-name="OOoBullets_20_1">
        <text:list-item>
          <text:p text:style-name="OOoList_20_1_20_Cont."><text:span text:style-name="OOoDefault">Fit print range(s) on number of pages—defines exactly how many pages the printout will take up. This option will only reduce a printout, it will not enlarge it. To enlarge a printout, the reduce/enlarge option must be used.</text:span></text:p>
        </text:list-item>
        <text:list-item>
          <text:p text:style-name="OOoList_20_1_20_End"><text:span text:style-name="OOoDefault">Fit print range(s) to width/height—defines how high and wide the printout will be, in pages.</text:span></text:p>
        </text:list-item>
      </text:list>
      <text:h text:style-name="OOoHeading_20_2" text:outline-level="3">Printing <text:alphabetical-index-mark-start text:id="IMark70036940" text:key1="printing"/>Rows or Columns on Every Page<text:alphabetical-index-mark-end text:id="IMark70036940"/></text:h>
      <text:p text:style-name="OOoTextBody">If a sheet is printed on multiple pages, you can set up certain rows or columns to repeat on each printed page.</text:p>
      <text:p text:style-name="OOoTextBody_5f_ListIntro">For example, if the top two rows of the sheet as well as column A need to be printed on all pages, do the following:</text:p>
      <text:list xml:id="list34488163" text:continue-list="list34504590" text:style-name="OOoNum_20_123">
        <text:list-item text:start-value="1">
          <text:p text:style-name="OOoNum_20_123_20_Start">Choose <text:span text:style-name="OOoMenuPath">Format &gt; Print Ranges &gt; Edit</text:span><text:span text:style-name="OOoMenuPath"><text:span text:style-name="T14">. On t</text:span></text:span><text:span text:style-name="OOoDefault">he </text:span>Edit Print Ranges <text:span text:style-name="OOoDefault">dialog, type the rows in the text entry box under </text:span><text:span text:style-name="OOoEmphasis">Rows to repeat</text:span><text:span text:style-name="OOoDefault">.</text:span><text:span text:style-name="OOoDefault"><text:span text:style-name="T8"> </text:span></text:span><text:span text:style-name="OOoDefault">For example, to repeat rows 1 and 2, t</text:span>ype <text:span text:style-name="OOoStrongEmphasis">$1:$2</text:span>. This autom<text:span text:style-name="OOoDefault">atically changes </text:span><text:span text:style-name="OOoEmphasis">Rows to repeat</text:span><text:span text:style-name="OOoDefault"> from, – none – to – user</text:span><text:span text:style-name="OOoStrongEmphasis"> defined -</text:span>.</text:p>
        </text:list-item>
        <text:list-item>
          <text:p text:style-name="P44">To repeat columns, <text:span text:style-name="OOoDefault">type the columns </text:span>in<text:span text:style-name="OOoDefault"> the text entry box under </text:span><text:span text:style-name="OOoEmphasis">Columns to repeat</text:span><text:span text:style-name="OOoDefault">.</text:span><text:span text:style-name="OOoDefault"><text:span text:style-name="T8"> </text:span></text:span><text:span text:style-name="OOoDefault">For example, to repeat column A, type </text:span><text:span text:style-name="OOoDefault"><text:span text:style-name="T5">$A</text:span></text:span><text:span text:style-name="OOoDefault">. In the </text:span><text:span text:style-name="OOoEmphasis">Columns to repeat</text:span><text:span text:style-name="OOoDefault"> list, – none – changes</text:span> to – user<text:span text:style-name="OOoStrongEmphasis"> defined -</text:span><text:span text:style-name="OOoDefault">.</text:span></text:p>
        </text:list-item>
        <text:list-item>
          <text:p text:style-name="P38">Click <text:span text:style-name="OOoMenuPath">OK</text:span>.</text:p>
        </text:list-item>
      </text:list>
      <table:table table:name="Table238" table:style-name="Table238">
        <table:table-column table:style-name="Table238.A"/>
        <table:table-column table:style-name="Table238.B"/>
        <table:table-row>
          <table:table-cell table:style-name="Table238.A1" office:value-type="string">
            <text:p text:style-name="OOoTip_2f_Note_2f_Caution">Note</text:p>
          </table:table-cell>
          <table:table-cell table:style-name="Table238.A1" office:value-type="string">
            <text:p text:style-name="OOoTableText">You do not need to select the entire range of the rows to be repeated; selecting one cell in each row works.</text:p>
          </table:table-cell>
        </table:table-row>
      </table:table>
      <text:p text:style-name="OOoFigure"><text:soft-page-break/><draw:frame draw:style-name="fr19" draw:name="Figure_AOO41GS05_41_editprintrangesdialog" text:anchor-type="as-char" svg:width="6.6063in" draw:z-index="25"><draw:text-box fo:min-height="2.2744in"><text:p text:style-name="OOoFigureCaption"><draw:frame draw:style-name="fr25" draw:name="AOO41GS05_052" text:anchor-type="as-char" svg:width="6.6063in" svg:height="2.0543in" draw:z-index="26"><draw:image xlink:href="Pictures/10000000000002BD000000DA713E298A.png" xlink:type="simple" xlink:show="embed" xlink:actuate="onLoad"/></draw:frame></text:p><text:p text:style-name="OOoFigureCaption">Figure <text:sequence text:ref-name="refFigure40" text:name="Figure" text:formula="ooow:Figure+1" style:num-format="1">41</text:sequence>: Specifying repeating rows</text:p></draw:text-box></draw:frame></text:p>
      <text:h text:style-name="OOoHeading_20_2" text:outline-level="3">Page Breaks</text:h>
      <text:p text:style-name="OOoTextBody">While defining a print range can be a powerful tool, it may sometimes be necessary to manually adjust Calc’s printout. To do this, you can use a <text:span text:style-name="T12">m</text:span><text:span text:style-name="OOoEmphasis">anual break</text:span>. A manual break helps to ensure that your data prints properly. You can insert a horizontal page break above, or a vertical page break to the left of, the active cell.</text:p>
      <text:h text:style-name="OOoHeading_20_3" text:outline-level="4">Inserting a <text:alphabetical-index-mark text:string-value="page break, Calc"/><text:alphabetical-index-mark text:string-value="page break, Calc" text:key1="printing"/>Page Break</text:h>
      <text:p text:style-name="OOoTextBody_5f_ListIntro">To insert a page break:</text:p>
      <text:list xml:id="list34500877" text:continue-list="list34488163" text:style-name="OOoNum_20_123">
        <text:list-item text:start-value="1">
          <text:p text:style-name="OOoNum_20_123_20_Start">Navigate to the cell where the page break will begin.</text:p>
        </text:list-item>
        <text:list-item>
          <text:p text:style-name="OOoNum_20_123_20_Cont.">Select <text:span text:style-name="OOoMenuPath">Insert &gt; Manual Break</text:span><text:span text:style-name="OOoDefault">.</text:span></text:p>
        </text:list-item>
        <text:list-item>
          <text:p text:style-name="OOoNum_20_123_20_End"><text:span text:style-name="OOoDefault">Select </text:span><text:span text:style-name="OOoMenuPath">Row Break </text:span><text:span text:style-name="OOoDefault">or </text:span><text:span text:style-name="OOoMenuPath">Column Break</text:span><text:span text:style-name="OOoDefault"> depending on your need.</text:span></text:p>
        </text:list-item>
      </text:list>
      <text:p text:style-name="OOoTextBody"><text:span text:style-name="OOoDefault">The break is now set.</text:span></text:p>
      <text:p text:style-name="OOoDefinitionTerm">Row break</text:p>
      <text:p text:style-name="OOoDefinition">Selecting <text:span text:style-name="OOoEmphasis">Row Break</text:span><text:span text:style-name="T8"> </text:span>creates a page break above the selected cell. For example, if the active cell is H15, then the break is created between rows 14 and 15.</text:p>
      <text:p text:style-name="OOoDefinitionTerm">Column break</text:p>
      <text:p text:style-name="OOoDefinition">Selecting <text:span text:style-name="OOoEmphasis">Column Break</text:span><text:span text:style-name="T8"> </text:span>creates a page break to the left of the selected cell. For example, if the active cell is H15, then the break is created between columns G and H.</text:p>
      <table:table table:name="Table239" table:style-name="Table239">
        <table:table-column table:style-name="Table239.A"/>
        <table:table-column table:style-name="Table239.B"/>
        <table:table-row>
          <table:table-cell table:style-name="Table239.A1" office:value-type="string">
            <text:p text:style-name="OOoTip_2f_Note_2f_Caution">Tip</text:p>
          </table:table-cell>
          <table:table-cell table:style-name="Table239.A1" office:value-type="string">
            <text:p text:style-name="OOoTableText">To see page break lines more easily on screen, you can change their color. Choose <text:span text:style-name="OOoMenuPath">Tools &gt; Options &gt; OpenOffice &gt; Appearance</text:span> and scroll down to the Spreadsheet section.</text:p>
          </table:table-cell>
        </table:table-row>
      </table:table>
      <text:h text:style-name="OOoHeading_20_3" text:outline-level="4">Deleting a Page Break</text:h>
      <text:p text:style-name="OOoTextBody_5f_ListIntro">To remove a page break:</text:p>
      <text:list xml:id="list34497867" text:continue-list="list34500877" text:style-name="OOoNum_20_123">
        <text:list-item text:start-value="1">
          <text:p text:style-name="OOoNum_20_123_20_Start">Navigate to a cell that is next to the break you want to remove.</text:p>
        </text:list-item>
        <text:list-item>
          <text:p text:style-name="OOoNum_20_123_20_Cont.">Select <text:span text:style-name="OOoMenuPath">Edit &gt; Delete Manual Break</text:span><text:span text:style-name="OOoDefault">.</text:span></text:p>
        </text:list-item>
        <text:list-item>
          <text:p text:style-name="OOoNum_20_123_20_End"><text:span text:style-name="OOoDefault">Select </text:span><text:span text:style-name="OOoMenuPath">Row Break</text:span> or <text:span text:style-name="OOoMenuPath">Column Break</text:span><text:span text:style-name="OOoDefault"> depending on your need.</text:span></text:p>
        </text:list-item>
      </text:list>
      <text:p text:style-name="OOoTextBody"><text:span text:style-name="OOoDefault">The break is now removed.</text:span></text:p>
      <table:table table:name="Table240" table:style-name="Table240">
        <table:table-column table:style-name="Table240.A"/>
        <table:table-column table:style-name="Table240.B"/>
        <text:soft-page-break/>
        <table:table-row>
          <table:table-cell table:style-name="Table240.A1" office:value-type="string">
            <text:p text:style-name="OOoTip_2f_Note_2f_Caution">Note</text:p>
          </table:table-cell>
          <table:table-cell table:style-name="Table240.A1" office:value-type="string">
            <text:p text:style-name="OOoTableText">Multiple manual row and column breaks can exist on the same page. When you want to remove them, you have to remove each one individually. This may be confusing at times, because although there may be a column break set on the page, when you go to <text:span text:style-name="OOoMenuPath">Edit &gt; Manual Break</text:span>, Column break may be grayed out.</text:p>
            <text:p text:style-name="OOoTableText">In order to remove the break, you have to be in the cell next to the break. For example, if you set the column break while you are in H15, you can not remove it if you are in cell D15. However, you can remove it from any cell in column H.</text:p>
          </table:table-cell>
        </table:table-row>
      </table:table>
      <text:h text:style-name="OOoHeading_20_2" text:outline-level="3">Headers and Footers</text:h>
      <text:p text:style-name="P15"><text:alphabetical-index-mark text:string-value="headers and footers, Calc" text:key1="printing"/><text:alphabetical-index-mark text:string-value="headers and footers, Calc"/>Headers and footers are predefined pieces of text that are printed at the top or bottom of a sheet, outside the sheet area. Headers are set in the same way as footers.</text:p>
      <text:p text:style-name="OOoTextBody">Headers and footers are assigned to a page style. You can define more than one-page style for a spreadsheet and assign different page styles to different sheets. For more about page styles, see Chapter 4 (Using Styles and Templates) in the <text:span text:style-name="OOoEmphasis">Calc Guide</text:span>.</text:p>
      <text:h text:style-name="OOoHeading_20_3" text:outline-level="4">Setting a Header or Footer</text:h>
      <text:p text:style-name="OOoTextBody_5f_ListIntro">To set a header or footer:</text:p>
      <text:list xml:id="list34476141" text:continue-list="list34497867" text:style-name="OOoNum_20_123">
        <text:list-item text:start-value="1">
          <text:p text:style-name="OOoNum_20_123_20_Start">Navigate to the sheet that you want to set the header or footer for. Choose <text:span text:style-name="OOoMenuPath">Format &gt; Page</text:span><text:span text:style-name="OOoDefault">.</text:span></text:p>
        </text:list-item>
        <text:list-item>
          <text:p text:style-name="OOoNum_20_123_20_Cont."><text:span text:style-name="OOoDefault">On the Page Style dialog, select the Header (or Footer) tab. See </text:span><text:span text:style-name="OOoDefault"><text:sequence-ref text:reference-format="category-and-value" text:ref-name="refFigure41">Figure 42</text:sequence-ref></text:span>.</text:p>
        </text:list-item>
        <text:list-item>
          <text:p text:style-name="OOoNum_20_123_20_End"><text:span text:style-name="OOoDefault">Select the </text:span><text:span text:style-name="OOoStrongEmphasis">Header on</text:span><text:span text:style-name="OOoDefault"> option.</text:span></text:p>
        </text:list-item>
      </text:list>
      <text:p text:style-name="OOoFigure"><text:span text:style-name="OOoDefault"><draw:frame draw:style-name="fr7" draw:name="Figure_AOO41GS05_42" text:anchor-type="as-char" svg:width="5.9882in" draw:z-index="27"><draw:text-box fo:min-height="3.611in"><text:p text:style-name="OOoFigureCaption"><draw:frame draw:style-name="fr49" draw:name="AOO41GS05_053" text:anchor-type="as-char" svg:width="5.9882in" svg:height="3.3508in" draw:z-index="28"><draw:image xlink:href="Pictures/1000000000000252000001DEE3D91236.png" xlink:type="simple" xlink:show="embed" xlink:actuate="onLoad"/></draw:frame></text:p><text:p text:style-name="OOoFigureCaption">Figure <text:sequence text:ref-name="refFigure41" text:name="Figure" text:formula="ooow:Figure+1" style:num-format="1">42</text:sequence>: Header dialog</text:p></draw:text-box></draw:frame></text:span></text:p>
      <text:p text:style-name="OOoTextBody"><text:span text:style-name="OOoDefault">From here you can also set the margins, the spacing, and height for the header or footer. You can check the </text:span><text:span text:style-name="OOoStrongEmphasis">AutoFit height</text:span><text:span text:style-name="OOoDefault"> box to automatically adjust the height of the header or footer.</text:span></text:p>
      <text:p text:style-name="OOoDefinitionTerm"><text:soft-page-break/>Margin</text:p>
      <text:p text:style-name="OOoDefinition"><text:span text:style-name="OOoDefault">Changing the size of the left or right margin adjusts how far the header or footer is from the side of the page.</text:span></text:p>
      <text:p text:style-name="OOoDefinitionTerm">Spacing</text:p>
      <text:p text:style-name="OOoDefinition"><text:span text:style-name="OOoDefault">Spacing affects how far above or below the sheet the header or footer will print. So, if spacing is set to 1.00", then there will be 1 inch between the header or footer and the sheet.</text:span></text:p>
      <text:p text:style-name="OOoDefinitionTerm">Height</text:p>
      <text:p text:style-name="OOoDefinition"><text:span text:style-name="OOoDefault">Height affects how big the header or footer will be.</text:span></text:p>
      <text:h text:style-name="OOoHeading_20_3" text:outline-level="4">Header or Footer Appearance</text:h>
      <text:p text:style-name="P15">To change the appearance of the header or footer, click the <text:span text:style-name="OOoMenuPath">More </text:span>button in the header dialog. This opens the Border/Background dialog (<text:sequence-ref text:reference-format="category-and-value" text:ref-name="refFigure42">Figure 43</text:sequence-ref>).</text:p>
      <text:p text:style-name="OOoTextBody">From this dialog you can set the background and border of the header or footer. For more information see Chapter 4 (Using Styles and Templates) in the <text:span text:style-name="OOoEmphasis">Calc Guide</text:span><text:span text:style-name="T12">.</text:span></text:p>
      <text:p text:style-name="P30"><draw:frame draw:style-name="fr7" draw:name="Figure_AOO41GS05_43" text:anchor-type="as-char" svg:width="5.9484in" draw:z-index="29"><draw:text-box fo:min-height="3.9638in"><text:p text:style-name="OOoFigureCaption"><draw:frame draw:style-name="fr50" draw:name="AOO41GS05_054" text:anchor-type="as-char" svg:width="5.9484in" svg:height="3.7244in" draw:z-index="30"><draw:image xlink:href="Pictures/1000000000000252000001DEBAFD35AB.png" xlink:type="simple" xlink:show="embed" xlink:actuate="onLoad"/></draw:frame></text:p><text:p text:style-name="OOoFigureCaption">Figure <text:sequence text:ref-name="refFigure42" text:name="Figure" text:formula="ooow:Figure+1" style:num-format="1">43</text:sequence>: Header/Footer Border/Background</text:p></draw:text-box></draw:frame></text:p>
      <text:h text:style-name="OOoHeading_20_3" text:outline-level="4">Setting the Contents of the Header or Footer</text:h>
      <text:p text:style-name="P16">The header or footer of a Calc spreadsheet has three columns for text. Each column can have different contents.</text:p>
      <text:p text:style-name="OOoTextBody">To set the contents of the header or footer, click the <text:span text:style-name="OOoMenuPath">Edit</text:span><text:span text:style-name="OOoDefault"> button in the header or footer dialog shown in </text:span><text:span text:style-name="OOoDefault"><text:sequence-ref text:reference-format="category-and-value" text:ref-name="refFigure41">Figure 42</text:sequence-ref></text:span><text:span text:style-name="OOoDefault"> to display the dialog shown in </text:span><text:span text:style-name="OOoDefault"><text:sequence-ref text:reference-format="category-and-value" text:ref-name="refFigure43">Figure 44</text:sequence-ref></text:span><text:span text:style-name="OOoDefault">.</text:span></text:p>
      <text:p text:style-name="P17">Areas</text:p>
      <text:p text:style-name="OOoDefinition">Each area in the header or footer is independent and can have different information in it.</text:p>
      <text:p text:style-name="OOoDefinitionTerm"><text:soft-page-break/>Header</text:p>
      <text:p text:style-name="OOoDefinition"><text:span text:style-name="OOoDefault">You can select from several preset choices in the Header drop-down list, or specify a custom header using the buttons below the area boxes. (To format a footer, the choices are the same.)</text:span></text:p>
      <text:p text:style-name="P29"><text:span text:style-name="OOoDefault"><draw:frame draw:style-name="fr7" draw:name="Figure_AOO41GS05_44" text:anchor-type="as-char" svg:width="6.6055in" draw:z-index="31"><draw:text-box fo:min-height="3.1929in"><text:p text:style-name="OOoFigureCaption"><draw:frame draw:style-name="fr51" draw:name="AOO41GS05_055" text:anchor-type="as-char" svg:width="6.6055in" svg:height="2.9984in" draw:z-index="32"><draw:image xlink:href="Pictures/10000000000002BD00000198E12128DA.png" xlink:type="simple" xlink:show="embed" xlink:actuate="onLoad"/></draw:frame></text:p><text:p text:style-name="OOoFigureCaption">Figure <text:sequence text:ref-name="refFigure43" text:name="Figure" text:formula="ooow:Figure+1" style:num-format="1">44</text:sequence>: Edit contents of header or footer</text:p></draw:text-box></draw:frame></text:span></text:p>
      <text:p text:style-name="OOoDefinitionTerm">Custom header</text:p>
      <text:p text:style-name="OOoDefinition">Click in the area (Left, Center, Right) that you want to customize, then use the buttons to add elements or change text attributes.</text:p>
      <text:p text:style-name="P23"><draw:frame draw:style-name="fr52" draw:name="AOO41GS05_056_TextAttributesIcon" text:anchor-type="as-char" svg:y="-0.1874in" svg:width="0.3126in" svg:height="0.2484in" draw:z-index="33"><draw:image xlink:href="Pictures/100000000000001E00000018A47405AB.png" xlink:type="simple" xlink:show="embed" xlink:actuate="onLoad"/></draw:frame> Opens the Text Attributes dialog.</text:p>
      <text:p text:style-name="P23"><draw:frame draw:style-name="fr52" draw:name="AOO41GS05_057_TotalNumberPages" text:anchor-type="as-char" svg:y="-0.2228in" svg:width="0.3126in" svg:height="0.2484in" draw:z-index="34"><draw:image xlink:href="Pictures/100000000000001E0000001879479F74.png" xlink:type="simple" xlink:show="embed" xlink:actuate="onLoad"/></draw:frame> Inserts the total number of pages.</text:p>
      <text:p text:style-name="P24"><draw:frame draw:style-name="fr52" draw:name="AOO41GS05_058_InsertFileName" text:anchor-type="as-char" svg:y="-0.2429in" svg:width="0.3126in" svg:height="0.2484in" draw:z-index="35"><draw:image xlink:href="Pictures/100000000000001E00000018AB5E2C0C.png" xlink:type="simple" xlink:show="embed" xlink:actuate="onLoad"/></draw:frame> Inserts the File Name field.</text:p>
      <text:p text:style-name="P23"><draw:frame draw:style-name="fr52" draw:name="AOO41GS05_059_InsertDateField" text:anchor-type="as-char" svg:y="-0.2634in" svg:width="0.3126in" svg:height="0.2484in" draw:z-index="36"><draw:image xlink:href="Pictures/100000000000001E00000018E9E0B9EB.png" xlink:type="simple" xlink:show="embed" xlink:actuate="onLoad"/></draw:frame> Inserts the Date field.</text:p>
      <text:p text:style-name="P23"><draw:frame draw:style-name="fr52" draw:name="AOO41GS05_060_InsertSheetName" text:anchor-type="as-char" svg:y="-0.2835in" svg:width="0.3126in" svg:height="0.2484in" draw:z-index="37"><draw:image xlink:href="Pictures/100000000000001E000000189A141281.png" xlink:type="simple" xlink:show="embed" xlink:actuate="onLoad"/></draw:frame> Inserts the Sheet Name field.</text:p>
      <text:p text:style-name="P23"><draw:frame draw:style-name="fr52" draw:name="AOO41GS05_061_InsertTimeField" text:anchor-type="as-char" svg:y="-0.2465in" svg:width="0.3126in" svg:height="0.2484in" draw:z-index="38"><draw:image xlink:href="Pictures/100000000000001E000000183BF23057.png" xlink:type="simple" xlink:show="embed" xlink:actuate="onLoad"/></draw:frame> Inserts the Time field.</text:p>
      <text:p text:style-name="P37"><draw:frame draw:style-name="fr52" draw:name="AOO41GS05_062_InsertCurrentPageNumber" text:anchor-type="as-char" svg:y="-0.2252in" svg:width="0.3126in" svg:height="0.2484in" draw:z-index="39"><draw:image xlink:href="Pictures/100000000000001E0000001863F41D8D.png" xlink:type="simple" xlink:show="embed" xlink:actuate="onLoad"/></draw:frame> Inserts the current page numb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Author" style:class="text">
      <style:paragraph-properties loext:contextual-spacing="false" fo:margin-top="0.5902in" fo:margin-bottom="0.0402in" fo:text-align="center" style:justify-single-word="false"/>
      <style:text-properties fo:color="#0e85cd" fo:font-size="44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OOoTextBody" style:next-style-name="OOoTextBody" style:master-page-name="">
      <style:paragraph-properties fo:margin-top="0.6in" fo:margin-bottom="0.0402in" fo:text-align="center" style:justify-single-word="false" fo:orphans="2" fo:widows="2" style:page-number="auto" fo:background-color="transparent" style:shadow="none">
        <style:tab-stops/>
        <style:background-image/>
      </style:paragraph-properties>
      <style:text-properties fo:font-size="24p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4 
Getting Started with Calc</text:title><text:tab/><text:chapter text:display="name" text:outline-level="1"/><text:tab/><text:page-number text:select-page="current"/></text:p>
      </style:footer>
    </style:master-page>
    <style:master-page style:name="OOoFrontMatter" style:page-layout-name="Mpm7">
      <style:footer>
        <text:p text:style-name="MP2"><text:title>Chapter 4 
Getting Started with Calc</text:title> | <text:page-number text:select-page="current"/></text:p>
      </style:footer>
      <style:footer-left>
        <text:p text:style-name="OOoFooter"><text:page-number text:select-page="current"/> | <text:title>Chapter 4 
Getting Started with Calc</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4 Getting Started with Calc</text:chapter> | <text:page-number text:select-page="current">43</text:page-number></text:p>
      </style:footer>
      <style:footer-left>
        <text:p text:style-name="OOoFooter"><text:page-number text:select-page="current">42</text:page-number> | <text:chapter text:display="name" text:outline-level="1">Chapter 4 Getting Started with Calc</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4 
Getting Started with Calc</dc:title>
    <dc:date>2022-11-19T14:25:06.68</dc:date>
    <dc:creator>Keith McKenna</dc:creator>
    <meta:editing-duration>PT23H52M15S</meta:editing-duration>
    <meta:editing-cycles>158</meta:editing-cycles>
    <meta:generator>OpenOffice/4.1.13$Win32 OpenOffice.org_project/4113m1$Build-9810</meta:generator>
    <meta:keyword>Version 4.1</meta:keyword>
    <dc:subject>Apache OpenOffice User Guides</dc:subject>
    <meta:document-statistic meta:table-count="24" meta:image-count="62" meta:object-count="0" meta:page-count="43" meta:paragraph-count="721" meta:word-count="11935" meta:character-count="65130"/>
    <meta:user-defined meta:name="Info 1"/>
    <meta:user-defined meta:name="Info 2"/>
    <meta:user-defined meta:name="Info 3"/>
    <meta:user-defined meta:name="Info 4"/>
    <meta:template xlink:type="simple" xlink:actuate="onRequest" xlink:title="AOOdoc" xlink:href="../../../../../AppData/Roaming/OpenOffice/4/user/template/AOOdoc.ott" meta:date="2022-10-04T17:38:33.95"/>
  </office:meta>
</office:document-meta>
</file>